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OpenSymbol" svg:font-family="OpenSymbol"/>
    <style:font-face style:name="Arial3" svg:font-family="Arial"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Pericles" svg:font-family="Pericles"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2" style:family="table" style:master-page-name="Standard">
      <style:table-properties style:width="6.4931in" fo:margin-left="-0.075in" fo:margin-top="0in" fo:margin-bottom="0in" style:page-number="auto" table:align="left" style:writing-mode="lr-tb"/>
    </style:style>
    <style:style style:name="Table2.A" style:family="table-column">
      <style:table-column-properties style:column-width="6.4931in"/>
    </style:style>
    <style:style style:name="Table2.1" style:family="table-row">
      <style:table-row-properties style:keep-together="true" fo:keep-together="auto"/>
    </style:style>
    <style:style style:name="Table2.A1" style:family="table-cell">
      <style:table-cell-properties fo:padding-left="0.075in" fo:padding-right="0.075in" fo:padding-top="0in" fo:padding-bottom="0in" fo:border="0.0069in solid #00000a"/>
    </style:style>
    <style:style style:name="Table1" style:family="table">
      <style:table-properties style:width="6.3361in" fo:margin-left="0in" fo:margin-top="0in" fo:margin-bottom="0in" table:align="left" style:writing-mode="lr-tb"/>
    </style:style>
    <style:style style:name="Table1.A" style:family="table-column">
      <style:table-column-properties style:column-width="2.1118in"/>
    </style:style>
    <style:style style:name="Table1.B" style:family="table-column">
      <style:table-column-properties style:column-width="2.1104in"/>
    </style:style>
    <style:style style:name="Table1.C" style:family="table-column">
      <style:table-column-properties style:column-width="2.1139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none"/>
    </style:style>
    <style:style style:name="Table6" style:family="table">
      <style:table-properties style:width="2.8715in" fo:margin-left="-0.075in" fo:margin-top="0in" fo:margin-bottom="0in" table:align="left" style:writing-mode="lr-tb"/>
    </style:style>
    <style:style style:name="Table6.A" style:family="table-column">
      <style:table-column-properties style:column-width="1.3681in"/>
    </style:style>
    <style:style style:name="Table6.B" style:family="table-column">
      <style:table-column-properties style:column-width="1.5035in"/>
    </style:style>
    <style:style style:name="Table6.1" style:family="table-row">
      <style:table-row-properties style:keep-together="true" fo:keep-together="auto"/>
    </style:style>
    <style:style style:name="Table6.A1" style:family="table-cell">
      <style:table-cell-properties fo:padding-left="0.075in" fo:padding-right="0.075in" fo:padding-top="0in" fo:padding-bottom="0in" fo:border="0.0069in solid #00000a"/>
    </style:style>
    <style:style style:name="Table3" style:family="table">
      <style:table-properties style:width="0.5347in" fo:margin-left="0in" fo:margin-top="0in" fo:margin-bottom="0in" table:align="left" style:writing-mode="lr-tb"/>
    </style:style>
    <style:style style:name="Table3.A" style:family="table-column">
      <style:table-column-properties style:column-width="0.2563in"/>
    </style:style>
    <style:style style:name="Table3.B" style:family="table-column">
      <style:table-column-properties style:column-width="0.2785in"/>
    </style:style>
    <style:style style:name="Table3.1" style:family="table-row">
      <style:table-row-properties style:keep-together="true" fo:keep-together="auto"/>
    </style:style>
    <style:style style:name="Table3.A1" style:family="table-cell">
      <style:table-cell-properties fo:padding-left="0.075in" fo:padding-right="0.075in" fo:padding-top="0in" fo:padding-bottom="0in" fo:border="none"/>
    </style:style>
    <style:style style:name="Table4" style:family="table">
      <style:table-properties style:width="1.8125in" fo:margin-left="0in" fo:margin-top="0in" fo:margin-bottom="0in" table:align="left" style:writing-mode="lr-tb"/>
    </style:style>
    <style:style style:name="Table4.A" style:family="table-column">
      <style:table-column-properties style:column-width="1.2431in"/>
    </style:style>
    <style:style style:name="Table4.B" style:family="table-column">
      <style:table-column-properties style:column-width="0.3222in"/>
    </style:style>
    <style:style style:name="Table4.C" style:family="table-column">
      <style:table-column-properties style:column-width="0.2472in"/>
    </style:style>
    <style:style style:name="Table4.1" style:family="table-row">
      <style:table-row-properties style:keep-together="true" fo:keep-together="auto"/>
    </style:style>
    <style:style style:name="Table4.A1" style:family="table-cell">
      <style:table-cell-properties fo:padding-left="0.075in" fo:padding-right="0.075in" fo:padding-top="0in" fo:padding-bottom="0in" fo:border="none"/>
    </style:style>
    <style:style style:name="Table5" style:family="table">
      <style:table-properties style:width="2.6951in" fo:margin-left="0in" fo:margin-top="0in" fo:margin-bottom="0in" table:align="left" style:writing-mode="lr-tb"/>
    </style:style>
    <style:style style:name="Table5.A" style:family="table-column">
      <style:table-column-properties style:column-width="0.4667in"/>
    </style:style>
    <style:style style:name="Table5.B" style:family="table-column">
      <style:table-column-properties style:column-width="0.2813in"/>
    </style:style>
    <style:style style:name="Table5.C" style:family="table-column">
      <style:table-column-properties style:column-width="0.1639in"/>
    </style:style>
    <style:style style:name="Table5.D" style:family="table-column">
      <style:table-column-properties style:column-width="0.6271in"/>
    </style:style>
    <style:style style:name="Table5.E" style:family="table-column">
      <style:table-column-properties style:column-width="1.1563in"/>
    </style:style>
    <style:style style:name="Table5.1" style:family="table-row">
      <style:table-row-properties style:keep-together="true" fo:keep-together="auto"/>
    </style:style>
    <style:style style:name="Table5.A1" style:family="table-cell">
      <style:table-cell-properties fo:padding-left="0.075in" fo:padding-right="0.075in" fo:padding-top="0in" fo:padding-bottom="0in" fo:border="none"/>
    </style:style>
    <style:style style:name="Table10" style:family="table">
      <style:table-properties style:width="2.8715in" fo:margin-left="-0.075in" fo:margin-top="0in" fo:margin-bottom="0in" table:align="left" style:writing-mode="lr-tb"/>
    </style:style>
    <style:style style:name="Table10.A" style:family="table-column">
      <style:table-column-properties style:column-width="1.3681in"/>
    </style:style>
    <style:style style:name="Table10.B" style:family="table-column">
      <style:table-column-properties style:column-width="1.5035in"/>
    </style:style>
    <style:style style:name="Table10.1" style:family="table-row">
      <style:table-row-properties style:keep-together="true" fo:keep-together="auto"/>
    </style:style>
    <style:style style:name="Table10.A1" style:family="table-cell">
      <style:table-cell-properties fo:padding-left="0.075in" fo:padding-right="0.075in" fo:padding-top="0in" fo:padding-bottom="0in" fo:border="0.0069in solid #00000a"/>
    </style:style>
    <style:style style:name="Table7" style:family="table">
      <style:table-properties style:width="0.5347in" fo:margin-left="0in" fo:margin-top="0in" fo:margin-bottom="0in" table:align="left" style:writing-mode="lr-tb"/>
    </style:style>
    <style:style style:name="Table7.A" style:family="table-column">
      <style:table-column-properties style:column-width="0.2563in"/>
    </style:style>
    <style:style style:name="Table7.B" style:family="table-column">
      <style:table-column-properties style:column-width="0.2785in"/>
    </style:style>
    <style:style style:name="Table7.1" style:family="table-row">
      <style:table-row-properties style:keep-together="true" fo:keep-together="auto"/>
    </style:style>
    <style:style style:name="Table7.A1" style:family="table-cell">
      <style:table-cell-properties fo:padding-left="0.075in" fo:padding-right="0.075in" fo:padding-top="0in" fo:padding-bottom="0in" fo:border="none"/>
    </style:style>
    <style:style style:name="Table8" style:family="table">
      <style:table-properties style:width="2.0229in" fo:margin-left="0in" fo:margin-top="0in" fo:margin-bottom="0in" table:align="left" style:writing-mode="lr-tb"/>
    </style:style>
    <style:style style:name="Table8.A" style:family="table-column">
      <style:table-column-properties style:column-width="1.2431in"/>
    </style:style>
    <style:style style:name="Table8.B" style:family="table-column">
      <style:table-column-properties style:column-width="0.3326in"/>
    </style:style>
    <style:style style:name="Table8.C" style:family="table-column">
      <style:table-column-properties style:column-width="0.4472in"/>
    </style:style>
    <style:style style:name="Table8.1" style:family="table-row">
      <style:table-row-properties style:keep-together="true" fo:keep-together="auto"/>
    </style:style>
    <style:style style:name="Table8.A1" style:family="table-cell">
      <style:table-cell-properties fo:padding-left="0.075in" fo:padding-right="0.075in" fo:padding-top="0in" fo:padding-bottom="0in" fo:border="none"/>
    </style:style>
    <style:style style:name="Table9" style:family="table">
      <style:table-properties style:width="2.1431in" fo:margin-left="0in" fo:margin-top="0in" fo:margin-bottom="0in" table:align="left" style:writing-mode="lr-tb"/>
    </style:style>
    <style:style style:name="Table9.A" style:family="table-column">
      <style:table-column-properties style:column-width="0.4667in"/>
    </style:style>
    <style:style style:name="Table9.B" style:family="table-column">
      <style:table-column-properties style:column-width="0.2646in"/>
    </style:style>
    <style:style style:name="Table9.C" style:family="table-column">
      <style:table-column-properties style:column-width="0.1639in"/>
    </style:style>
    <style:style style:name="Table9.D" style:family="table-column">
      <style:table-column-properties style:column-width="0.6271in"/>
    </style:style>
    <style:style style:name="Table9.E" style:family="table-column">
      <style:table-column-properties style:column-width="0.6208in"/>
    </style:style>
    <style:style style:name="Table9.1" style:family="table-row">
      <style:table-row-properties style:keep-together="true" fo:keep-together="auto"/>
    </style:style>
    <style:style style:name="Table9.A1" style:family="table-cell">
      <style:table-cell-properties fo:padding-left="0.075in" fo:padding-right="0.075in" fo:padding-top="0in" fo:padding-bottom="0in" fo:border="none"/>
    </style:style>
    <style:style style:name="Table30" style:family="table">
      <style:table-properties style:width="6.4931in" fo:margin-left="-0.075in" fo:margin-top="0in" fo:margin-bottom="0in" table:align="left" style:writing-mode="lr-tb"/>
    </style:style>
    <style:style style:name="Table30.A" style:family="table-column">
      <style:table-column-properties style:column-width="6.4931in"/>
    </style:style>
    <style:style style:name="Table30.1" style:family="table-row">
      <style:table-row-properties style:keep-together="true" fo:keep-together="auto"/>
    </style:style>
    <style:style style:name="Table30.A1" style:family="table-cell">
      <style:table-cell-properties fo:padding-left="0.075in" fo:padding-right="0.075in" fo:padding-top="0in" fo:padding-bottom="0in" fo:border="0.0069in solid #00000a"/>
    </style:style>
    <style:style style:name="Table31" style:family="table">
      <style:table-properties style:width="6.3361in" fo:margin-left="0in" fo:margin-top="0in" fo:margin-bottom="0in" table:align="left" style:writing-mode="lr-tb"/>
    </style:style>
    <style:style style:name="Table31.A" style:family="table-column">
      <style:table-column-properties style:column-width="2.1118in"/>
    </style:style>
    <style:style style:name="Table31.B" style:family="table-column">
      <style:table-column-properties style:column-width="2.1104in"/>
    </style:style>
    <style:style style:name="Table31.C" style:family="table-column">
      <style:table-column-properties style:column-width="2.1139in"/>
    </style:style>
    <style:style style:name="Table31.1" style:family="table-row">
      <style:table-row-properties style:keep-together="true" fo:keep-together="auto"/>
    </style:style>
    <style:style style:name="Table31.A1" style:family="table-cell">
      <style:table-cell-properties fo:padding-left="0.075in" fo:padding-right="0.075in" fo:padding-top="0in" fo:padding-bottom="0in" fo:border="none"/>
    </style:style>
    <style:style style:name="Table12" style:family="table">
      <style:table-properties style:width="6.4931in" fo:margin-left="-0.075in" fo:margin-top="0in" fo:margin-bottom="0in" table:align="left" style:writing-mode="lr-tb"/>
    </style:style>
    <style:style style:name="Table12.A" style:family="table-column">
      <style:table-column-properties style:column-width="6.4931in"/>
    </style:style>
    <style:style style:name="Table12.1" style:family="table-row">
      <style:table-row-properties style:keep-together="true" fo:keep-together="auto"/>
    </style:style>
    <style:style style:name="Table12.A1" style:family="table-cell">
      <style:table-cell-properties fo:padding-left="0.075in" fo:padding-right="0.075in" fo:padding-top="0in" fo:padding-bottom="0in" fo:border="0.0069in solid #00000a"/>
    </style:style>
    <style:style style:name="Table11" style:family="table">
      <style:table-properties style:width="6.3361in" fo:margin-left="0in" fo:margin-top="0in" fo:margin-bottom="0in" table:align="left" style:writing-mode="lr-tb"/>
    </style:style>
    <style:style style:name="Table11.A" style:family="table-column">
      <style:table-column-properties style:column-width="2.1118in"/>
    </style:style>
    <style:style style:name="Table11.B" style:family="table-column">
      <style:table-column-properties style:column-width="2.1104in"/>
    </style:style>
    <style:style style:name="Table11.C" style:family="table-column">
      <style:table-column-properties style:column-width="2.1139in"/>
    </style:style>
    <style:style style:name="Table11.1" style:family="table-row">
      <style:table-row-properties style:keep-together="true" fo:keep-together="auto"/>
    </style:style>
    <style:style style:name="Table11.A1" style:family="table-cell">
      <style:table-cell-properties fo:padding-left="0.075in" fo:padding-right="0.075in" fo:padding-top="0in" fo:padding-bottom="0in" fo:border="none"/>
    </style:style>
    <style:style style:name="Table32" style:family="table">
      <style:table-properties style:width="6.4931in" fo:margin-left="-0.075in" fo:margin-top="0in" fo:margin-bottom="0in" table:align="left" style:writing-mode="lr-tb"/>
    </style:style>
    <style:style style:name="Table32.A" style:family="table-column">
      <style:table-column-properties style:column-width="6.4931in"/>
    </style:style>
    <style:style style:name="Table32.1" style:family="table-row">
      <style:table-row-properties style:keep-together="true" fo:keep-together="auto"/>
    </style:style>
    <style:style style:name="Table32.A1" style:family="table-cell">
      <style:table-cell-properties fo:padding-left="0.075in" fo:padding-right="0.075in" fo:padding-top="0in" fo:padding-bottom="0in" fo:border="0.0069in solid #00000a"/>
    </style:style>
    <style:style style:name="Table33" style:family="table">
      <style:table-properties style:width="6.3361in" fo:margin-left="0in" fo:margin-top="0in" fo:margin-bottom="0in" table:align="left" style:writing-mode="lr-tb"/>
    </style:style>
    <style:style style:name="Table33.A" style:family="table-column">
      <style:table-column-properties style:column-width="2.1118in"/>
    </style:style>
    <style:style style:name="Table33.B" style:family="table-column">
      <style:table-column-properties style:column-width="2.1104in"/>
    </style:style>
    <style:style style:name="Table33.C" style:family="table-column">
      <style:table-column-properties style:column-width="2.1139in"/>
    </style:style>
    <style:style style:name="Table33.1" style:family="table-row">
      <style:table-row-properties style:keep-together="true" fo:keep-together="auto"/>
    </style:style>
    <style:style style:name="Table33.A1" style:family="table-cell">
      <style:table-cell-properties fo:padding-left="0.075in" fo:padding-right="0.075in" fo:padding-top="0in" fo:padding-bottom="0in" fo:border="none"/>
    </style:style>
    <style:style style:name="Table14" style:family="table">
      <style:table-properties style:width="6.4931in" fo:margin-left="-0.075in" fo:margin-top="0in" fo:margin-bottom="0in" table:align="left" style:writing-mode="lr-tb"/>
    </style:style>
    <style:style style:name="Table14.A" style:family="table-column">
      <style:table-column-properties style:column-width="6.4931in"/>
    </style:style>
    <style:style style:name="Table14.1" style:family="table-row">
      <style:table-row-properties style:keep-together="true" fo:keep-together="auto"/>
    </style:style>
    <style:style style:name="Table14.A1" style:family="table-cell">
      <style:table-cell-properties fo:padding-left="0.075in" fo:padding-right="0.075in" fo:padding-top="0in" fo:padding-bottom="0in" fo:border="0.0069in solid #00000a"/>
    </style:style>
    <style:style style:name="Table13" style:family="table">
      <style:table-properties style:width="6.3361in" fo:margin-left="0in" fo:margin-top="0in" fo:margin-bottom="0in" table:align="left" style:writing-mode="lr-tb"/>
    </style:style>
    <style:style style:name="Table13.A" style:family="table-column">
      <style:table-column-properties style:column-width="2.1118in"/>
    </style:style>
    <style:style style:name="Table13.B" style:family="table-column">
      <style:table-column-properties style:column-width="2.1104in"/>
    </style:style>
    <style:style style:name="Table13.C" style:family="table-column">
      <style:table-column-properties style:column-width="2.1139in"/>
    </style:style>
    <style:style style:name="Table13.1" style:family="table-row">
      <style:table-row-properties style:keep-together="true" fo:keep-together="auto"/>
    </style:style>
    <style:style style:name="Table13.A1" style:family="table-cell">
      <style:table-cell-properties fo:padding-left="0.075in" fo:padding-right="0.075in" fo:padding-top="0in" fo:padding-bottom="0in" fo:border="none"/>
    </style:style>
    <style:style style:name="Table16" style:family="table">
      <style:table-properties style:width="6.4931in" fo:margin-left="-0.075in" fo:margin-top="0in" fo:margin-bottom="0in" table:align="left" style:writing-mode="lr-tb"/>
    </style:style>
    <style:style style:name="Table16.A" style:family="table-column">
      <style:table-column-properties style:column-width="6.4931in"/>
    </style:style>
    <style:style style:name="Table16.1" style:family="table-row">
      <style:table-row-properties style:keep-together="true" fo:keep-together="auto"/>
    </style:style>
    <style:style style:name="Table16.A1" style:family="table-cell">
      <style:table-cell-properties fo:padding-left="0.075in" fo:padding-right="0.075in" fo:padding-top="0in" fo:padding-bottom="0in" fo:border="0.0069in solid #00000a"/>
    </style:style>
    <style:style style:name="Table15" style:family="table">
      <style:table-properties style:width="6.3361in" fo:margin-left="0in" fo:margin-top="0in" fo:margin-bottom="0in" table:align="left" style:writing-mode="lr-tb"/>
    </style:style>
    <style:style style:name="Table15.A" style:family="table-column">
      <style:table-column-properties style:column-width="2.1118in"/>
    </style:style>
    <style:style style:name="Table15.B" style:family="table-column">
      <style:table-column-properties style:column-width="2.1104in"/>
    </style:style>
    <style:style style:name="Table15.C" style:family="table-column">
      <style:table-column-properties style:column-width="2.1139in"/>
    </style:style>
    <style:style style:name="Table15.1" style:family="table-row">
      <style:table-row-properties style:keep-together="true" fo:keep-together="auto"/>
    </style:style>
    <style:style style:name="Table15.A1" style:family="table-cell">
      <style:table-cell-properties fo:padding-left="0.075in" fo:padding-right="0.075in" fo:padding-top="0in" fo:padding-bottom="0in" fo:border="none"/>
    </style:style>
    <style:style style:name="Table18" style:family="table">
      <style:table-properties style:width="6.4931in" fo:margin-left="-0.075in" fo:margin-top="0in" fo:margin-bottom="0in" table:align="left" style:writing-mode="lr-tb"/>
    </style:style>
    <style:style style:name="Table18.A" style:family="table-column">
      <style:table-column-properties style:column-width="6.4931in"/>
    </style:style>
    <style:style style:name="Table18.1" style:family="table-row">
      <style:table-row-properties style:keep-together="true" fo:keep-together="auto"/>
    </style:style>
    <style:style style:name="Table18.A1" style:family="table-cell">
      <style:table-cell-properties fo:padding-left="0.075in" fo:padding-right="0.075in" fo:padding-top="0in" fo:padding-bottom="0in" fo:border="0.0069in solid #00000a"/>
    </style:style>
    <style:style style:name="Table17" style:family="table">
      <style:table-properties style:width="6.3361in" fo:margin-left="0in" fo:margin-top="0in" fo:margin-bottom="0in" table:align="left" style:writing-mode="lr-tb"/>
    </style:style>
    <style:style style:name="Table17.A" style:family="table-column">
      <style:table-column-properties style:column-width="2.1118in"/>
    </style:style>
    <style:style style:name="Table17.B" style:family="table-column">
      <style:table-column-properties style:column-width="2.1104in"/>
    </style:style>
    <style:style style:name="Table17.C" style:family="table-column">
      <style:table-column-properties style:column-width="2.1139in"/>
    </style:style>
    <style:style style:name="Table17.1" style:family="table-row">
      <style:table-row-properties style:keep-together="true" fo:keep-together="auto"/>
    </style:style>
    <style:style style:name="Table17.A1" style:family="table-cell">
      <style:table-cell-properties fo:padding-left="0.075in" fo:padding-right="0.075in" fo:padding-top="0in" fo:padding-bottom="0in" fo:border="none"/>
    </style:style>
    <style:style style:name="Table34" style:family="table">
      <style:table-properties style:width="6.4931in" fo:margin-left="-0.075in" fo:margin-top="0in" fo:margin-bottom="0in" table:align="left" style:writing-mode="lr-tb"/>
    </style:style>
    <style:style style:name="Table34.A" style:family="table-column">
      <style:table-column-properties style:column-width="6.4931in"/>
    </style:style>
    <style:style style:name="Table34.1" style:family="table-row">
      <style:table-row-properties style:keep-together="true" fo:keep-together="auto"/>
    </style:style>
    <style:style style:name="Table34.A1" style:family="table-cell">
      <style:table-cell-properties fo:padding-left="0.075in" fo:padding-right="0.075in" fo:padding-top="0in" fo:padding-bottom="0in" fo:border="0.0069in solid #00000a"/>
    </style:style>
    <style:style style:name="Table35" style:family="table">
      <style:table-properties style:width="6.3361in" fo:margin-left="0in" fo:margin-top="0in" fo:margin-bottom="0in" table:align="left" style:writing-mode="lr-tb"/>
    </style:style>
    <style:style style:name="Table35.A" style:family="table-column">
      <style:table-column-properties style:column-width="2.1118in"/>
    </style:style>
    <style:style style:name="Table35.B" style:family="table-column">
      <style:table-column-properties style:column-width="2.1104in"/>
    </style:style>
    <style:style style:name="Table35.C" style:family="table-column">
      <style:table-column-properties style:column-width="2.1139in"/>
    </style:style>
    <style:style style:name="Table35.1" style:family="table-row">
      <style:table-row-properties style:keep-together="true" fo:keep-together="auto"/>
    </style:style>
    <style:style style:name="Table35.A1" style:family="table-cell">
      <style:table-cell-properties fo:padding-left="0.075in" fo:padding-right="0.075in" fo:padding-top="0in" fo:padding-bottom="0in" fo:border="none"/>
    </style:style>
    <style:style style:name="Table35.2" style:family="table-row">
      <style:table-row-properties style:min-row-height="0.5458in" style:keep-together="true" fo:keep-together="auto"/>
    </style:style>
    <style:style style:name="Table20" style:family="table">
      <style:table-properties style:width="6.4931in" fo:margin-left="-0.075in" fo:margin-top="0in" fo:margin-bottom="0in" table:align="left" style:writing-mode="lr-tb"/>
    </style:style>
    <style:style style:name="Table20.A" style:family="table-column">
      <style:table-column-properties style:column-width="6.4931in"/>
    </style:style>
    <style:style style:name="Table20.1" style:family="table-row">
      <style:table-row-properties style:keep-together="true" fo:keep-together="auto"/>
    </style:style>
    <style:style style:name="Table20.A1" style:family="table-cell">
      <style:table-cell-properties fo:padding-left="0.075in" fo:padding-right="0.075in" fo:padding-top="0in" fo:padding-bottom="0in" fo:border="0.0069in solid #00000a"/>
    </style:style>
    <style:style style:name="Table19" style:family="table">
      <style:table-properties style:width="6.3361in" fo:margin-left="0in" fo:margin-top="0in" fo:margin-bottom="0in" table:align="left" style:writing-mode="lr-tb"/>
    </style:style>
    <style:style style:name="Table19.A" style:family="table-column">
      <style:table-column-properties style:column-width="2.1118in"/>
    </style:style>
    <style:style style:name="Table19.B" style:family="table-column">
      <style:table-column-properties style:column-width="2.1104in"/>
    </style:style>
    <style:style style:name="Table19.C" style:family="table-column">
      <style:table-column-properties style:column-width="2.1139in"/>
    </style:style>
    <style:style style:name="Table19.1" style:family="table-row">
      <style:table-row-properties style:keep-together="true" fo:keep-together="auto"/>
    </style:style>
    <style:style style:name="Table19.A1" style:family="table-cell">
      <style:table-cell-properties fo:padding-left="0.075in" fo:padding-right="0.075in" fo:padding-top="0in" fo:padding-bottom="0in" fo:border="none"/>
    </style:style>
    <style:style style:name="Table22" style:family="table">
      <style:table-properties style:width="6.4931in" fo:margin-left="-0.075in" fo:margin-top="0in" fo:margin-bottom="0in" table:align="left" style:writing-mode="lr-tb"/>
    </style:style>
    <style:style style:name="Table22.A" style:family="table-column">
      <style:table-column-properties style:column-width="6.4931in"/>
    </style:style>
    <style:style style:name="Table22.1" style:family="table-row">
      <style:table-row-properties style:keep-together="true" fo:keep-together="auto"/>
    </style:style>
    <style:style style:name="Table22.A1" style:family="table-cell">
      <style:table-cell-properties fo:padding-left="0.075in" fo:padding-right="0.075in" fo:padding-top="0in" fo:padding-bottom="0in" fo:border="0.0069in solid #00000a"/>
    </style:style>
    <style:style style:name="Table21" style:family="table">
      <style:table-properties style:width="6.3361in" fo:margin-left="0in" fo:margin-top="0in" fo:margin-bottom="0in" table:align="left" style:writing-mode="lr-tb"/>
    </style:style>
    <style:style style:name="Table21.A" style:family="table-column">
      <style:table-column-properties style:column-width="2.1118in"/>
    </style:style>
    <style:style style:name="Table21.B" style:family="table-column">
      <style:table-column-properties style:column-width="2.1104in"/>
    </style:style>
    <style:style style:name="Table21.C" style:family="table-column">
      <style:table-column-properties style:column-width="2.1139in"/>
    </style:style>
    <style:style style:name="Table21.1" style:family="table-row">
      <style:table-row-properties style:keep-together="true" fo:keep-together="auto"/>
    </style:style>
    <style:style style:name="Table21.A1" style:family="table-cell">
      <style:table-cell-properties fo:padding-left="0.075in" fo:padding-right="0.075in" fo:padding-top="0in" fo:padding-bottom="0in" fo:border="none"/>
    </style:style>
    <style:style style:name="Table24" style:family="table">
      <style:table-properties style:width="6.4931in" fo:margin-left="-0.075in" fo:margin-top="0in" fo:margin-bottom="0in" table:align="left" style:writing-mode="lr-tb"/>
    </style:style>
    <style:style style:name="Table24.A" style:family="table-column">
      <style:table-column-properties style:column-width="6.4931in"/>
    </style:style>
    <style:style style:name="Table24.1" style:family="table-row">
      <style:table-row-properties style:keep-together="true" fo:keep-together="auto"/>
    </style:style>
    <style:style style:name="Table24.A1" style:family="table-cell">
      <style:table-cell-properties fo:padding-left="0.075in" fo:padding-right="0.075in" fo:padding-top="0in" fo:padding-bottom="0in" fo:border="0.0069in solid #00000a"/>
    </style:style>
    <style:style style:name="Table23" style:family="table">
      <style:table-properties style:width="6.3361in" fo:margin-left="0in" fo:margin-top="0in" fo:margin-bottom="0in" table:align="left" style:writing-mode="lr-tb"/>
    </style:style>
    <style:style style:name="Table23.A" style:family="table-column">
      <style:table-column-properties style:column-width="2.1118in"/>
    </style:style>
    <style:style style:name="Table23.B" style:family="table-column">
      <style:table-column-properties style:column-width="2.1104in"/>
    </style:style>
    <style:style style:name="Table23.C" style:family="table-column">
      <style:table-column-properties style:column-width="2.1139in"/>
    </style:style>
    <style:style style:name="Table23.1" style:family="table-row">
      <style:table-row-properties style:keep-together="true" fo:keep-together="auto"/>
    </style:style>
    <style:style style:name="Table23.A1" style:family="table-cell">
      <style:table-cell-properties fo:padding-left="0.075in" fo:padding-right="0.075in" fo:padding-top="0in" fo:padding-bottom="0in" fo:border="none"/>
    </style:style>
    <style:style style:name="Table26" style:family="table">
      <style:table-properties style:width="6.4931in" fo:margin-left="-0.075in" fo:margin-top="0in" fo:margin-bottom="0in" table:align="left" style:writing-mode="lr-tb"/>
    </style:style>
    <style:style style:name="Table26.A" style:family="table-column">
      <style:table-column-properties style:column-width="6.4931in"/>
    </style:style>
    <style:style style:name="Table26.1" style:family="table-row">
      <style:table-row-properties style:keep-together="true" fo:keep-together="auto"/>
    </style:style>
    <style:style style:name="Table26.A1" style:family="table-cell">
      <style:table-cell-properties fo:padding-left="0.075in" fo:padding-right="0.075in" fo:padding-top="0in" fo:padding-bottom="0in" fo:border="0.0069in solid #00000a"/>
    </style:style>
    <style:style style:name="Table25" style:family="table">
      <style:table-properties style:width="6.3361in" fo:margin-left="0in" fo:margin-top="0in" fo:margin-bottom="0in" table:align="left" style:writing-mode="lr-tb"/>
    </style:style>
    <style:style style:name="Table25.A" style:family="table-column">
      <style:table-column-properties style:column-width="2.1118in"/>
    </style:style>
    <style:style style:name="Table25.B" style:family="table-column">
      <style:table-column-properties style:column-width="2.1104in"/>
    </style:style>
    <style:style style:name="Table25.C" style:family="table-column">
      <style:table-column-properties style:column-width="2.1139in"/>
    </style:style>
    <style:style style:name="Table25.1" style:family="table-row">
      <style:table-row-properties style:keep-together="true" fo:keep-together="auto"/>
    </style:style>
    <style:style style:name="Table25.A1" style:family="table-cell">
      <style:table-cell-properties fo:padding-left="0.075in" fo:padding-right="0.075in" fo:padding-top="0in" fo:padding-bottom="0in" fo:border="none"/>
    </style:style>
    <style:style style:name="Table28" style:family="table">
      <style:table-properties style:width="6.4931in" fo:margin-left="-0.075in" fo:margin-top="0in" fo:margin-bottom="0in" table:align="left" style:writing-mode="lr-tb"/>
    </style:style>
    <style:style style:name="Table28.A" style:family="table-column">
      <style:table-column-properties style:column-width="6.4931in"/>
    </style:style>
    <style:style style:name="Table28.1" style:family="table-row">
      <style:table-row-properties style:keep-together="true" fo:keep-together="auto"/>
    </style:style>
    <style:style style:name="Table28.A1" style:family="table-cell">
      <style:table-cell-properties fo:padding-left="0.075in" fo:padding-right="0.075in" fo:padding-top="0in" fo:padding-bottom="0in" fo:border="0.0069in solid #00000a"/>
    </style:style>
    <style:style style:name="Table27" style:family="table">
      <style:table-properties style:width="6.3361in" fo:margin-left="0in" fo:margin-top="0in" fo:margin-bottom="0in" table:align="left" style:writing-mode="lr-tb"/>
    </style:style>
    <style:style style:name="Table27.A" style:family="table-column">
      <style:table-column-properties style:column-width="2.1118in"/>
    </style:style>
    <style:style style:name="Table27.B" style:family="table-column">
      <style:table-column-properties style:column-width="2.1104in"/>
    </style:style>
    <style:style style:name="Table27.C" style:family="table-column">
      <style:table-column-properties style:column-width="2.1139in"/>
    </style:style>
    <style:style style:name="Table27.1" style:family="table-row">
      <style:table-row-properties style:keep-together="true" fo:keep-together="auto"/>
    </style:style>
    <style:style style:name="Table27.A1" style:family="table-cell">
      <style:table-cell-properties fo:padding-left="0.075in" fo:padding-right="0.075in" fo:padding-top="0in" fo:padding-bottom="0in" fo:border="none"/>
    </style:style>
    <style:style style:name="Table38" style:family="table">
      <style:table-properties style:width="6.4931in" fo:margin-left="-0.075in" fo:margin-top="0in" fo:margin-bottom="0in" table:align="left" style:writing-mode="lr-tb"/>
    </style:style>
    <style:style style:name="Table38.A" style:family="table-column">
      <style:table-column-properties style:column-width="6.4931in"/>
    </style:style>
    <style:style style:name="Table38.1" style:family="table-row">
      <style:table-row-properties style:keep-together="true" fo:keep-together="auto"/>
    </style:style>
    <style:style style:name="Table38.A1" style:family="table-cell">
      <style:table-cell-properties fo:padding-left="0.075in" fo:padding-right="0.075in" fo:padding-top="0in" fo:padding-bottom="0in" fo:border="0.0069in solid #00000a"/>
    </style:style>
    <style:style style:name="Table39" style:family="table">
      <style:table-properties style:width="6.3361in" fo:margin-left="0in" fo:margin-top="0in" fo:margin-bottom="0in" table:align="left" style:writing-mode="lr-tb"/>
    </style:style>
    <style:style style:name="Table39.A" style:family="table-column">
      <style:table-column-properties style:column-width="2.1118in"/>
    </style:style>
    <style:style style:name="Table39.B" style:family="table-column">
      <style:table-column-properties style:column-width="2.1104in"/>
    </style:style>
    <style:style style:name="Table39.C" style:family="table-column">
      <style:table-column-properties style:column-width="2.1139in"/>
    </style:style>
    <style:style style:name="Table39.1" style:family="table-row">
      <style:table-row-properties style:keep-together="true" fo:keep-together="auto"/>
    </style:style>
    <style:style style:name="Table39.A1" style:family="table-cell">
      <style:table-cell-properties fo:padding-left="0.075in" fo:padding-right="0.075in" fo:padding-top="0in" fo:padding-bottom="0in" fo:border="none"/>
    </style:style>
    <style:style style:name="Table29" style:family="table">
      <style:table-properties style:width="6.6569in" fo:margin-left="-0.075in" fo:margin-top="0in" fo:margin-bottom="0in" table:align="left" style:writing-mode="lr-tb"/>
    </style:style>
    <style:style style:name="Table29.A" style:family="table-column">
      <style:table-column-properties style:column-width="1.1965in"/>
    </style:style>
    <style:style style:name="Table29.B" style:family="table-column">
      <style:table-column-properties style:column-width="5.4604in"/>
    </style:style>
    <style:style style:name="Table29.1" style:family="table-row">
      <style:table-row-properties style:keep-together="true" fo:keep-together="auto"/>
    </style:style>
    <style:style style:name="Table29.A1" style:family="table-cell">
      <style:table-cell-properties fo:padding-left="0.075in" fo:padding-right="0.075in" fo:padding-top="0in" fo:padding-bottom="0in" fo:border="0.0069in solid #00000a"/>
    </style:style>
    <style:style style:name="Table29.A4" style:family="table-cell">
      <style:table-cell-properties fo:padding-left="0.075in" fo:padding-right="0.075in" fo:padding-top="0in" fo:padding-bottom="0in" fo:border-left="0.0069in solid #00000a" fo:border-right="0.0069in solid #00000a" fo:border-top="none" fo:border-bottom="0.0069in solid #00000a"/>
    </style:style>
    <style:style style:name="Table36" style:family="table">
      <style:table-properties style:width="6.4931in" fo:margin-left="-0.075in" fo:margin-top="0in" fo:margin-bottom="0in" table:align="left" style:writing-mode="lr-tb"/>
    </style:style>
    <style:style style:name="Table36.A" style:family="table-column">
      <style:table-column-properties style:column-width="6.4931in"/>
    </style:style>
    <style:style style:name="Table36.1" style:family="table-row">
      <style:table-row-properties style:keep-together="true" fo:keep-together="auto"/>
    </style:style>
    <style:style style:name="Table36.A1" style:family="table-cell">
      <style:table-cell-properties fo:padding-left="0.075in" fo:padding-right="0.075in" fo:padding-top="0in" fo:padding-bottom="0in" fo:border="0.0069in solid #00000a"/>
    </style:style>
    <style:style style:name="Table37" style:family="table">
      <style:table-properties style:width="6.3361in" fo:margin-left="0in" fo:margin-top="0in" fo:margin-bottom="0in" table:align="left" style:writing-mode="lr-tb"/>
    </style:style>
    <style:style style:name="Table37.A" style:family="table-column">
      <style:table-column-properties style:column-width="2.1118in"/>
    </style:style>
    <style:style style:name="Table37.B" style:family="table-column">
      <style:table-column-properties style:column-width="2.1104in"/>
    </style:style>
    <style:style style:name="Table37.C" style:family="table-column">
      <style:table-column-properties style:column-width="2.1139in"/>
    </style:style>
    <style:style style:name="Table37.1" style:family="table-row">
      <style:table-row-properties style:keep-together="true" fo:keep-together="auto"/>
    </style:style>
    <style:style style:name="Table37.A1" style:family="table-cell">
      <style:table-cell-properties fo:padding-left="0.075in" fo:padding-right="0.075in" fo:padding-top="0in" fo:padding-bottom="0in" fo:border="none"/>
    </style:style>
    <style:style style:name="P1" style:family="paragraph" style:parent-style-name="Standard">
      <style:text-properties style:font-name="Pericles" fo:font-size="8pt" style:font-size-asian="8pt" style:font-size-complex="8pt"/>
    </style:style>
    <style:style style:name="P2" style:family="paragraph" style:parent-style-name="Standard">
      <style:text-properties style:font-name="Pericles" fo:font-size="8pt" fo:font-weight="bold" style:font-size-asian="8pt" style:font-weight-asian="bold" style:font-size-complex="8pt"/>
    </style:style>
    <style:style style:name="P3" style:family="paragraph" style:parent-style-name="Standard">
      <style:paragraph-properties fo:margin-top="0in" fo:margin-bottom="0in" fo:line-height="100%"/>
    </style:style>
    <style:style style:name="P4" style:family="paragraph" style:parent-style-name="Standard">
      <style:paragraph-properties fo:margin-top="0in" fo:margin-bottom="0in" fo:line-height="100%"/>
      <style:text-properties style:font-name="Pericles" fo:font-size="8pt" style:font-size-asian="8pt" style:font-size-complex="8pt"/>
    </style:style>
    <style:style style:name="P5" style:family="paragraph" style:parent-style-name="Standard">
      <style:paragraph-properties fo:margin-top="0in" fo:margin-bottom="0in" fo:line-height="100%" fo:text-align="end" style:justify-single-word="false"/>
      <style:text-properties style:font-name="Pericles" fo:font-size="8pt" style:font-size-asian="8pt" style:font-size-complex="8pt"/>
    </style:style>
    <style:style style:name="P6" style:family="paragraph" style:parent-style-name="Standard">
      <style:paragraph-properties fo:margin-top="0in" fo:margin-bottom="0in" fo:line-height="100%"/>
      <style:text-properties style:font-name="Pericles" fo:font-size="8pt" style:font-size-asian="8pt" style:font-size-complex="10pt"/>
    </style:style>
    <style:style style:name="P7" style:family="paragraph" style:parent-style-name="Standard">
      <style:paragraph-properties fo:margin-top="0in" fo:margin-bottom="0in" fo:line-height="100%"/>
      <style:text-properties style:font-name="Pericles" fo:font-size="8pt" style:font-size-asian="8pt"/>
    </style:style>
    <style:style style:name="P8" style:family="paragraph" style:parent-style-name="Standard">
      <style:paragraph-properties fo:margin-top="0in" fo:margin-bottom="0in" fo:line-height="100%"/>
      <style:text-properties style:font-name="Pericles" fo:font-size="8pt" fo:font-weight="bold" style:font-size-asian="8pt" style:font-weight-asian="bold" style:font-size-complex="8pt"/>
    </style:style>
    <style:style style:name="P9" style:family="paragraph" style:parent-style-name="Standard">
      <style:paragraph-properties fo:margin-top="0in" fo:margin-bottom="0in" fo:line-height="100%"/>
      <style:text-properties style:font-name="Pericles" fo:font-size="10pt" fo:font-weight="bold" style:font-size-asian="10pt" style:font-weight-asian="bold" style:font-size-complex="8pt"/>
    </style:style>
    <style:style style:name="P10" style:family="paragraph" style:parent-style-name="List_20_Paragraph">
      <style:paragraph-properties fo:margin-left="0.25in" fo:margin-right="0in" fo:margin-top="0in" fo:margin-bottom="0in" fo:line-height="100%" fo:text-indent="0in" style:auto-text-indent="false"/>
      <style:text-properties style:font-name="Pericles" fo:font-size="8pt" style:font-size-asian="8pt" style:font-size-complex="8pt"/>
    </style:style>
    <style:style style:name="P11" style:family="paragraph" style:parent-style-name="List_20_Paragraph">
      <style:paragraph-properties fo:margin-left="0.25in" fo:margin-right="0in" fo:margin-top="0in" fo:margin-bottom="0in" fo:line-height="100%" fo:text-indent="0in" style:auto-text-indent="false"/>
      <style:text-properties style:font-name="Pericles" fo:font-size="8pt" fo:font-style="normal" style:font-size-asian="8pt" style:font-style-asian="normal" style:font-size-complex="8pt" style:font-style-complex="normal"/>
    </style:style>
    <style:style style:name="P12" style:family="paragraph" style:parent-style-name="List_20_Paragraph">
      <style:paragraph-properties fo:margin-left="0in" fo:margin-right="0in" fo:margin-top="0in" fo:margin-bottom="0in" fo:line-height="100%" fo:text-indent="0in" style:auto-text-indent="false"/>
      <style:text-properties style:font-name="Pericles" fo:font-size="8pt" style:font-size-asian="8pt" style:font-size-complex="8pt"/>
    </style:style>
    <style:style style:name="P13" style:family="paragraph" style:parent-style-name="Standard">
      <style:text-properties style:font-name="Pericles" fo:font-size="8pt" fo:font-weight="bold" style:font-size-asian="8pt" style:font-weight-asian="bold" style:font-size-complex="8pt"/>
    </style:style>
    <style:style style:name="P14" style:family="paragraph" style:parent-style-name="Standard">
      <style:text-properties style:font-name="Pericles" fo:font-size="8pt" style:font-size-asian="8pt" style:font-size-complex="8pt"/>
    </style:style>
    <style:style style:name="P15" style:family="paragraph" style:parent-style-name="Standard">
      <style:paragraph-properties fo:margin-top="0in" fo:margin-bottom="0in" fo:line-height="100%"/>
      <style:text-properties style:font-name="Pericles" fo:font-size="8pt" style:font-size-asian="8pt" style:font-size-complex="8pt"/>
    </style:style>
    <style:style style:name="P16" style:family="paragraph" style:parent-style-name="Standard" style:list-style-name="L1">
      <style:paragraph-properties fo:margin-top="0in" fo:margin-bottom="0in" fo:line-height="100%"/>
      <style:text-properties style:font-name="Pericles" fo:font-size="8pt" style:font-size-asian="8pt" style:font-size-complex="8pt"/>
    </style:style>
    <style:style style:name="P17" style:family="paragraph" style:parent-style-name="Standard">
      <style:paragraph-properties fo:margin-top="0in" fo:margin-bottom="0in" fo:line-height="100%"/>
      <style:text-properties style:font-name="Pericles" fo:font-size="8pt" fo:font-weight="bold" style:font-size-asian="8pt" style:font-weight-asian="bold" style:font-size-complex="8pt"/>
    </style:style>
    <style:style style:name="P18" style:family="paragraph" style:parent-style-name="Standard">
      <style:paragraph-properties fo:margin-top="0in" fo:margin-bottom="0in" fo:line-height="100%"/>
    </style:style>
    <style:style style:name="P19" style:family="paragraph" style:parent-style-name="List_20_Paragraph" style:list-style-name="WWNum2">
      <style:paragraph-properties fo:margin-top="0in" fo:margin-bottom="0in" fo:line-height="100%"/>
      <style:text-properties style:font-name="Pericles" fo:font-size="8pt" style:font-size-asian="8pt" style:font-size-complex="8pt"/>
    </style:style>
    <style:style style:name="P20" style:family="paragraph" style:parent-style-name="List_20_Paragraph" style:list-style-name="WWNum4">
      <style:paragraph-properties fo:margin-top="0in" fo:margin-bottom="0in" fo:line-height="100%"/>
      <style:text-properties style:font-name="Pericles" fo:font-size="8pt" style:font-size-asian="8pt" style:font-size-complex="8pt"/>
    </style:style>
    <style:style style:name="P21" style:family="paragraph" style:parent-style-name="List_20_Paragraph" style:list-style-name="WWNum21">
      <style:paragraph-properties fo:margin-top="0in" fo:margin-bottom="0in" fo:line-height="100%"/>
      <style:text-properties style:font-name="Pericles" fo:font-size="8pt" style:font-size-asian="8pt" style:font-size-complex="8pt"/>
    </style:style>
    <style:style style:name="P22" style:family="paragraph" style:parent-style-name="List_20_Paragraph" style:list-style-name="WWNum23">
      <style:paragraph-properties fo:margin-top="0in" fo:margin-bottom="0in" fo:line-height="100%"/>
      <style:text-properties style:font-name="Pericles" fo:font-size="8pt" style:font-size-asian="8pt" style:font-size-complex="8pt"/>
    </style:style>
    <style:style style:name="P23" style:family="paragraph" style:parent-style-name="List_20_Paragraph" style:list-style-name="WWNum22">
      <style:paragraph-properties fo:margin-top="0in" fo:margin-bottom="0in" fo:line-height="100%"/>
      <style:text-properties style:font-name="Pericles" fo:font-size="8pt" style:font-size-asian="8pt" style:font-size-complex="8pt"/>
    </style:style>
    <style:style style:name="P24" style:family="paragraph" style:parent-style-name="List_20_Paragraph" style:list-style-name="WWNum24">
      <style:paragraph-properties fo:margin-top="0in" fo:margin-bottom="0in" fo:line-height="100%"/>
      <style:text-properties style:font-name="Pericles" fo:font-size="8pt" style:font-size-asian="8pt" style:font-size-complex="8pt"/>
    </style:style>
    <style:style style:name="P25" style:family="paragraph" style:parent-style-name="List_20_Paragraph" style:list-style-name="WWNum14">
      <style:paragraph-properties fo:margin-top="0in" fo:margin-bottom="0in" fo:line-height="100%"/>
      <style:text-properties style:font-name="Pericles" fo:font-size="8pt" style:font-size-asian="8pt" style:font-size-complex="8pt"/>
    </style:style>
    <style:style style:name="P26" style:family="paragraph" style:parent-style-name="List_20_Paragraph" style:list-style-name="WWNum10">
      <style:paragraph-properties fo:margin-top="0in" fo:margin-bottom="0in" fo:line-height="100%"/>
      <style:text-properties style:font-name="Pericles" fo:font-size="8pt" style:font-size-asian="8pt" style:font-size-complex="8pt"/>
    </style:style>
    <style:style style:name="P27" style:family="paragraph" style:parent-style-name="List_20_Paragraph" style:list-style-name="WWNum19">
      <style:paragraph-properties fo:margin-top="0in" fo:margin-bottom="0in" fo:line-height="100%"/>
      <style:text-properties style:font-name="Pericles" fo:font-size="8pt" style:font-size-asian="8pt" style:font-size-complex="8pt"/>
    </style:style>
    <style:style style:name="P28" style:family="paragraph" style:parent-style-name="List_20_Paragraph" style:list-style-name="WWNum9">
      <style:paragraph-properties fo:margin-top="0in" fo:margin-bottom="0in" fo:line-height="100%"/>
      <style:text-properties style:font-name="Pericles" fo:font-size="8pt" style:font-size-asian="8pt" style:font-size-complex="8pt"/>
    </style:style>
    <style:style style:name="P29" style:family="paragraph" style:parent-style-name="List_20_Paragraph" style:list-style-name="WWNum16">
      <style:paragraph-properties fo:margin-top="0in" fo:margin-bottom="0in" fo:line-height="100%"/>
      <style:text-properties style:font-name="Pericles" fo:font-size="8pt" style:font-size-asian="8pt" style:font-size-complex="8pt"/>
    </style:style>
    <style:style style:name="P30" style:family="paragraph" style:parent-style-name="List_20_Paragraph" style:list-style-name="WWNum17">
      <style:paragraph-properties fo:margin-top="0in" fo:margin-bottom="0in" fo:line-height="100%"/>
      <style:text-properties style:font-name="Pericles" fo:font-size="8pt" style:font-size-asian="8pt" style:font-size-complex="8pt"/>
    </style:style>
    <style:style style:name="P31" style:family="paragraph" style:parent-style-name="List_20_Paragraph" style:list-style-name="WWNum20">
      <style:paragraph-properties fo:margin-top="0in" fo:margin-bottom="0in" fo:line-height="100%"/>
      <style:text-properties style:font-name="Pericles" fo:font-size="8pt" style:font-size-asian="8pt" style:font-size-complex="8pt"/>
    </style:style>
    <style:style style:name="P32" style:family="paragraph" style:parent-style-name="List_20_Paragraph" style:list-style-name="WWNum33">
      <style:paragraph-properties fo:margin-top="0in" fo:margin-bottom="0in" fo:line-height="100%"/>
      <style:text-properties style:font-name="Pericles" fo:font-size="8pt" style:font-size-asian="8pt" style:font-size-complex="8pt"/>
    </style:style>
    <style:style style:name="P33" style:family="paragraph" style:parent-style-name="List_20_Paragraph" style:list-style-name="WWNum12">
      <style:paragraph-properties fo:margin-top="0in" fo:margin-bottom="0in" fo:line-height="100%"/>
      <style:text-properties style:font-name="Pericles" fo:font-size="8pt" style:font-size-asian="8pt" style:font-size-complex="8pt"/>
    </style:style>
    <style:style style:name="P34" style:family="paragraph" style:parent-style-name="List_20_Paragraph" style:list-style-name="WWNum31">
      <style:paragraph-properties fo:margin-top="0in" fo:margin-bottom="0in" fo:line-height="100%"/>
      <style:text-properties style:font-name="Pericles" fo:font-size="8pt" style:font-size-asian="8pt" style:font-size-complex="8pt"/>
    </style:style>
    <style:style style:name="P35" style:family="paragraph" style:parent-style-name="List_20_Paragraph" style:list-style-name="WWNum36">
      <style:paragraph-properties fo:margin-top="0in" fo:margin-bottom="0in" fo:line-height="100%"/>
      <style:text-properties style:font-name="Pericles" fo:font-size="8pt" style:font-size-asian="8pt" style:font-size-complex="8pt"/>
    </style:style>
    <style:style style:name="P36" style:family="paragraph" style:parent-style-name="List_20_Paragraph" style:list-style-name="WWNum11">
      <style:paragraph-properties fo:margin-top="0in" fo:margin-bottom="0in" fo:line-height="100%"/>
      <style:text-properties style:font-name="Pericles" fo:font-size="8pt" style:font-size-asian="8pt" style:font-size-complex="8pt"/>
    </style:style>
    <style:style style:name="P37" style:family="paragraph" style:parent-style-name="List_20_Paragraph" style:list-style-name="WWNum25">
      <style:paragraph-properties fo:margin-top="0in" fo:margin-bottom="0in" fo:line-height="100%"/>
      <style:text-properties style:font-name="Pericles" fo:font-size="8pt" style:font-size-asian="8pt" style:font-size-complex="8pt"/>
    </style:style>
    <style:style style:name="P38" style:family="paragraph" style:parent-style-name="List_20_Paragraph" style:list-style-name="WWNum29">
      <style:paragraph-properties fo:margin-top="0in" fo:margin-bottom="0in" fo:line-height="100%"/>
      <style:text-properties style:font-name="Pericles" fo:font-size="8pt" style:font-size-asian="8pt" style:font-size-complex="10pt"/>
    </style:style>
    <style:style style:name="P39" style:family="paragraph" style:parent-style-name="List_20_Paragraph" style:list-style-name="WWNum27">
      <style:paragraph-properties fo:margin-top="0in" fo:margin-bottom="0in" fo:line-height="100%"/>
      <style:text-properties style:font-name="Pericles" fo:font-size="8pt" style:font-size-asian="8pt" style:font-size-complex="10pt"/>
    </style:style>
    <style:style style:name="P40" style:family="paragraph" style:parent-style-name="List_20_Paragraph" style:list-style-name="WWNum30">
      <style:paragraph-properties fo:margin-top="0in" fo:margin-bottom="0in" fo:line-height="100%"/>
      <style:text-properties style:font-name="Pericles" fo:font-size="8pt" style:font-size-asian="8pt" style:font-size-complex="10pt"/>
    </style:style>
    <style:style style:name="P41" style:family="paragraph" style:parent-style-name="List_20_Paragraph" style:list-style-name="WWNum35">
      <style:paragraph-properties fo:margin-top="0in" fo:margin-bottom="0in" fo:line-height="100%"/>
      <style:text-properties style:font-name="Pericles" fo:font-size="8pt" style:font-size-asian="8pt" style:font-size-complex="10pt"/>
    </style:style>
    <style:style style:name="P42" style:family="paragraph" style:parent-style-name="List_20_Paragraph" style:list-style-name="WWNum9">
      <style:paragraph-properties fo:margin-top="0in" fo:margin-bottom="0in" fo:line-height="100%"/>
      <style:text-properties style:font-name="Pericles" fo:font-size="8pt" style:font-size-asian="8pt" style:font-size-complex="10pt"/>
    </style:style>
    <style:style style:name="P43" style:family="paragraph" style:parent-style-name="List_20_Paragraph" style:list-style-name="WWNum37">
      <style:paragraph-properties fo:margin-top="0in" fo:margin-bottom="0in" fo:line-height="100%"/>
      <style:text-properties style:font-name="Pericles" fo:font-size="8pt" style:font-size-asian="8pt" style:font-size-complex="10pt"/>
    </style:style>
    <style:style style:name="P44" style:family="paragraph" style:parent-style-name="List_20_Paragraph" style:list-style-name="WWNum18">
      <style:paragraph-properties fo:margin-top="0in" fo:margin-bottom="0in" fo:line-height="100%"/>
      <style:text-properties style:font-name="Pericles" fo:font-size="8pt" style:font-size-asian="8pt" style:font-size-complex="10pt"/>
    </style:style>
    <style:style style:name="P45" style:family="paragraph" style:parent-style-name="List_20_Paragraph" style:list-style-name="WWNum28">
      <style:paragraph-properties fo:margin-top="0in" fo:margin-bottom="0in" fo:line-height="100%"/>
      <style:text-properties style:font-name="Pericles" fo:font-size="8pt" style:font-size-asian="8pt" style:font-size-complex="10pt"/>
    </style:style>
    <style:style style:name="P46" style:family="paragraph" style:parent-style-name="List_20_Paragraph" style:list-style-name="WWNum32">
      <style:paragraph-properties fo:margin-top="0in" fo:margin-bottom="0in" fo:line-height="100%"/>
      <style:text-properties style:font-name="Pericles" fo:font-size="8pt" style:font-size-asian="8pt" style:font-size-complex="10pt"/>
    </style:style>
    <style:style style:name="P47" style:family="paragraph" style:parent-style-name="List_20_Paragraph" style:list-style-name="WWNum15">
      <style:paragraph-properties fo:margin-top="0in" fo:margin-bottom="0in" fo:line-height="100%"/>
      <style:text-properties style:font-name="Pericles" fo:font-size="8pt" style:font-size-asian="8pt" style:font-size-complex="10pt"/>
    </style:style>
    <style:style style:name="P48" style:family="paragraph" style:parent-style-name="List_20_Paragraph" style:list-style-name="WWNum13">
      <style:paragraph-properties fo:margin-top="0in" fo:margin-bottom="0in" fo:line-height="100%"/>
      <style:text-properties style:font-name="Pericles" fo:font-size="8pt" style:font-size-asian="8pt" style:font-size-complex="10pt"/>
    </style:style>
    <style:style style:name="P49" style:family="paragraph" style:parent-style-name="List_20_Paragraph" style:list-style-name="WWNum34">
      <style:paragraph-properties fo:margin-top="0in" fo:margin-bottom="0in" fo:line-height="100%"/>
      <style:text-properties style:font-name="Pericles" fo:font-size="8pt" style:font-size-asian="8pt"/>
    </style:style>
    <style:style style:name="P50" style:family="paragraph" style:parent-style-name="List_20_Paragraph" style:list-style-name="WWNum2">
      <style:paragraph-properties fo:margin-top="0in" fo:margin-bottom="0in" fo:line-height="100%"/>
      <style:text-properties style:font-name="Pericles" fo:font-size="8pt" fo:font-style="italic" fo:font-weight="bold" style:font-size-asian="8pt" style:font-style-asian="italic" style:font-weight-asian="bold" style:font-size-complex="8pt"/>
    </style:style>
    <style:style style:name="P51" style:family="paragraph" style:parent-style-name="List_20_Paragraph" style:list-style-name="WWNum2">
      <style:paragraph-properties fo:margin-top="0in" fo:margin-bottom="0in" fo:line-height="100%"/>
      <style:text-properties style:font-name="Pericles" fo:font-size="8pt" fo:font-style="italic" fo:font-weight="bold" style:font-size-asian="8pt" style:font-style-asian="italic" style:font-weight-asian="bold" style:font-size-complex="8pt" style:font-style-complex="italic" style:font-weight-complex="bold"/>
    </style:style>
    <style:style style:name="P52" style:family="paragraph" style:parent-style-name="List_20_Paragraph" style:list-style-name="WWNum3">
      <style:paragraph-properties fo:margin-top="0in" fo:margin-bottom="0in" fo:line-height="100%"/>
      <style:text-properties style:font-name="Pericles" fo:font-size="8pt" fo:font-style="italic" style:text-underline-style="solid" style:text-underline-width="auto" style:text-underline-color="font-color" style:font-size-asian="8pt" style:font-style-asian="italic" style:font-size-complex="8pt"/>
    </style:style>
    <style:style style:name="P53" style:family="paragraph" style:parent-style-name="List_20_Paragraph" style:list-style-name="WWNum6">
      <style:paragraph-properties fo:margin-top="0in" fo:margin-bottom="0in" fo:line-height="100%"/>
      <style:text-properties style:font-name="Pericles" fo:font-size="8pt" fo:font-style="italic" style:text-underline-style="solid" style:text-underline-width="auto" style:text-underline-color="font-color" style:font-size-asian="8pt" style:font-style-asian="italic" style:font-size-complex="8pt"/>
    </style:style>
    <style:style style:name="P54" style:family="paragraph" style:parent-style-name="List_20_Paragraph" style:list-style-name="WWNum7">
      <style:paragraph-properties fo:margin-top="0in" fo:margin-bottom="0in" fo:line-height="100%"/>
      <style:text-properties style:font-name="Pericles" fo:font-size="8pt" fo:font-style="italic" style:text-underline-style="solid" style:text-underline-width="auto" style:text-underline-color="font-color" style:font-size-asian="8pt" style:font-style-asian="italic" style:font-size-complex="8pt"/>
    </style:style>
    <style:style style:name="P55" style:family="paragraph" style:parent-style-name="List_20_Paragraph" style:list-style-name="WWNum8">
      <style:paragraph-properties fo:margin-top="0in" fo:margin-bottom="0in" fo:line-height="100%"/>
      <style:text-properties style:font-name="Pericles" fo:font-size="8pt" fo:font-style="italic" style:text-underline-style="solid" style:text-underline-width="auto" style:text-underline-color="font-color" style:font-size-asian="8pt" style:font-style-asian="italic" style:font-size-complex="8pt"/>
    </style:style>
    <style:style style:name="P56" style:family="paragraph" style:parent-style-name="List_20_Paragraph" style:list-style-name="WWNum3">
      <style:paragraph-properties fo:margin-top="0in" fo:margin-bottom="0in" fo:line-height="100%"/>
    </style:style>
    <style:style style:name="P57" style:family="paragraph" style:parent-style-name="List_20_Paragraph" style:list-style-name="WWNum22">
      <style:paragraph-properties fo:margin-top="0in" fo:margin-bottom="0in" fo:line-height="100%"/>
    </style:style>
    <style:style style:name="P58" style:family="paragraph" style:parent-style-name="List_20_Paragraph" style:list-style-name="WWNum24">
      <style:paragraph-properties fo:margin-top="0in" fo:margin-bottom="0in" fo:line-height="100%"/>
    </style:style>
    <style:style style:name="P59" style:family="paragraph" style:parent-style-name="List_20_Paragraph" style:list-style-name="WWNum11">
      <style:paragraph-properties fo:margin-top="0in" fo:margin-bottom="0in" fo:line-height="100%"/>
    </style:style>
    <style:style style:name="P60" style:family="paragraph" style:parent-style-name="List_20_Paragraph" style:list-style-name="WWNum26">
      <style:paragraph-properties fo:margin-top="0in" fo:margin-bottom="0in" fo:line-height="100%"/>
    </style:style>
    <style:style style:name="P61" style:family="paragraph" style:parent-style-name="List_20_Paragraph" style:list-style-name="WWNum2">
      <style:paragraph-properties fo:margin-top="0in" fo:margin-bottom="0in" fo:line-height="100%"/>
      <style:text-properties style:text-line-through-style="solid" style:font-name="Pericles" fo:font-size="8pt" style:font-size-asian="8pt" style:font-size-complex="8pt"/>
    </style:style>
    <style:style style:name="P62" style:family="paragraph" style:parent-style-name="List_20_Paragraph" style:list-style-name="WWNum2">
      <style:paragraph-properties fo:margin-left="0in" fo:margin-right="0in" fo:margin-top="0in" fo:margin-bottom="0in" fo:line-height="100%" fo:text-indent="0in" style:auto-text-indent="false"/>
      <style:text-properties style:font-name="Pericles" fo:font-size="8pt" style:font-size-asian="8pt" style:font-size-complex="8pt"/>
    </style:style>
    <style:style style:name="P63" style:family="paragraph" style:parent-style-name="List_20_Paragraph" style:list-style-name="WWNum21">
      <style:paragraph-properties fo:margin-left="0in" fo:margin-right="0in" fo:margin-top="0in" fo:margin-bottom="0in" fo:line-height="100%" fo:text-indent="0in" style:auto-text-indent="false"/>
      <style:text-properties style:font-name="Pericles" fo:font-size="8pt" style:font-size-asian="8pt" style:font-size-complex="8pt"/>
    </style:style>
    <style:style style:name="P64" style:family="paragraph" style:parent-style-name="List_20_Paragraph" style:list-style-name="WWNum24">
      <style:paragraph-properties fo:margin-left="0in" fo:margin-right="0in" fo:margin-top="0in" fo:margin-bottom="0in" fo:line-height="100%" fo:text-indent="0in" style:auto-text-indent="false"/>
      <style:text-properties style:font-name="Pericles" fo:font-size="8pt" style:font-size-asian="8pt" style:font-size-complex="8pt"/>
    </style:style>
    <style:style style:name="P65" style:family="paragraph" style:parent-style-name="List_20_Paragraph" style:list-style-name="WWNum13">
      <style:paragraph-properties fo:margin-left="0in" fo:margin-right="0in" fo:margin-top="0in" fo:margin-bottom="0in" fo:line-height="100%" fo:text-indent="0in" style:auto-text-indent="false"/>
      <style:text-properties style:font-name="Pericles" fo:font-size="8pt" style:text-underline-style="none" style:font-size-asian="8pt" style:font-size-complex="10pt"/>
    </style:style>
    <style:style style:name="P66" style:family="paragraph" style:parent-style-name="List_20_Paragraph" style:list-style-name="WWNum13">
      <style:paragraph-properties fo:margin-left="0in" fo:margin-right="0in" fo:margin-top="0in" fo:margin-bottom="0in" fo:line-height="100%" fo:text-indent="0in" style:auto-text-indent="false"/>
      <style:text-properties style:font-name="Pericles" fo:font-size="8pt" fo:font-style="italic" style:text-underline-style="solid" style:text-underline-width="auto" style:text-underline-color="font-color" style:font-size-asian="8pt" style:font-style-asian="italic" style:font-size-complex="10pt" style:font-style-complex="italic"/>
    </style:style>
    <style:style style:name="P67" style:family="paragraph" style:parent-style-name="List_20_Paragraph">
      <style:paragraph-properties fo:margin-left="0in" fo:margin-right="0in" fo:margin-top="0in" fo:margin-bottom="0in" fo:line-height="100%" fo:text-indent="0in" style:auto-text-indent="false"/>
      <style:text-properties style:font-name="Pericles" fo:font-size="8pt" fo:font-style="normal" style:text-underline-style="none" style:font-size-asian="8pt" style:font-style-asian="normal" style:font-size-complex="10pt" style:font-style-complex="normal"/>
    </style:style>
    <style:style style:name="P68" style:family="paragraph" style:parent-style-name="List_20_Paragraph">
      <style:paragraph-properties fo:margin-left="0.25in" fo:margin-right="0in" fo:margin-top="0in" fo:margin-bottom="0in" fo:line-height="100%" fo:text-indent="0in" style:auto-text-indent="false"/>
      <style:text-properties style:font-name="Pericles" fo:font-size="8pt" style:font-size-asian="8pt" style:font-size-complex="8pt"/>
    </style:style>
    <style:style style:name="T1" style:family="text">
      <style:text-properties style:font-name="Pericles" fo:font-size="8pt" style:font-size-asian="8pt" style:font-size-complex="8pt"/>
    </style:style>
    <style:style style:name="T2" style:family="text">
      <style:text-properties style:font-name="Pericles" fo:font-size="8pt" style:font-size-asian="8pt" style:font-size-complex="10pt"/>
    </style:style>
    <style:style style:name="T3" style:family="text">
      <style:text-properties style:font-name="Pericles" fo:font-size="8pt" fo:font-weight="bold" style:font-size-asian="8pt" style:font-weight-asian="bold" style:font-size-complex="8pt"/>
    </style:style>
    <style:style style:name="T4" style:family="text">
      <style:text-properties style:font-name="Pericles" fo:font-size="8pt" fo:font-weight="bold" style:font-size-asian="8pt" style:font-weight-asian="bold" style:font-size-complex="8pt" style:font-weight-complex="bold"/>
    </style:style>
    <style:style style:name="T5" style:family="text">
      <style:text-properties style:font-name="Pericles" fo:font-size="8pt" fo:font-style="italic" style:font-size-asian="8pt" style:font-style-asian="italic" style:font-size-complex="10pt"/>
    </style:style>
    <style:style style:name="T6" style:family="text">
      <style:text-properties style:font-name="Pericles" fo:font-size="8pt" fo:font-style="italic" fo:font-weight="bold" style:font-size-asian="8pt" style:font-style-asian="italic" style:font-weight-asian="bold" style:font-size-complex="8pt"/>
    </style:style>
    <style:style style:name="T7" style:family="text">
      <style:text-properties style:font-name="Pericles" fo:font-size="8pt" fo:font-style="italic" fo:font-weight="bold" style:font-size-asian="8pt" style:font-style-asian="italic" style:font-weight-asian="bold" style:font-size-complex="10pt"/>
    </style:style>
    <style:style style:name="T8" style:family="text">
      <style:text-properties style:font-name="Pericles" fo:font-size="8pt" fo:font-style="italic" style:text-underline-style="solid" style:text-underline-width="auto" style:text-underline-color="font-color" style:font-size-asian="8pt" style:font-style-asian="italic" style:font-size-complex="8pt"/>
    </style:style>
    <style:style style:name="T9" style:family="text">
      <style:text-properties style:font-name="Pericles" fo:font-size="8pt" fo:font-weight="normal" style:font-size-asian="8pt" style:font-weight-asian="normal" style:font-size-complex="8pt" style:font-weight-complex="normal"/>
    </style:style>
    <style:style style:name="T10" style:family="text">
      <style:text-properties style:font-name="Arial1" fo:font-size="8pt" style:font-size-asian="8pt" style:font-name-complex="Arial2" style:font-size-complex="8pt"/>
    </style:style>
    <style:style style:name="T11" style:family="text">
      <style:text-properties style:font-name="Arial1" fo:font-size="8pt" style:font-size-asian="8pt" style:font-name-complex="Arial2" style:font-size-complex="10pt"/>
    </style:style>
    <style:style style:name="T12" style:family="text">
      <style:text-properties style:font-name="Calibri" fo:font-size="8pt" style:font-size-asian="8pt" style:font-name-complex="Calibri1" style:font-size-complex="8pt"/>
    </style:style>
    <style:style style:name="T13" style:family="text">
      <style:text-properties fo:font-style="normal" style:text-underline-style="none" style:font-style-asian="normal" style:font-style-complex="normal"/>
    </style:style>
    <style:style style:name="Sect1" style:family="section">
      <style:section-properties style:editable="false">
        <style:columns fo:column-count="2" fo:column-gap="0.5in">
          <style:column style:rel-width="32767*" fo:start-indent="0in" fo:end-indent="0.25in"/>
          <style:column style:rel-width="32768*" fo:start-indent="0.25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2" table:style-name="Table2">
        <table:table-column table:style-name="Table2.A"/>
        <table:table-row table:style-name="Table2.1">
          <table:table-cell table:style-name="Table2.A1" office:value-type="string">
            <text:p text:style-name="P8">Animal Companion</text:p>
          </table:table-cell>
        </table:table-row>
        <table:table-row table:style-name="Table2.1">
          <table:table-cell table:style-name="Table2.A1" office:value-type="string">
            <text:p text:style-name="P3"><text:span text:style-name="T3">Requirements:</text:span><text:span text:style-name="T1"> Animal Lore, GM Approval</text:span></text:p>
          </table:table-cell>
        </table:table-row>
        <table:table-row table:style-name="Table2.1">
          <table:table-cell table:style-name="Table2.A1" office:value-type="string">
            <text:p text:style-name="P2">Talent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8">Level 1</text:p>
                </table:table-cell>
                <table:table-cell table:style-name="Table1.A1" office:value-type="string">
                  <text:p text:style-name="P8">Level 5</text:p>
                </table:table-cell>
                <table:table-cell table:style-name="Table1.A1" office:value-type="string">
                  <text:p text:style-name="P8">Level 9</text:p>
                </table:table-cell>
              </table:table-row>
              <table:table-row table:style-name="Table1.1">
                <table:table-cell table:style-name="Table1.A1" office:value-type="string">
                  <text:list xml:id="list3414671435892283843" text:style-name="WWNum2">
                    <text:list-item>
                      <text:p text:style-name="P19">Animal Accuracy I</text:p>
                    </text:list-item>
                    <text:list-item>
                      <text:p text:style-name="P19">Animal Armor I</text:p>
                    </text:list-item>
                    <text:list-item>
                      <text:p text:style-name="P50">Animal Companion</text:p>
                    </text:list-item>
                    <text:list-item>
                      <text:p text:style-name="P19">Animal Defense I</text:p>
                    </text:list-item>
                    <text:list-item>
                      <text:p text:style-name="P19">Companion Return</text:p>
                    </text:list-item>
                    <text:list-item>
                      <text:p text:style-name="P19">Companion Unlock(1)</text:p>
                    </text:list-item>
                    <text:list-item>
                      <text:p text:style-name="P19">Swift Companion(1)</text:p>
                    </text:list-item>
                    <text:list-item>
                      <text:p text:style-name="P19">Wilderness Friends I</text:p>
                    </text:list-item>
                  </text:list>
                  <text:p text:style-name="P4"/>
                </table:table-cell>
                <table:table-cell table:style-name="Table1.A1" office:value-type="string">
                  <text:list xml:id="list29664102" text:continue-numbering="true" text:style-name="WWNum2">
                    <text:list-item>
                      <text:p text:style-name="P19">Animal Accuracy II</text:p>
                    </text:list-item>
                    <text:list-item>
                      <text:p text:style-name="P19">Animal Armor II</text:p>
                    </text:list-item>
                    <text:list-item>
                      <text:p text:style-name="P19">Animal Command</text:p>
                    </text:list-item>
                    <text:list-item>
                      <text:p text:style-name="P19">Animal Defense II</text:p>
                    </text:list-item>
                    <text:list-item>
                      <text:p text:style-name="P19">Companion Unlock(5)</text:p>
                    </text:list-item>
                    <text:list-item>
                      <text:p text:style-name="P19">Swift Companion(2)</text:p>
                    </text:list-item>
                    <text:list-item>
                      <text:p text:style-name="P19">Wilderness Friends II</text:p>
                    </text:list-item>
                  </text:list>
                </table:table-cell>
                <table:table-cell table:style-name="Table1.A1" office:value-type="string">
                  <text:list xml:id="list29662009" text:continue-numbering="true" text:style-name="WWNum2">
                    <text:list-item>
                      <text:p text:style-name="P19">Animal Accuracy III</text:p>
                    </text:list-item>
                    <text:list-item>
                      <text:p text:style-name="P19">Animal Armor III</text:p>
                    </text:list-item>
                    <text:list-item>
                      <text:p text:style-name="P19">Animal Defense III</text:p>
                    </text:list-item>
                    <text:list-item>
                      <text:p text:style-name="P19">Companion Sacrifice</text:p>
                    </text:list-item>
                    <text:list-item>
                      <text:p text:style-name="P19">Companion Unlock(9)</text:p>
                    </text:list-item>
                    <text:list-item>
                      <text:p text:style-name="P19">Shared Talent</text:p>
                    </text:list-item>
                    <text:list-item>
                      <text:p text:style-name="P19">Wilderness Friends III</text:p>
                    </text:list-item>
                  </text:list>
                </table:table-cell>
              </table:table-row>
            </table:table>
            <text:p text:style-name="P1"/>
          </table:table-cell>
        </table:table-row>
        <table:table-row table:style-name="Table2.1">
          <table:table-cell table:style-name="Table2.A1" office:value-type="string">
            <text:p text:style-name="P8">Notes:</text:p>
            <text:list xml:id="list5156238255444510114" text:style-name="WWNum4">
              <text:list-item>
                <text:p text:style-name="P20">Animal companion starts as a level 1 juvenile creature</text:p>
              </text:list-item>
              <text:list-item>
                <text:p text:style-name="P20">Levels up with character gaining the following</text:p>
                <text:list>
                  <text:list-item>
                    <text:p text:style-name="P20">1 hit point</text:p>
                  </text:list-item>
                  <text:list-item>
                    <text:p text:style-name="P20">1 stat point increase</text:p>
                  </text:list-item>
                  <text:list-item>
                    <text:p text:style-name="P20">+1 combat skill levels each odd level</text:p>
                  </text:list-item>
                  <text:list-item>
                    <text:p text:style-name="P20">+1 non-combat skill levels each even level</text:p>
                  </text:list-item>
                </text:list>
              </text:list-item>
            </text:list>
          </table:table-cell>
        </table:table-row>
      </table:table>
      <text:section text:style-name="Sect1" text:name="TextSection">
        <text:p text:style-name="Standard"/>
        <table:table table:name="Table6" table:style-name="Table6">
          <table:table-column table:style-name="Table6.A"/>
          <table:table-column table:style-name="Table6.B"/>
          <table:table-row table:style-name="Table6.1">
            <table:table-cell table:style-name="Table6.A1" table:number-columns-spanned="2" office:value-type="string">
              <text:p text:style-name="P9">Bear Companion, Level 1</text:p>
            </table:table-cell>
            <table:covered-table-cell/>
          </table:table-row>
          <table:table-row table:style-name="Table6.1">
            <table:table-cell table:style-name="Table6.A1" office:value-type="string">
              <text:p text:style-name="P2">Stats</text:p>
              <table:table table:name="Table3" table:style-name="Table3">
                <table:table-column table:style-name="Table3.A"/>
                <table:table-column table:style-name="Table3.B"/>
                <table:table-row table:style-name="Table3.1">
                  <table:table-cell table:style-name="Table3.A1" office:value-type="string">
                    <text:p text:style-name="P4">M</text:p>
                  </table:table-cell>
                  <table:table-cell table:style-name="Table3.A1" office:value-type="string">
                    <text:p text:style-name="P5">14</text:p>
                  </table:table-cell>
                </table:table-row>
                <table:table-row table:style-name="Table3.1">
                  <table:table-cell table:style-name="Table3.A1" office:value-type="string">
                    <text:p text:style-name="P4">S</text:p>
                  </table:table-cell>
                  <table:table-cell table:style-name="Table3.A1" office:value-type="string">
                    <text:p text:style-name="P5">8</text:p>
                  </table:table-cell>
                </table:table-row>
                <table:table-row table:style-name="Table3.1">
                  <table:table-cell table:style-name="Table3.A1" office:value-type="string">
                    <text:p text:style-name="P4">R</text:p>
                  </table:table-cell>
                  <table:table-cell table:style-name="Table3.A1" office:value-type="string">
                    <text:p text:style-name="P5">8</text:p>
                  </table:table-cell>
                </table:table-row>
                <table:table-row table:style-name="Table3.1">
                  <table:table-cell table:style-name="Table3.A1" office:value-type="string">
                    <text:p text:style-name="P4">T</text:p>
                  </table:table-cell>
                  <table:table-cell table:style-name="Table3.A1" office:value-type="string">
                    <text:p text:style-name="P5">14</text:p>
                  </table:table-cell>
                </table:table-row>
                <table:table-row table:style-name="Table3.1">
                  <table:table-cell table:style-name="Table3.A1" office:value-type="string">
                    <text:p text:style-name="P4">W</text:p>
                  </table:table-cell>
                  <table:table-cell table:style-name="Table3.A1" office:value-type="string">
                    <text:p text:style-name="P5">4</text:p>
                  </table:table-cell>
                </table:table-row>
                <table:table-row table:style-name="Table3.1">
                  <table:table-cell table:style-name="Table3.A1" office:value-type="string">
                    <text:p text:style-name="P4">P</text:p>
                  </table:table-cell>
                  <table:table-cell table:style-name="Table3.A1" office:value-type="string">
                    <text:p text:style-name="P5">4</text:p>
                  </table:table-cell>
                </table:table-row>
                <table:table-row table:style-name="Table3.1">
                  <table:table-cell table:style-name="Table3.A1" office:value-type="string">
                    <text:p text:style-name="P4">C</text:p>
                  </table:table-cell>
                  <table:table-cell table:style-name="Table3.A1" office:value-type="string">
                    <text:p text:style-name="P5">4</text:p>
                  </table:table-cell>
                </table:table-row>
              </table:table>
              <text:p text:style-name="P1"/>
            </table:table-cell>
            <table:table-cell table:style-name="Table6.A1" office:value-type="string">
              <text:p text:style-name="P2">Skills</text:p>
              <text:p text:style-name="P1"/>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Natural weapons</text:p>
                  </table:table-cell>
                  <table:table-cell table:style-name="Table4.A1" office:value-type="string">
                    <text:p text:style-name="P4">MS</text:p>
                  </table:table-cell>
                  <table:table-cell table:style-name="Table4.A1" office:value-type="string">
                    <text:p text:style-name="P4">11</text:p>
                  </table:table-cell>
                </table:table-row>
                <table:table-row table:style-name="Table4.1">
                  <table:table-cell table:style-name="Table4.A1" office:value-type="string">
                    <text:p text:style-name="P4">Athlete</text:p>
                  </table:table-cell>
                  <table:table-cell table:style-name="Table4.A1" office:value-type="string">
                    <text:p text:style-name="P4">MT</text:p>
                  </table:table-cell>
                  <table:table-cell table:style-name="Table4.A1" office:value-type="string">
                    <text:p text:style-name="P4">13</text:p>
                  </table:table-cell>
                </table:table-row>
                <table:table-row table:style-name="Table4.1">
                  <table:table-cell table:style-name="Table4.A1" office:value-type="string">
                    <text:p text:style-name="P4">Dodge</text:p>
                  </table:table-cell>
                  <table:table-cell table:style-name="Table4.A1" office:value-type="string">
                    <text:p text:style-name="P4">RS</text:p>
                  </table:table-cell>
                  <table:table-cell table:style-name="Table4.A1" office:value-type="string">
                    <text:p text:style-name="P4">7</text:p>
                  </table:table-cell>
                </table:table-row>
                <table:table-row table:style-name="Table4.1">
                  <table:table-cell table:style-name="Table4.A1" office:value-type="string">
                    <text:p text:style-name="P4"/>
                  </table:table-cell>
                  <table:table-cell table:style-name="Table4.A1" office:value-type="string">
                    <text:p text:style-name="P4"/>
                  </table:table-cell>
                  <table:table-cell table:style-name="Table4.A1" office:value-type="string">
                    <text:p text:style-name="P4"/>
                  </table:table-cell>
                </table:table-row>
                <table:table-row table:style-name="Table4.1">
                  <table:table-cell table:style-name="Table4.A1" office:value-type="string">
                    <text:p text:style-name="P4"/>
                  </table:table-cell>
                  <table:table-cell table:style-name="Table4.A1" office:value-type="string">
                    <text:p text:style-name="P4"/>
                  </table:table-cell>
                  <table:table-cell table:style-name="Table4.A1" office:value-type="string">
                    <text:p text:style-name="P4"/>
                  </table:table-cell>
                </table:table-row>
              </table:table>
              <text:p text:style-name="P1"/>
            </table:table-cell>
          </table:table-row>
          <table:table-row table:style-name="Table6.1">
            <table:table-cell table:style-name="Table6.A1" table:number-columns-spanned="2" office:value-type="string">
              <text:p text:style-name="P2">Combat</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4">Hits</text:p>
                  </table:table-cell>
                  <table:table-cell table:style-name="Table5.A1" office:value-type="string">
                    <text:p text:style-name="P4">27</text:p>
                  </table:table-cell>
                  <table:table-cell table:style-name="Table5.A1" office:value-type="string">
                    <text:p text:style-name="P4"/>
                  </table:table-cell>
                  <table:table-cell table:style-name="Table5.A1" office:value-type="string">
                    <text:p text:style-name="P4">Bdef</text:p>
                  </table:table-cell>
                  <table:table-cell table:style-name="Table5.A1" office:value-type="string">
                    <text:p text:style-name="P4">6</text:p>
                  </table:table-cell>
                </table:table-row>
                <table:table-row table:style-name="Table5.1">
                  <table:table-cell table:style-name="Table5.A1" office:value-type="string">
                    <text:p text:style-name="P4">Init</text:p>
                  </table:table-cell>
                  <table:table-cell table:style-name="Table5.A1" office:value-type="string">
                    <text:p text:style-name="P4">-1</text:p>
                  </table:table-cell>
                  <table:table-cell table:style-name="Table5.A1" office:value-type="string">
                    <text:p text:style-name="P4"/>
                  </table:table-cell>
                  <table:table-cell table:style-name="Table5.A1" office:value-type="string">
                    <text:p text:style-name="P4">Armor</text:p>
                  </table:table-cell>
                  <table:table-cell table:style-name="Table5.A1" office:value-type="string">
                    <text:p text:style-name="P4">1</text:p>
                  </table:table-cell>
                </table:table-row>
                <table:table-row table:style-name="Table5.1">
                  <table:table-cell table:style-name="Table5.A1" office:value-type="string">
                    <text:p text:style-name="P4">Move</text:p>
                  </table:table-cell>
                  <table:table-cell table:style-name="Table5.A1" office:value-type="string">
                    <text:p text:style-name="P4">6”</text:p>
                  </table:table-cell>
                  <table:table-cell table:style-name="Table5.A1" office:value-type="string">
                    <text:p text:style-name="P4"/>
                  </table:table-cell>
                  <table:table-cell table:style-name="Table5.A1" office:value-type="string">
                    <text:p text:style-name="P4">Damage</text:p>
                  </table:table-cell>
                  <table:table-cell table:style-name="Table5.A1" office:value-type="string">
                    <text:p text:style-name="P4">2d8 Claw or Bite</text:p>
                  </table:table-cell>
                </table:table-row>
              </table:table>
              <text:p text:style-name="P2"/>
            </table:table-cell>
            <table:covered-table-cell/>
          </table:table-row>
          <table:table-row table:style-name="Table6.1">
            <table:table-cell table:style-name="Table6.A1" table:number-columns-spanned="2" office:value-type="string">
              <text:p text:style-name="P8">Traits</text:p>
              <text:list xml:id="list3774287810571431652" text:style-name="WWNum3">
                <text:list-item>
                  <text:p text:style-name="P56"><text:span text:style-name="T8">Animal Instinct</text:span><text:span text:style-name="T1"> </text:span><text:span text:style-name="T10">–</text:span><text:span text:style-name="T1"> Initiative based only on reflex bonus</text:span></text:p>
                </text:list-item>
                <text:list-item>
                  <text:p text:style-name="P52">Tough(4)</text:p>
                </text:list-item>
              </text:list>
            </table:table-cell>
            <table:covered-table-cell/>
          </table:table-row>
          <table:table-row table:style-name="Table6.1">
            <table:table-cell table:style-name="Table6.A1" table:number-columns-spanned="2" office:value-type="string">
              <text:p text:style-name="P8">Level 1 Unlocks</text:p>
              <text:list xml:id="list930969949948362209" text:style-name="WWNum6">
                <text:list-item>
                  <text:p text:style-name="P53">Improved Charge</text:p>
                </text:list-item>
                <text:list-item>
                  <text:p text:style-name="P53">Growl</text:p>
                </text:list-item>
              </text:list>
              <text:p text:style-name="P8"/>
              <text:p text:style-name="P8">Level 5 Unlocks</text:p>
              <text:list xml:id="list7325301887648175507" text:style-name="WWNum7">
                <text:list-item>
                  <text:p text:style-name="P54">Improved Damage I</text:p>
                </text:list-item>
              </text:list>
              <text:p text:style-name="P8"/>
              <text:p text:style-name="P8">Level 9 Unlocks</text:p>
              <text:list xml:id="list7944590419048486283" text:style-name="WWNum8">
                <text:list-item>
                  <text:p text:style-name="P55">Improved Damage II</text:p>
                </text:list-item>
              </text:list>
            </table:table-cell>
            <table:covered-table-cell/>
          </table:table-row>
        </table:table>
        <text:p text:style-name="Standard"/>
        <text:p text:style-name="Standard"/>
        <text:p text:style-name="Standard"/>
        <text:p text:style-name="Standard"/>
        <text:p text:style-name="Standard"/>
      </text:section>
      <table:table table:name="Table10" table:style-name="Table10">
        <table:table-column table:style-name="Table10.A"/>
        <table:table-column table:style-name="Table10.B"/>
        <text:soft-page-break/>
        <table:table-row table:style-name="Table10.1">
          <table:table-cell table:style-name="Table10.A1" table:number-columns-spanned="2" office:value-type="string">
            <text:p text:style-name="P9">Wolf Companion, Level 1</text:p>
          </table:table-cell>
          <table:covered-table-cell/>
        </table:table-row>
        <table:table-row table:style-name="Table10.1">
          <table:table-cell table:style-name="Table10.A1" office:value-type="string">
            <text:p text:style-name="P2">Stats</text:p>
            <table:table table:name="Table7" table:style-name="Table7">
              <table:table-column table:style-name="Table7.A"/>
              <table:table-column table:style-name="Table7.B"/>
              <table:table-row table:style-name="Table7.1">
                <table:table-cell table:style-name="Table7.A1" office:value-type="string">
                  <text:p text:style-name="P4">M</text:p>
                </table:table-cell>
                <table:table-cell table:style-name="Table7.A1" office:value-type="string">
                  <text:p text:style-name="P5">12</text:p>
                </table:table-cell>
              </table:table-row>
              <table:table-row table:style-name="Table7.1">
                <table:table-cell table:style-name="Table7.A1" office:value-type="string">
                  <text:p text:style-name="P4">S</text:p>
                </table:table-cell>
                <table:table-cell table:style-name="Table7.A1" office:value-type="string">
                  <text:p text:style-name="P5">10</text:p>
                </table:table-cell>
              </table:table-row>
              <table:table-row table:style-name="Table7.1">
                <table:table-cell table:style-name="Table7.A1" office:value-type="string">
                  <text:p text:style-name="P4">R</text:p>
                </table:table-cell>
                <table:table-cell table:style-name="Table7.A1" office:value-type="string">
                  <text:p text:style-name="P5">12</text:p>
                </table:table-cell>
              </table:table-row>
              <table:table-row table:style-name="Table7.1">
                <table:table-cell table:style-name="Table7.A1" office:value-type="string">
                  <text:p text:style-name="P4">T</text:p>
                </table:table-cell>
                <table:table-cell table:style-name="Table7.A1" office:value-type="string">
                  <text:p text:style-name="P5">10</text:p>
                </table:table-cell>
              </table:table-row>
              <table:table-row table:style-name="Table7.1">
                <table:table-cell table:style-name="Table7.A1" office:value-type="string">
                  <text:p text:style-name="P4">W</text:p>
                </table:table-cell>
                <table:table-cell table:style-name="Table7.A1" office:value-type="string">
                  <text:p text:style-name="P5">4</text:p>
                </table:table-cell>
              </table:table-row>
              <table:table-row table:style-name="Table7.1">
                <table:table-cell table:style-name="Table7.A1" office:value-type="string">
                  <text:p text:style-name="P4">P</text:p>
                </table:table-cell>
                <table:table-cell table:style-name="Table7.A1" office:value-type="string">
                  <text:p text:style-name="P5">4</text:p>
                </table:table-cell>
              </table:table-row>
              <table:table-row table:style-name="Table7.1">
                <table:table-cell table:style-name="Table7.A1" office:value-type="string">
                  <text:p text:style-name="P4">C</text:p>
                </table:table-cell>
                <table:table-cell table:style-name="Table7.A1" office:value-type="string">
                  <text:p text:style-name="P5">4</text:p>
                </table:table-cell>
              </table:table-row>
            </table:table>
            <text:p text:style-name="P1"/>
          </table:table-cell>
          <table:table-cell table:style-name="Table10.A1" office:value-type="string">
            <text:p text:style-name="P2">Skills</text:p>
            <text:p text:style-name="P1"/>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4">Natural weapons</text:p>
                </table:table-cell>
                <table:table-cell table:style-name="Table8.A1" office:value-type="string">
                  <text:p text:style-name="P4">MS</text:p>
                </table:table-cell>
                <table:table-cell table:style-name="Table8.A1" office:value-type="string">
                  <text:p text:style-name="P4">10</text:p>
                </table:table-cell>
              </table:table-row>
              <table:table-row table:style-name="Table8.1">
                <table:table-cell table:style-name="Table8.A1" office:value-type="string">
                  <text:p text:style-name="P4">Athlete</text:p>
                </table:table-cell>
                <table:table-cell table:style-name="Table8.A1" office:value-type="string">
                  <text:p text:style-name="P4">MT</text:p>
                </table:table-cell>
                <table:table-cell table:style-name="Table8.A1" office:value-type="string">
                  <text:p text:style-name="P4">11</text:p>
                </table:table-cell>
              </table:table-row>
              <table:table-row table:style-name="Table8.1">
                <table:table-cell table:style-name="Table8.A1" office:value-type="string">
                  <text:p text:style-name="P4">Dodge</text:p>
                </table:table-cell>
                <table:table-cell table:style-name="Table8.A1" office:value-type="string">
                  <text:p text:style-name="P4">RS</text:p>
                </table:table-cell>
                <table:table-cell table:style-name="Table8.A1" office:value-type="string">
                  <text:p text:style-name="P4">9</text:p>
                </table:table-cell>
              </table:table-row>
              <table:table-row table:style-name="Table8.1">
                <table:table-cell table:style-name="Table8.A1" office:value-type="string">
                  <text:p text:style-name="P4">Search</text:p>
                </table:table-cell>
                <table:table-cell table:style-name="Table8.A1" office:value-type="string">
                  <text:p text:style-name="P4">RW</text:p>
                </table:table-cell>
                <table:table-cell table:style-name="Table8.A1" office:value-type="string">
                  <text:p text:style-name="P4">6 (12)</text:p>
                </table:table-cell>
              </table:table-row>
              <table:table-row table:style-name="Table8.1">
                <table:table-cell table:style-name="Table8.A1" office:value-type="string">
                  <text:p text:style-name="P4">Track</text:p>
                </table:table-cell>
                <table:table-cell table:style-name="Table8.A1" office:value-type="string">
                  <text:p text:style-name="P4">RW</text:p>
                </table:table-cell>
                <table:table-cell table:style-name="Table8.A1" office:value-type="string">
                  <text:p text:style-name="P4">6 (12)</text:p>
                </table:table-cell>
              </table:table-row>
            </table:table>
            <text:p text:style-name="P1"/>
          </table:table-cell>
        </table:table-row>
        <table:table-row table:style-name="Table10.1">
          <table:table-cell table:style-name="Table10.A1" table:number-columns-spanned="2" office:value-type="string">
            <text:p text:style-name="P2">Combat</text:p>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4">Hits</text:p>
                </table:table-cell>
                <table:table-cell table:style-name="Table9.A1" office:value-type="string">
                  <text:p text:style-name="P4">18</text:p>
                </table:table-cell>
                <table:table-cell table:style-name="Table9.A1" office:value-type="string">
                  <text:p text:style-name="P4"/>
                </table:table-cell>
                <table:table-cell table:style-name="Table9.A1" office:value-type="string">
                  <text:p text:style-name="P4">Bdef</text:p>
                </table:table-cell>
                <table:table-cell table:style-name="Table9.A1" office:value-type="string">
                  <text:p text:style-name="P4">6</text:p>
                </table:table-cell>
              </table:table-row>
              <table:table-row table:style-name="Table9.1">
                <table:table-cell table:style-name="Table9.A1" office:value-type="string">
                  <text:p text:style-name="P4">Init</text:p>
                </table:table-cell>
                <table:table-cell table:style-name="Table9.A1" office:value-type="string">
                  <text:p text:style-name="P4">+1</text:p>
                </table:table-cell>
                <table:table-cell table:style-name="Table9.A1" office:value-type="string">
                  <text:p text:style-name="P4"/>
                </table:table-cell>
                <table:table-cell table:style-name="Table9.A1" office:value-type="string">
                  <text:p text:style-name="P4">Armor</text:p>
                </table:table-cell>
                <table:table-cell table:style-name="Table9.A1" office:value-type="string">
                  <text:p text:style-name="P4">1</text:p>
                </table:table-cell>
              </table:table-row>
              <table:table-row table:style-name="Table9.1">
                <table:table-cell table:style-name="Table9.A1" office:value-type="string">
                  <text:p text:style-name="P4">Move</text:p>
                </table:table-cell>
                <table:table-cell table:style-name="Table9.A1" office:value-type="string">
                  <text:p text:style-name="P4">8”</text:p>
                </table:table-cell>
                <table:table-cell table:style-name="Table9.A1" office:value-type="string">
                  <text:p text:style-name="P4"/>
                </table:table-cell>
                <table:table-cell table:style-name="Table9.A1" office:value-type="string">
                  <text:p text:style-name="P4">Damage</text:p>
                </table:table-cell>
                <table:table-cell table:style-name="Table9.A1" office:value-type="string">
                  <text:p text:style-name="P4">2d6 Bite</text:p>
                </table:table-cell>
              </table:table-row>
            </table:table>
            <text:p text:style-name="P2"/>
          </table:table-cell>
          <table:covered-table-cell/>
        </table:table-row>
        <table:table-row table:style-name="Table10.1">
          <table:table-cell table:style-name="Table10.A1" table:number-columns-spanned="2" office:value-type="string">
            <text:p text:style-name="P8">Traits</text:p>
            <text:list xml:id="list29650937" text:continue-list="list3774287810571431652" text:style-name="WWNum3">
              <text:list-item>
                <text:p text:style-name="P56"><text:span text:style-name="T8">Animal Instinct</text:span><text:span text:style-name="T1"> </text:span><text:span text:style-name="T10">–</text:span><text:span text:style-name="T1"> Initiative based only on reflex bonus</text:span></text:p>
              </text:list-item>
              <text:list-item>
                <text:p text:style-name="P56"><text:span text:style-name="T8">Chaser</text:span><text:span text:style-name="T1"> </text:span><text:span text:style-name="T10">–</text:span><text:span text:style-name="T1"> +2 Move</text:span></text:p>
              </text:list-item>
              <text:list-item>
                <text:p text:style-name="P56"><text:span text:style-name="T8">Sense of Smell</text:span><text:span text:style-name="T1"> </text:span><text:span text:style-name="T10">–</text:span><text:span text:style-name="T1"> +6 bonus to search and track when able to take advantage of its sense of smell</text:span></text:p>
              </text:list-item>
            </text:list>
            <text:p text:style-name="P4"/>
          </table:table-cell>
          <table:covered-table-cell/>
        </table:table-row>
        <table:table-row table:style-name="Table10.1">
          <table:table-cell table:style-name="Table10.A1" table:number-columns-spanned="2" office:value-type="string">
            <text:p text:style-name="P8">Level 1 Unlocks</text:p>
            <text:list xml:id="list29638999" text:continue-list="list930969949948362209" text:style-name="WWNum6">
              <text:list-item>
                <text:p text:style-name="P53">Grapple</text:p>
              </text:list-item>
              <text:list-item>
                <text:p text:style-name="P53">Growl</text:p>
              </text:list-item>
              <text:list-item>
                <text:p text:style-name="P53">Pack Hunter</text:p>
              </text:list-item>
            </text:list>
            <text:p text:style-name="P8"/>
            <text:p text:style-name="P8">Level 5 Unlocks</text:p>
            <text:list xml:id="list29659628" text:continue-list="list7325301887648175507" text:style-name="WWNum7">
              <text:list-item>
                <text:p text:style-name="P54">Go For The Throat</text:p>
              </text:list-item>
              <text:list-item>
                <text:p text:style-name="P54">Howl</text:p>
              </text:list-item>
              <text:list-item>
                <text:p text:style-name="P54">Improved Damage I</text:p>
              </text:list-item>
            </text:list>
            <text:p text:style-name="P8"/>
            <text:p text:style-name="P8">Level 9 Unlocks</text:p>
            <text:list xml:id="list29652952" text:continue-list="list7944590419048486283" text:style-name="WWNum8">
              <text:list-item>
                <text:p text:style-name="P55">Improved Damage II</text:p>
              </text:list-item>
            </text:list>
          </table:table-cell>
          <table:covered-table-cell/>
        </table:table-row>
      </table:table>
      <text:section text:style-name="Sect2" text:name="Section1">
        <text:p text:style-name="Standard"/>
        <text:p text:style-name="Standard"/>
        <table:table table:name="Table30" table:style-name="Table30">
          <table:table-column table:style-name="Table30.A"/>
          <table:table-row table:style-name="Table30.1">
            <table:table-cell table:style-name="Table30.A1" office:value-type="string">
              <text:p text:style-name="P8">Acrobat</text:p>
            </table:table-cell>
          </table:table-row>
          <table:table-row table:style-name="Table30.1">
            <table:table-cell table:style-name="Table30.A1" office:value-type="string">
              <text:p text:style-name="P3"><text:span text:style-name="T3">Requirements:</text:span><text:span text:style-name="T9"> Athletics and Armor Restriction (AV 3)</text:span></text:p>
            </table:table-cell>
          </table:table-row>
          <table:table-row table:style-name="Table30.1">
            <table:table-cell table:style-name="Table30.A1" office:value-type="string">
              <text:p text:style-name="P2">Talents:</text:p>
              <table:table table:name="Table31" table:style-name="Table31">
                <table:table-column table:style-name="Table31.A"/>
                <table:table-column table:style-name="Table31.B"/>
                <table:table-column table:style-name="Table31.C"/>
                <table:table-row table:style-name="Table31.1">
                  <table:table-cell table:style-name="Table31.A1" office:value-type="string">
                    <text:p text:style-name="P8">Level 1</text:p>
                  </table:table-cell>
                  <table:table-cell table:style-name="Table31.A1" office:value-type="string">
                    <text:p text:style-name="P8">Level 5</text:p>
                  </table:table-cell>
                  <table:table-cell table:style-name="Table31.A1" office:value-type="string">
                    <text:p text:style-name="P8">Level 9</text:p>
                  </table:table-cell>
                </table:table-row>
                <table:table-row table:style-name="Table31.1">
                  <table:table-cell table:style-name="Table31.A1" office:value-type="string">
                    <text:list xml:id="list29658637" text:continue-list="list29662009" text:style-name="WWNum2">
                      <text:list-item>
                        <text:p text:style-name="P51">Acrobatic Feats</text:p>
                      </text:list-item>
                      <text:list-item>
                        <text:p text:style-name="P19">Bonus Dodge(1)</text:p>
                      </text:list-item>
                      <text:list-item>
                        <text:p text:style-name="P19">Combat Reflexes</text:p>
                      </text:list-item>
                      <text:list-item>
                        <text:p text:style-name="P19">Dodge(1)</text:p>
                      </text:list-item>
                      <text:list-item>
                        <text:p text:style-name="P19">Improved Disengage I</text:p>
                      </text:list-item>
                      <text:list-item>
                        <text:p text:style-name="P19">Mobile Fighter</text:p>
                      </text:list-item>
                      <text:list-item>
                        <text:p text:style-name="P19">Mobility(1)</text:p>
                      </text:list-item>
                      <text:list-item>
                        <text:p text:style-name="P19">Rough Runner</text:p>
                      </text:list-item>
                    </text:list>
                    <text:p text:style-name="P4"/>
                  </table:table-cell>
                  <table:table-cell table:style-name="Table31.A1" office:value-type="string">
                    <text:list xml:id="list29640366" text:continue-numbering="true" text:style-name="WWNum2">
                      <text:list-item>
                        <text:p text:style-name="P19">Acrobatic Save(Skill/Reflex)</text:p>
                      </text:list-item>
                      <text:list-item>
                        <text:p text:style-name="P19">Dodge(2)</text:p>
                      </text:list-item>
                      <text:list-item>
                        <text:p text:style-name="P19">Improved Disengage II</text:p>
                      </text:list-item>
                      <text:list-item>
                        <text:p text:style-name="P19">Mobility(2)</text:p>
                      </text:list-item>
                      <text:list-item>
                        <text:p text:style-name="P19">Shifty I</text:p>
                      </text:list-item>
                      <text:list-item>
                        <text:p text:style-name="P19">Take Initiative</text:p>
                      </text:list-item>
                    </text:list>
                    <text:p text:style-name="P11"/>
                    <text:p text:style-name="P4"/>
                  </table:table-cell>
                  <table:table-cell table:style-name="Table31.A1" office:value-type="string">
                    <text:list xml:id="list29651327" text:continue-numbering="true" text:style-name="WWNum2">
                      <text:list-item>
                        <text:p text:style-name="P19">Auto Dodge(12)</text:p>
                      </text:list-item>
                      <text:list-item>
                        <text:p text:style-name="P19">Bonus Dodge(2)</text:p>
                      </text:list-item>
                      <text:list-item>
                        <text:p text:style-name="P19">Dodge(3) ???</text:p>
                      </text:list-item>
                      <text:list-item>
                        <text:p text:style-name="P19">Hit And Run</text:p>
                      </text:list-item>
                      <text:list-item>
                        <text:p text:style-name="P19">Improved Disengage III</text:p>
                      </text:list-item>
                      <text:list-item>
                        <text:p text:style-name="P19">Mobility(3)</text:p>
                      </text:list-item>
                      <text:list-item>
                        <text:p text:style-name="P19">Shifty II</text:p>
                      </text:list-item>
                    </text:list>
                    <text:p text:style-name="P10"/>
                  </table:table-cell>
                </table:table-row>
              </table:table>
              <text:p text:style-name="P1"/>
            </table:table-cell>
          </table:table-row>
          <table:table-row table:style-name="Table30.1">
            <table:table-cell table:style-name="Table30.A1" office:value-type="string">
              <text:p text:style-name="P3"><text:span text:style-name="T3">Notes:</text:span><text:span text:style-name="T4"> </text:span><text:span text:style-name="T9">Should the AV restriction be 2?</text:span></text:p>
              <text:p text:style-name="P8"/>
            </table:table-cell>
          </table:table-row>
        </table:table>
        <text:p text:style-name="Standard"><text:soft-page-break/></text:p>
        <table:table table:name="Table12" table:style-name="Table12">
          <table:table-column table:style-name="Table12.A"/>
          <table:table-row table:style-name="Table12.1">
            <table:table-cell table:style-name="Table12.A1" office:value-type="string">
              <text:p text:style-name="P8">Bodyguard</text:p>
            </table:table-cell>
          </table:table-row>
          <table:table-row table:style-name="Table12.1">
            <table:table-cell table:style-name="Table12.A1" office:value-type="string">
              <text:p text:style-name="P3"><text:span text:style-name="T3">Requirements:</text:span><text:span text:style-name="T1"> One-Hand or Spear and Shield</text:span></text:p>
            </table:table-cell>
          </table:table-row>
          <table:table-row table:style-name="Table12.1">
            <table:table-cell table:style-name="Table12.A1" office:value-type="string">
              <text:p text:style-name="P2">Talents:</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8">Level 1</text:p>
                  </table:table-cell>
                  <table:table-cell table:style-name="Table11.A1" office:value-type="string">
                    <text:p text:style-name="P8">Level 5</text:p>
                  </table:table-cell>
                  <table:table-cell table:style-name="Table11.A1" office:value-type="string">
                    <text:p text:style-name="P8">Level 9</text:p>
                  </table:table-cell>
                </table:table-row>
                <table:table-row table:style-name="Table11.1">
                  <table:table-cell table:style-name="Table11.A1" office:value-type="string">
                    <text:list xml:id="list29646755" text:continue-numbering="true" text:style-name="WWNum2">
                      <text:list-item>
                        <text:p text:style-name="P19">Bodyguard Stance</text:p>
                      </text:list-item>
                      <text:list-item>
                        <text:p text:style-name="P19">Bonus Block (1)</text:p>
                      </text:list-item>
                      <text:list-item>
                        <text:p text:style-name="P19">Defensive Stance</text:p>
                      </text:list-item>
                      <text:list-item>
                        <text:p text:style-name="P19">Extended Block</text:p>
                      </text:list-item>
                      <text:list-item>
                        <text:p text:style-name="P19">Fast Draw Shield</text:p>
                      </text:list-item>
                      <text:list-item>
                        <text:p text:style-name="P19">Improved Give Ground*</text:p>
                      </text:list-item>
                      <text:list-item>
                        <text:p text:style-name="P61"><text:bookmark-start text:name="_GoBack"/>Improved Press</text:p>
                      </text:list-item>
                      <text:list-item>
                        <text:p text:style-name="P19"><text:bookmark-end text:name="_GoBack"/>Hit Points +2</text:p>
                      </text:list-item>
                      <text:list-item>
                        <text:p text:style-name="P19">Stand Ground</text:p>
                      </text:list-item>
                    </text:list>
                    <text:p text:style-name="P4"/>
                  </table:table-cell>
                  <table:table-cell table:style-name="Table11.A1" office:value-type="string">
                    <text:list xml:id="list29639528" text:continue-numbering="true" text:style-name="WWNum2">
                      <text:list-item>
                        <text:p text:style-name="P19">Don’t You Die On Me</text:p>
                      </text:list-item>
                      <text:list-item>
                        <text:p text:style-name="P19">Fearless</text:p>
                      </text:list-item>
                      <text:list-item>
                        <text:p text:style-name="P19">Follow Me*</text:p>
                      </text:list-item>
                      <text:list-item>
                        <text:p text:style-name="P19">Hit Points +2</text:p>
                      </text:list-item>
                      <text:list-item>
                        <text:p text:style-name="P19">Save Blocker</text:p>
                      </text:list-item>
                      <text:list-item>
                        <text:p text:style-name="P19">Spell Blocker I</text:p>
                      </text:list-item>
                      <text:list-item>
                        <text:p text:style-name="P19">Take The Fall</text:p>
                      </text:list-item>
                      <text:list-item>
                        <text:p text:style-name="P19">Taunt I</text:p>
                      </text:list-item>
                    </text:list>
                    <text:p text:style-name="P10"/>
                    <text:p text:style-name="P4"/>
                  </table:table-cell>
                  <table:table-cell table:style-name="Table11.A1" office:value-type="string">
                    <text:list xml:id="list29646781" text:continue-numbering="true" text:style-name="WWNum2">
                      <text:list-item>
                        <text:p text:style-name="P19">Bonus Block(2)</text:p>
                      </text:list-item>
                      <text:list-item>
                        <text:p text:style-name="P19">Follow Me II*</text:p>
                      </text:list-item>
                      <text:list-item>
                        <text:p text:style-name="P19">Hit Points +2</text:p>
                      </text:list-item>
                      <text:list-item>
                        <text:p text:style-name="P19">Spell Blocker II</text:p>
                      </text:list-item>
                      <text:list-item>
                        <text:p text:style-name="P19">Taunt II</text:p>
                      </text:list-item>
                    </text:list>
                    <text:p text:style-name="P10"/>
                  </table:table-cell>
                </table:table-row>
              </table:table>
              <text:p text:style-name="P1"/>
            </table:table-cell>
          </table:table-row>
          <table:table-row table:style-name="Table12.1">
            <table:table-cell table:style-name="Table12.A1" office:value-type="string">
              <text:p text:style-name="P8">Notes:</text:p>
              <text:p text:style-name="P8"/>
            </table:table-cell>
          </table:table-row>
        </table:table>
        <text:p text:style-name="Standard"/>
        <text:p text:style-name="Standard"/>
        <table:table table:name="Table32" table:style-name="Table32">
          <table:table-column table:style-name="Table32.A"/>
          <table:table-row table:style-name="Table32.1">
            <table:table-cell table:style-name="Table32.A1" office:value-type="string">
              <text:p text:style-name="P8">Burglar</text:p>
            </table:table-cell>
          </table:table-row>
          <table:table-row table:style-name="Table32.1">
            <table:table-cell table:style-name="Table32.A1" office:value-type="string">
              <text:p text:style-name="P3"><text:span text:style-name="T3">Requirements:</text:span><text:span text:style-name="T9"> Athletics and Stealth and Armor Restriction (AV 3)</text:span></text:p>
            </table:table-cell>
          </table:table-row>
          <table:table-row table:style-name="Table32.1">
            <table:table-cell table:style-name="Table32.A1" office:value-type="string">
              <text:p text:style-name="P2">Talents:</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8">Level 1</text:p>
                  </table:table-cell>
                  <table:table-cell table:style-name="Table33.A1" office:value-type="string">
                    <text:p text:style-name="P8">Level 5</text:p>
                  </table:table-cell>
                  <table:table-cell table:style-name="Table33.A1" office:value-type="string">
                    <text:p text:style-name="P8">Level 9</text:p>
                  </table:table-cell>
                </table:table-row>
                <table:table-row table:style-name="Table33.1">
                  <table:table-cell table:style-name="Table33.A1" office:value-type="string">
                    <text:list xml:id="list29654340" text:continue-numbering="true" text:style-name="WWNum2">
                      <text:list-item>
                        <text:p text:style-name="P51">Acrobatic Feats</text:p>
                      </text:list-item>
                      <text:list-item>
                        <text:p text:style-name="P19">Break Fall I</text:p>
                      </text:list-item>
                      <text:list-item>
                        <text:p text:style-name="P19">Contortionist</text:p>
                      </text:list-item>
                      <text:list-item>
                        <text:p text:style-name="P19">Improved Disengage I</text:p>
                      </text:list-item>
                      <text:list-item>
                        <text:p text:style-name="P19">Iron Grip</text:p>
                      </text:list-item>
                      <text:list-item>
                        <text:p text:style-name="P19">Mobility(1)</text:p>
                      </text:list-item>
                      <text:list-item>
                        <text:p text:style-name="P19">Quick Climber</text:p>
                      </text:list-item>
                      <text:list-item>
                        <text:p text:style-name="P19">Trap Sense</text:p>
                      </text:list-item>
                    </text:list>
                    <text:p text:style-name="P4"/>
                  </table:table-cell>
                  <table:table-cell table:style-name="Table33.A1" office:value-type="string">
                    <text:list xml:id="list29634767" text:continue-numbering="true" text:style-name="WWNum2">
                      <text:list-item>
                        <text:p text:style-name="P19">Acrobatic Save(Skill/Reflex)</text:p>
                      </text:list-item>
                      <text:list-item>
                        <text:p text:style-name="P19">Improved Disengage II</text:p>
                      </text:list-item>
                      <text:list-item>
                        <text:p text:style-name="P19">Mobility(2)</text:p>
                      </text:list-item>
                      <text:list-item>
                        <text:p text:style-name="P19">No Hands</text:p>
                      </text:list-item>
                      <text:list-item>
                        <text:p text:style-name="P19">Resist Traps(1)</text:p>
                      </text:list-item>
                      <text:list-item>
                        <text:p text:style-name="P19">Shifty I</text:p>
                      </text:list-item>
                      <text:list-item>
                        <text:p text:style-name="P19">Stealth Run</text:p>
                        <text:p text:style-name="P19"/>
                      </text:list-item>
                    </text:list>
                    <text:p text:style-name="P10"/>
                    <text:p text:style-name="P4"/>
                  </table:table-cell>
                  <table:table-cell table:style-name="Table33.A1" office:value-type="string">
                    <text:list xml:id="list29656766" text:continue-numbering="true" text:style-name="WWNum2">
                      <text:list-item>
                        <text:p text:style-name="P19">Bonus Block(3)</text:p>
                      </text:list-item>
                      <text:list-item>
                        <text:p text:style-name="P19">Break Fall II</text:p>
                      </text:list-item>
                      <text:list-item>
                        <text:p text:style-name="P19">Improved Disengage III</text:p>
                      </text:list-item>
                      <text:list-item>
                        <text:p text:style-name="P19">Mobility(3)</text:p>
                      </text:list-item>
                      <text:list-item>
                        <text:p text:style-name="P19">Resist Traps(2)</text:p>
                      </text:list-item>
                      <text:list-item>
                        <text:p text:style-name="P19">Shifty II</text:p>
                      </text:list-item>
                    </text:list>
                    <text:p text:style-name="P10"/>
                  </table:table-cell>
                </table:table-row>
              </table:table>
              <text:p text:style-name="P1"/>
            </table:table-cell>
          </table:table-row>
          <table:table-row table:style-name="Table32.1">
            <table:table-cell table:style-name="Table32.A1" office:value-type="string">
              <text:p text:style-name="P8">Notes:</text:p>
              <text:p text:style-name="P8"/>
            </table:table-cell>
          </table:table-row>
        </table:table>
        <text:p text:style-name="Standard"/>
        <table:table table:name="Table14" table:style-name="Table14">
          <table:table-column table:style-name="Table14.A"/>
          <table:table-row table:style-name="Table14.1">
            <table:table-cell table:style-name="Table14.A1" office:value-type="string">
              <text:p text:style-name="P8">Cleaver</text:p>
            </table:table-cell>
          </table:table-row>
          <table:table-row table:style-name="Table14.1">
            <table:table-cell table:style-name="Table14.A1" office:value-type="string">
              <text:p text:style-name="P3"><text:span text:style-name="T3">Requirements:</text:span><text:span text:style-name="T1"> 2h Axe or Axe+Shield</text:span></text:p>
            </table:table-cell>
          </table:table-row>
          <table:table-row table:style-name="Table14.1">
            <table:table-cell table:style-name="Table14.A1" office:value-type="string">
              <text:p text:style-name="P2">Talents:</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8">Level 1</text:p>
                  </table:table-cell>
                  <table:table-cell table:style-name="Table13.A1" office:value-type="string">
                    <text:p text:style-name="P8">Level 5</text:p>
                  </table:table-cell>
                  <table:table-cell table:style-name="Table13.A1" office:value-type="string">
                    <text:p text:style-name="P8">Level 9</text:p>
                  </table:table-cell>
                </table:table-row>
                <table:table-row table:style-name="Table13.1">
                  <table:table-cell table:style-name="Table13.A1" office:value-type="string">
                    <text:list xml:id="list29635704" text:continue-numbering="true" text:style-name="WWNum2">
                      <text:list-item>
                        <text:p text:style-name="P19">Armsman I</text:p>
                      </text:list-item>
                      <text:list-item>
                        <text:p text:style-name="P19">Cleave</text:p>
                      </text:list-item>
                      <text:list-item>
                        <text:p text:style-name="P19">Hit Points +2</text:p>
                      </text:list-item>
                      <text:list-item>
                        <text:p text:style-name="P19">Improved Charge I</text:p>
                      </text:list-item>
                      <text:list-item>
                        <text:p text:style-name="P19">Improved Press</text:p>
                      </text:list-item>
                      <text:list-item>
                        <text:p text:style-name="P19">Offensive Stance</text:p>
                      </text:list-item>
                      <text:list-item>
                        <text:p text:style-name="P19">Shield Breaker(12)</text:p>
                      </text:list-item>
                      <text:list-item>
                        <text:p text:style-name="P19">Wade In</text:p>
                      </text:list-item>
                    </text:list>
                  </table:table-cell>
                  <table:table-cell table:style-name="Table13.A1" office:value-type="string">
                    <text:list xml:id="list29645100" text:continue-numbering="true" text:style-name="WWNum2">
                      <text:list-item>
                        <text:p text:style-name="P19">Armsman II</text:p>
                      </text:list-item>
                      <text:list-item>
                        <text:p text:style-name="P19">Hit Points +2</text:p>
                      </text:list-item>
                      <text:list-item>
                        <text:p text:style-name="P19">Improved Charge II</text:p>
                      </text:list-item>
                      <text:list-item>
                        <text:p text:style-name="P19">Shield Breaker(11)</text:p>
                      </text:list-item>
                      <text:list-item>
                        <text:p text:style-name="P19">Striker(1)</text:p>
                      </text:list-item>
                    </text:list>
                    <text:p text:style-name="P10"/>
                    <text:p text:style-name="P4"/>
                  </table:table-cell>
                  <table:table-cell table:style-name="Table13.A1" office:value-type="string">
                    <text:list xml:id="list29649944" text:continue-numbering="true" text:style-name="WWNum2">
                      <text:list-item>
                        <text:p text:style-name="P19">Hit Points +2</text:p>
                      </text:list-item>
                      <text:list-item>
                        <text:p text:style-name="P19">Limb Taker</text:p>
                      </text:list-item>
                      <text:list-item>
                        <text:p text:style-name="P19">Shield Breaker(10)</text:p>
                      </text:list-item>
                      <text:list-item>
                        <text:p text:style-name="P19">Striker(2)</text:p>
                      </text:list-item>
                      <text:list-item>
                        <text:p text:style-name="P19">Wide Arc</text:p>
                      </text:list-item>
                    </text:list>
                  </table:table-cell>
                </table:table-row>
              </table:table>
              <text:p text:style-name="P1"/>
            </table:table-cell>
          </table:table-row>
          <table:table-row table:style-name="Table14.1">
            <table:table-cell table:style-name="Table14.A1" office:value-type="string">
              <text:p text:style-name="P8">Notes:</text:p>
              <text:p text:style-name="P8"><text:soft-page-break/></text:p>
            </table:table-cell>
          </table:table-row>
        </table:table>
        <text:p text:style-name="Standard"/>
        <table:table table:name="Table16" table:style-name="Table16">
          <table:table-column table:style-name="Table16.A"/>
          <table:table-row table:style-name="Table16.1">
            <table:table-cell table:style-name="Table16.A1" office:value-type="string">
              <text:p text:style-name="P8">Familiar</text:p>
            </table:table-cell>
          </table:table-row>
          <table:table-row table:style-name="Table16.1">
            <table:table-cell table:style-name="Table16.A1" office:value-type="string">
              <text:p text:style-name="P3"><text:span text:style-name="T3">Requirements:</text:span><text:span text:style-name="T1"> Any Spell Casting, GM Permission</text:span></text:p>
            </table:table-cell>
          </table:table-row>
          <table:table-row table:style-name="Table16.1">
            <table:table-cell table:style-name="Table16.A1" office:value-type="string">
              <text:p text:style-name="P2">Talents:</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8">Level 1</text:p>
                  </table:table-cell>
                  <table:table-cell table:style-name="Table15.A1" office:value-type="string">
                    <text:p text:style-name="P8">Level 5</text:p>
                  </table:table-cell>
                  <table:table-cell table:style-name="Table15.A1" office:value-type="string">
                    <text:p text:style-name="P8">Level 9</text:p>
                  </table:table-cell>
                </table:table-row>
                <table:table-row table:style-name="Table15.1">
                  <table:table-cell table:style-name="Table15.A1" office:value-type="string">
                    <text:list xml:id="list29642798" text:continue-numbering="true" text:style-name="WWNum2">
                      <text:list-item>
                        <text:p text:style-name="P19">Companion Unlock(1)</text:p>
                      </text:list-item>
                      <text:list-item>
                        <text:p text:style-name="P50">Familiar</text:p>
                      </text:list-item>
                      <text:list-item>
                        <text:p text:style-name="P19">Familiar Adviser</text:p>
                      </text:list-item>
                      <text:list-item>
                        <text:p text:style-name="P19">Familiar Defender</text:p>
                      </text:list-item>
                      <text:list-item>
                        <text:p text:style-name="P19">Familiar Telepathy</text:p>
                      </text:list-item>
                      <text:list-item>
                        <text:p text:style-name="P19">Familiar Weaponry</text:p>
                      </text:list-item>
                    </text:list>
                  </table:table-cell>
                  <table:table-cell table:style-name="Table15.A1" office:value-type="string">
                    <text:list xml:id="list29633932" text:continue-numbering="true" text:style-name="WWNum2">
                      <text:list-item>
                        <text:p text:style-name="P19">Companion Unlock(5)</text:p>
                      </text:list-item>
                      <text:list-item>
                        <text:p text:style-name="P19">Conduit</text:p>
                      </text:list-item>
                      <text:list-item>
                        <text:p text:style-name="P19">Shared Sight</text:p>
                      </text:list-item>
                      <text:list-item>
                        <text:p text:style-name="P19">Shared Spells</text:p>
                      </text:list-item>
                      <text:list-item>
                        <text:p text:style-name="P19">Magic Dampener</text:p>
                      </text:list-item>
                    </text:list>
                    <text:p text:style-name="P10"/>
                    <text:p text:style-name="P4"/>
                  </table:table-cell>
                  <table:table-cell table:style-name="Table15.A1" office:value-type="string">
                    <text:list xml:id="list29661184" text:continue-numbering="true" text:style-name="WWNum2">
                      <text:list-item>
                        <text:p text:style-name="P19">Companion Unlock(9)</text:p>
                      </text:list-item>
                      <text:list-item>
                        <text:p text:style-name="P19">Familiar Blood</text:p>
                      </text:list-item>
                      <text:list-item>
                        <text:p text:style-name="P19">Familiar Cast</text:p>
                      </text:list-item>
                    </text:list>
                  </table:table-cell>
                </table:table-row>
              </table:table>
              <text:p text:style-name="P1"/>
            </table:table-cell>
          </table:table-row>
          <table:table-row table:style-name="Table16.1">
            <table:table-cell table:style-name="Table16.A1" office:value-type="string">
              <text:p text:style-name="P8">Notes:</text:p>
              <text:p text:style-name="P8"/>
            </table:table-cell>
          </table:table-row>
        </table:table>
        <text:p text:style-name="Standard"/>
        <table:table table:name="Table18" table:style-name="Table18">
          <table:table-column table:style-name="Table18.A"/>
          <table:table-row table:style-name="Table18.1">
            <table:table-cell table:style-name="Table18.A1" office:value-type="string">
              <text:p text:style-name="P8">Gladiator</text:p>
            </table:table-cell>
          </table:table-row>
          <table:table-row table:style-name="Table18.1">
            <table:table-cell table:style-name="Table18.A1" office:value-type="string">
              <text:p text:style-name="P3"><text:span text:style-name="T3">Requirements:</text:span><text:span text:style-name="T1"> 1h+Shield or Spear+Shield or Dueling</text:span></text:p>
            </table:table-cell>
          </table:table-row>
          <table:table-row table:style-name="Table18.1">
            <table:table-cell table:style-name="Table18.A1" office:value-type="string">
              <text:p text:style-name="P2">Talents:</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8">Level 1</text:p>
                  </table:table-cell>
                  <table:table-cell table:style-name="Table17.A1" office:value-type="string">
                    <text:p text:style-name="P8">Level 5</text:p>
                  </table:table-cell>
                  <table:table-cell table:style-name="Table17.A1" office:value-type="string">
                    <text:p text:style-name="P8">Level 9</text:p>
                  </table:table-cell>
                </table:table-row>
                <table:table-row table:style-name="Table17.1">
                  <table:table-cell table:style-name="Table17.A1" office:value-type="string">
                    <text:list xml:id="list29635250" text:continue-numbering="true" text:style-name="WWNum2">
                      <text:list-item>
                        <text:p text:style-name="P19">Armored Athlete</text:p>
                      </text:list-item>
                      <text:list-item>
                        <text:p text:style-name="P19">Armsman I</text:p>
                      </text:list-item>
                      <text:list-item>
                        <text:p text:style-name="P19">Avoid Death Blow(2)</text:p>
                      </text:list-item>
                      <text:list-item>
                        <text:p text:style-name="P19">Bonus Block(1)</text:p>
                      </text:list-item>
                      <text:list-item>
                        <text:p text:style-name="P19">Crowd Favorite</text:p>
                      </text:list-item>
                      <text:list-item>
                        <text:p text:style-name="P19">Greedy</text:p>
                      </text:list-item>
                      <text:list-item>
                        <text:p text:style-name="P19">Hit Points +2</text:p>
                      </text:list-item>
                      <text:list-item>
                        <text:p text:style-name="P19">Net Proficiency*</text:p>
                      </text:list-item>
                      <text:list-item>
                        <text:p text:style-name="P19">Prone Fighting</text:p>
                      </text:list-item>
                      <text:list-item>
                        <text:p text:style-name="P19">Shield Bash</text:p>
                      </text:list-item>
                    </text:list>
                  </table:table-cell>
                  <table:table-cell table:style-name="Table17.A1" office:value-type="string">
                    <text:list xml:id="list29650798" text:continue-numbering="true" text:style-name="WWNum2">
                      <text:list-item>
                        <text:p text:style-name="P19">Armsman II</text:p>
                      </text:list-item>
                      <text:list-item>
                        <text:p text:style-name="P19">Avoid Death Blow(4)</text:p>
                      </text:list-item>
                      <text:list-item>
                        <text:p text:style-name="P19">Entangler(11)*</text:p>
                      </text:list-item>
                      <text:list-item>
                        <text:p text:style-name="P19">Fearsome Display</text:p>
                      </text:list-item>
                      <text:list-item>
                        <text:p text:style-name="P19">Hit Points +2</text:p>
                      </text:list-item>
                      <text:list-item>
                        <text:p text:style-name="P19">Piercing Blow(2)</text:p>
                      </text:list-item>
                    </text:list>
                    <text:p text:style-name="P10"/>
                    <text:p text:style-name="P4"/>
                  </table:table-cell>
                  <table:table-cell table:style-name="Table17.A1" office:value-type="string">
                    <text:list xml:id="list29655540" text:continue-numbering="true" text:style-name="WWNum2">
                      <text:list-item>
                        <text:p text:style-name="P19">Avoid Death Blow(6)</text:p>
                      </text:list-item>
                      <text:list-item>
                        <text:p text:style-name="P19">Bonus Block(2)</text:p>
                      </text:list-item>
                      <text:list-item>
                        <text:p text:style-name="P19">Entangler(10)</text:p>
                      </text:list-item>
                      <text:list-item>
                        <text:p text:style-name="P19">Follow Me II*</text:p>
                      </text:list-item>
                      <text:list-item>
                        <text:p text:style-name="P19">Hit Points +2</text:p>
                      </text:list-item>
                      <text:list-item>
                        <text:p text:style-name="P19">Piercing Blow(4)</text:p>
                      </text:list-item>
                      <text:list-item>
                        <text:p text:style-name="P19">Signature Move</text:p>
                      </text:list-item>
                    </text:list>
                  </table:table-cell>
                </table:table-row>
              </table:table>
              <text:p text:style-name="P1"/>
            </table:table-cell>
          </table:table-row>
          <table:table-row table:style-name="Table18.1">
            <table:table-cell table:style-name="Table18.A1" office:value-type="string">
              <text:p text:style-name="P8">Notes:</text:p>
              <text:p text:style-name="P8"/>
            </table:table-cell>
          </table:table-row>
        </table:table>
        <text:p text:style-name="Standard"/>
        <table:table table:name="Table34" table:style-name="Table34">
          <table:table-column table:style-name="Table34.A"/>
          <table:table-row table:style-name="Table34.1">
            <table:table-cell table:style-name="Table34.A1" office:value-type="string">
              <text:p text:style-name="P8">Grappler</text:p>
            </table:table-cell>
          </table:table-row>
          <table:table-row table:style-name="Table34.1">
            <table:table-cell table:style-name="Table34.A1" office:value-type="string">
              <text:p text:style-name="P3"><text:span text:style-name="T3">Requirements:</text:span><text:span text:style-name="T1"> Brawling</text:span></text:p>
            </table:table-cell>
          </table:table-row>
          <table:table-row table:style-name="Table34.1">
            <table:table-cell table:style-name="Table34.A1" office:value-type="string">
              <text:p text:style-name="P2">Talents:</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8">Level 1</text:p>
                  </table:table-cell>
                  <table:table-cell table:style-name="Table35.A1" office:value-type="string">
                    <text:p text:style-name="P8">Level 5</text:p>
                  </table:table-cell>
                  <table:table-cell table:style-name="Table35.A1" office:value-type="string">
                    <text:p text:style-name="P8">Level 9</text:p>
                  </table:table-cell>
                </table:table-row>
                <table:table-row table:style-name="Table35.2">
                  <table:table-cell table:style-name="Table35.A1" office:value-type="string">
                    <text:list xml:id="list29647523" text:continue-numbering="true" text:style-name="WWNum2">
                      <text:list-item>
                        <text:p text:style-name="P19">Get Inside</text:p>
                      </text:list-item>
                      <text:list-item>
                        <text:p text:style-name="P19">Iron Grip</text:p>
                      </text:list-item>
                      <text:list-item>
                        <text:p text:style-name="P19">Oiled Up</text:p>
                      </text:list-item>
                      <text:list-item>
                        <text:p text:style-name="P19">Prone Fighting</text:p>
                      </text:list-item>
                      <text:list-item>
                        <text:p text:style-name="P19">Shift grip</text:p>
                      </text:list-item>
                      <text:list-item>
                        <text:p text:style-name="P51">Wrestling Moves(12)</text:p>
                      </text:list-item>
                    </text:list>
                  </table:table-cell>
                  <table:table-cell table:style-name="Table35.A1" office:value-type="string">
                    <text:list xml:id="list29646976" text:continue-numbering="true" text:style-name="WWNum2">
                      <text:list-item>
                        <text:p text:style-name="P19">Arm Bar</text:p>
                      </text:list-item>
                      <text:list-item>
                        <text:p text:style-name="P19">Break Fall I</text:p>
                      </text:list-item>
                      <text:list-item>
                        <text:p text:style-name="P19">Fireman's Carry I</text:p>
                      </text:list-item>
                      <text:list-item>
                        <text:p text:style-name="P19">Furious Wrestling(2)</text:p>
                      </text:list-item>
                      <text:list-item>
                        <text:p text:style-name="P19">Hammer Down</text:p>
                      </text:list-item>
                      <text:list-item>
                        <text:p text:style-name="P19">Sacrifice Throw</text:p>
                      </text:list-item>
                      <text:list-item>
                        <text:p text:style-name="P19">Wrestling Moves(10)</text:p>
                      </text:list-item>
                    </text:list>
                    <text:p text:style-name="P12"/>
                    <text:p text:style-name="P10"/>
                    <text:p text:style-name="P4"/>
                  </table:table-cell>
                  <table:table-cell table:style-name="Table35.A1" office:value-type="string">
                    <text:list xml:id="list29658403" text:continue-numbering="true" text:style-name="WWNum2">
                      <text:list-item>
                        <text:p text:style-name="P19">Fireman's Carry II</text:p>
                      </text:list-item>
                      <text:list-item>
                        <text:p text:style-name="P19">Furious Wrestling(3)</text:p>
                      </text:list-item>
                      <text:list-item>
                        <text:p text:style-name="P19">Human Shield</text:p>
                      </text:list-item>
                      <text:list-item>
                        <text:p text:style-name="P19">Neck Snap</text:p>
                      </text:list-item>
                      <text:list-item>
                        <text:p text:style-name="P19">Wrestling Moves(8)</text:p>
                        <text:p text:style-name="P62"/>
                      </text:list-item>
                    </text:list>
                  </table:table-cell>
                </table:table-row>
              </table:table>
              <text:p text:style-name="P1"/>
            </table:table-cell>
          </table:table-row>
          <table:table-row table:style-name="Table34.1">
            <table:table-cell table:style-name="Table34.A1" office:value-type="string">
              <text:p text:style-name="P8">Notes:</text:p>
              <text:p text:style-name="P8"/>
            </table:table-cell>
          </table:table-row>
        </table:table>
        <text:p text:style-name="Standard"/>
        <text:p text:style-name="Standard"><text:soft-page-break/></text:p>
        <table:table table:name="Table20" table:style-name="Table20">
          <table:table-column table:style-name="Table20.A"/>
          <table:table-row table:style-name="Table20.1">
            <table:table-cell table:style-name="Table20.A1" office:value-type="string">
              <text:p text:style-name="P8">Lancer</text:p>
            </table:table-cell>
          </table:table-row>
          <table:table-row table:style-name="Table20.1">
            <table:table-cell table:style-name="Table20.A1" office:value-type="string">
              <text:p text:style-name="P3"><text:span text:style-name="T3">Requirements:</text:span><text:span text:style-name="T1"> Polearm or Spear+Shield</text:span></text:p>
            </table:table-cell>
          </table:table-row>
          <table:table-row table:style-name="Table20.1">
            <table:table-cell table:style-name="Table20.A1" office:value-type="string">
              <text:p text:style-name="P2">Talents:</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8">Level 1</text:p>
                  </table:table-cell>
                  <table:table-cell table:style-name="Table19.A1" office:value-type="string">
                    <text:p text:style-name="P8">Level 5</text:p>
                  </table:table-cell>
                  <table:table-cell table:style-name="Table19.A1" office:value-type="string">
                    <text:p text:style-name="P8">Level 9</text:p>
                  </table:table-cell>
                </table:table-row>
                <table:table-row table:style-name="Table19.1">
                  <table:table-cell table:style-name="Table19.A1" office:value-type="string">
                    <text:list xml:id="list29639368" text:continue-numbering="true" text:style-name="WWNum2">
                      <text:list-item>
                        <text:p text:style-name="P19">Armsman I</text:p>
                      </text:list-item>
                      <text:list-item>
                        <text:p text:style-name="P19">Great Throw I</text:p>
                      </text:list-item>
                      <text:list-item>
                        <text:p text:style-name="P19">Impale(3)</text:p>
                      </text:list-item>
                      <text:list-item>
                        <text:p text:style-name="P19">Imrpoved Charge</text:p>
                      </text:list-item>
                      <text:list-item>
                        <text:p text:style-name="P19">Offensive Stance</text:p>
                      </text:list-item>
                      <text:list-item>
                        <text:p text:style-name="P19">Piercer(2)</text:p>
                      </text:list-item>
                      <text:list-item>
                        <text:p text:style-name="P19">Set Spear I</text:p>
                      </text:list-item>
                    </text:list>
                  </table:table-cell>
                  <table:table-cell table:style-name="Table19.A1" office:value-type="string">
                    <text:list xml:id="list29664412" text:continue-numbering="true" text:style-name="WWNum2">
                      <text:list-item>
                        <text:p text:style-name="P19">Armsman II</text:p>
                      </text:list-item>
                      <text:list-item>
                        <text:p text:style-name="P19">Great Throw II</text:p>
                      </text:list-item>
                      <text:list-item>
                        <text:p text:style-name="P19">Impale(5)</text:p>
                      </text:list-item>
                      <text:list-item>
                        <text:p text:style-name="P19">Improved Charge II</text:p>
                      </text:list-item>
                      <text:list-item>
                        <text:p text:style-name="P19">Keep Away</text:p>
                      </text:list-item>
                      <text:list-item>
                        <text:p text:style-name="P19">Piercer(3)</text:p>
                      </text:list-item>
                      <text:list-item>
                        <text:p text:style-name="P19">Reach(1)</text:p>
                      </text:list-item>
                      <text:list-item>
                        <text:p text:style-name="P19">Set Spear II</text:p>
                      </text:list-item>
                      <text:list-item>
                        <text:p text:style-name="P19">Skewer</text:p>
                      </text:list-item>
                    </text:list>
                    <text:p text:style-name="P10"/>
                    <text:p text:style-name="P4"/>
                  </table:table-cell>
                  <table:table-cell table:style-name="Table19.A1" office:value-type="string">
                    <text:list xml:id="list29660806" text:continue-numbering="true" text:style-name="WWNum2">
                      <text:list-item>
                        <text:p text:style-name="P19">Impale(7)</text:p>
                      </text:list-item>
                      <text:list-item>
                        <text:p text:style-name="P19">Piercer(4)</text:p>
                      </text:list-item>
                      <text:list-item>
                        <text:p text:style-name="P19">Reach(2)</text:p>
                      </text:list-item>
                      <text:list-item>
                        <text:p text:style-name="P19">Skewer II</text:p>
                      </text:list-item>
                    </text:list>
                  </table:table-cell>
                </table:table-row>
              </table:table>
              <text:p text:style-name="P1"/>
            </table:table-cell>
          </table:table-row>
          <table:table-row table:style-name="Table20.1">
            <table:table-cell table:style-name="Table20.A1" office:value-type="string">
              <text:p text:style-name="P8">Notes:</text:p>
              <text:p text:style-name="P8"/>
            </table:table-cell>
          </table:table-row>
        </table:table>
        <text:p text:style-name="Standard"/>
        <text:p text:style-name="Standard"/>
        <table:table table:name="Table36" table:style-name="Table36">
          <table:table-column table:style-name="Table36.A"/>
          <table:table-row table:style-name="Table36.1">
            <table:table-cell table:style-name="Table36.A1" office:value-type="string">
              <text:p text:style-name="P8">Mage Staff</text:p>
            </table:table-cell>
          </table:table-row>
          <table:table-row table:style-name="Table36.1">
            <table:table-cell table:style-name="Table36.A1" office:value-type="string">
              <text:p text:style-name="P3"><text:span text:style-name="T3">Requirements:</text:span><text:span text:style-name="T1"> Staff and Spell</text:span></text:p>
            </table:table-cell>
          </table:table-row>
          <table:table-row table:style-name="Table36.1">
            <table:table-cell table:style-name="Table36.A1" office:value-type="string">
              <text:p text:style-name="P2">Talents:</text:p>
              <table:table table:name="Table37" table:style-name="Table37">
                <table:table-column table:style-name="Table37.A"/>
                <table:table-column table:style-name="Table37.B"/>
                <table:table-column table:style-name="Table37.C"/>
                <table:table-row table:style-name="Table37.1">
                  <table:table-cell table:style-name="Table37.A1" office:value-type="string">
                    <text:p text:style-name="P8">Level 1</text:p>
                  </table:table-cell>
                  <table:table-cell table:style-name="Table37.A1" office:value-type="string">
                    <text:p text:style-name="P8">Level 5</text:p>
                  </table:table-cell>
                  <table:table-cell table:style-name="Table37.A1" office:value-type="string">
                    <text:p text:style-name="P8">Level 9</text:p>
                  </table:table-cell>
                </table:table-row>
                <table:table-row table:style-name="Table37.1">
                  <table:table-cell table:style-name="Table37.A1" office:value-type="string">
                    <text:list xml:id="list29645710" text:continue-numbering="true" text:style-name="WWNum2">
                      <text:list-item>
                        <text:p text:style-name="P19">Custom Spell Slot(1)</text:p>
                      </text:list-item>
                      <text:list-item>
                        <text:p text:style-name="P19"/>
                      </text:list-item>
                    </text:list>
                    <text:p text:style-name="P10"/>
                  </table:table-cell>
                  <table:table-cell table:style-name="Table37.A1" office:value-type="string">
                    <text:list xml:id="list29645143" text:continue-numbering="true" text:style-name="WWNum2">
                      <text:list-item>
                        <text:p text:style-name="P19">Custom Spell Slot(5)</text:p>
                      </text:list-item>
                      <text:list-item>
                        <text:p text:style-name="P19"/>
                      </text:list-item>
                    </text:list>
                    <text:p text:style-name="P10"/>
                    <text:p text:style-name="P4"/>
                  </table:table-cell>
                  <table:table-cell table:style-name="Table37.A1" office:value-type="string">
                    <text:list xml:id="list29647311" text:continue-numbering="true" text:style-name="WWNum2">
                      <text:list-item>
                        <text:p text:style-name="P19">Custom Spell Slot(9)</text:p>
                      </text:list-item>
                      <text:list-item>
                        <text:p text:style-name="P19"/>
                      </text:list-item>
                    </text:list>
                  </table:table-cell>
                </table:table-row>
              </table:table>
              <text:p text:style-name="P1"/>
            </table:table-cell>
          </table:table-row>
          <table:table-row table:style-name="Table36.1">
            <table:table-cell table:style-name="Table36.A1" office:value-type="string">
              <text:p text:style-name="P8">Notes:</text:p>
              <text:p text:style-name="P8"/>
            </table:table-cell>
          </table:table-row>
        </table:table>
        <text:p text:style-name="Standard"/>
        <table:table table:name="Table22" table:style-name="Table22">
          <table:table-column table:style-name="Table22.A"/>
          <table:table-row table:style-name="Table22.1">
            <table:table-cell table:style-name="Table22.A1" office:value-type="string">
              <text:p text:style-name="P8">Master Chanter</text:p>
            </table:table-cell>
          </table:table-row>
          <table:table-row table:style-name="Table22.1">
            <table:table-cell table:style-name="Table22.A1" office:value-type="string">
              <text:p text:style-name="P3"><text:span text:style-name="T3">Requirements:</text:span><text:span text:style-name="T1"> Words of Power and Chants/Songs</text:span></text:p>
            </table:table-cell>
          </table:table-row>
          <table:table-row table:style-name="Table22.1">
            <table:table-cell table:style-name="Table22.A1" office:value-type="string">
              <text:p text:style-name="P2">Talents:</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8">Level 1</text:p>
                  </table:table-cell>
                  <table:table-cell table:style-name="Table21.A1" office:value-type="string">
                    <text:p text:style-name="P8">Level 5</text:p>
                  </table:table-cell>
                  <table:table-cell table:style-name="Table21.A1" office:value-type="string">
                    <text:p text:style-name="P8">Level 9</text:p>
                  </table:table-cell>
                </table:table-row>
                <table:table-row table:style-name="Table21.1">
                  <table:table-cell table:style-name="Table21.A1" office:value-type="string">
                    <text:list xml:id="list29641121" text:continue-numbering="true" text:style-name="WWNum2">
                      <text:list-item>
                        <text:p text:style-name="P19">Custom Spell Slot(1)</text:p>
                      </text:list-item>
                      <text:list-item>
                        <text:p text:style-name="P19">Furious Voice(1)</text:p>
                      </text:list-item>
                      <text:list-item>
                        <text:p text:style-name="P19">Improved Voice I</text:p>
                      </text:list-item>
                      <text:list-item>
                        <text:p text:style-name="P19">Loud Chants I</text:p>
                      </text:list-item>
                      <text:list-item>
                        <text:p text:style-name="P19">Tenacious Cast(1)</text:p>
                      </text:list-item>
                    </text:list>
                    <text:p text:style-name="P10"/>
                  </table:table-cell>
                  <table:table-cell table:style-name="Table21.A1" office:value-type="string">
                    <text:list xml:id="list29637229" text:continue-numbering="true" text:style-name="WWNum2">
                      <text:list-item>
                        <text:p text:style-name="P19">Custom Spell Slot(5)</text:p>
                      </text:list-item>
                      <text:list-item>
                        <text:p text:style-name="P19">Improved Voice II</text:p>
                      </text:list-item>
                      <text:list-item>
                        <text:p text:style-name="P19">Loud Chants II</text:p>
                      </text:list-item>
                      <text:list-item>
                        <text:p text:style-name="P19">Merge Chants</text:p>
                      </text:list-item>
                      <text:list-item>
                        <text:p text:style-name="P19">Staccato</text:p>
                      </text:list-item>
                      <text:list-item>
                        <text:p text:style-name="P19">Unwavering Chant(1)</text:p>
                      </text:list-item>
                    </text:list>
                    <text:p text:style-name="P10"/>
                    <text:p text:style-name="P4"/>
                  </table:table-cell>
                  <table:table-cell table:style-name="Table21.A1" office:value-type="string">
                    <text:list xml:id="list29666164" text:continue-numbering="true" text:style-name="WWNum2">
                      <text:list-item>
                        <text:p text:style-name="P19">Custom Spell Slot(9)</text:p>
                      </text:list-item>
                      <text:list-item>
                        <text:p text:style-name="P19">Improved Voice III</text:p>
                      </text:list-item>
                      <text:list-item>
                        <text:p text:style-name="P19">Loud Chants III</text:p>
                      </text:list-item>
                      <text:list-item>
                        <text:p text:style-name="P19">Tenacious Cast(2)</text:p>
                      </text:list-item>
                      <text:list-item>
                        <text:p text:style-name="P19">Unwavering Chant(2)</text:p>
                      </text:list-item>
                    </text:list>
                  </table:table-cell>
                </table:table-row>
              </table:table>
              <text:p text:style-name="P1"/>
            </table:table-cell>
          </table:table-row>
          <table:table-row table:style-name="Table22.1">
            <table:table-cell table:style-name="Table22.A1" office:value-type="string">
              <text:p text:style-name="P8">Notes:</text:p>
              <text:p text:style-name="P8"/>
            </table:table-cell>
          </table:table-row>
        </table:table>
        <text:p text:style-name="Standard"/>
        <text:p text:style-name="Standard"/>
        <table:table table:name="Table24" table:style-name="Table24">
          <table:table-column table:style-name="Table24.A"/>
          <text:soft-page-break/>
          <table:table-row table:style-name="Table24.1">
            <table:table-cell table:style-name="Table24.A1" office:value-type="string">
              <text:p text:style-name="P8">Master Alchemist</text:p>
            </table:table-cell>
          </table:table-row>
          <table:table-row table:style-name="Table24.1">
            <table:table-cell table:style-name="Table24.A1" office:value-type="string">
              <text:p text:style-name="P3"><text:span text:style-name="T3">Requirements:</text:span><text:span text:style-name="T1"> Alchemy</text:span></text:p>
            </table:table-cell>
          </table:table-row>
          <table:table-row table:style-name="Table24.1">
            <table:table-cell table:style-name="Table24.A1" office:value-type="string">
              <text:p text:style-name="P2">Talents:</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8">Level 1</text:p>
                  </table:table-cell>
                  <table:table-cell table:style-name="Table23.A1" office:value-type="string">
                    <text:p text:style-name="P8">Level 5</text:p>
                  </table:table-cell>
                  <table:table-cell table:style-name="Table23.A1" office:value-type="string">
                    <text:p text:style-name="P8">Level 9</text:p>
                  </table:table-cell>
                </table:table-row>
                <table:table-row table:style-name="Table23.1">
                  <table:table-cell table:style-name="Table23.A1" office:value-type="string">
                    <text:list xml:id="list29661578" text:continue-numbering="true" text:style-name="WWNum2">
                      <text:list-item>
                        <text:p text:style-name="P19">Blaster</text:p>
                      </text:list-item>
                      <text:list-item>
                        <text:p text:style-name="P19">Furious Alchemy</text:p>
                      </text:list-item>
                      <text:list-item>
                        <text:p text:style-name="P19">Glass Master I</text:p>
                      </text:list-item>
                      <text:list-item>
                        <text:p text:style-name="P19">One True Science</text:p>
                      </text:list-item>
                      <text:list-item>
                        <text:p text:style-name="P19">Self-Immunity I</text:p>
                      </text:list-item>
                      <text:list-item>
                        <text:p text:style-name="P19">Strong Arm I</text:p>
                      </text:list-item>
                      <text:list-item>
                        <text:p text:style-name="P19">Tenacious Alchemy(1)</text:p>
                      </text:list-item>
                    </text:list>
                  </table:table-cell>
                  <table:table-cell table:style-name="Table23.A1" office:value-type="string">
                    <text:list xml:id="list29665653" text:continue-numbering="true" text:style-name="WWNum2">
                      <text:list-item>
                        <text:p text:style-name="P19">Field Work I</text:p>
                      </text:list-item>
                      <text:list-item>
                        <text:p text:style-name="P19">Frugal Alchemist</text:p>
                      </text:list-item>
                      <text:list-item>
                        <text:p text:style-name="P19">Gatherer I</text:p>
                      </text:list-item>
                      <text:list-item>
                        <text:p text:style-name="P19">Glass Master II</text:p>
                      </text:list-item>
                      <text:list-item>
                        <text:p text:style-name="P19">Mix Master</text:p>
                      </text:list-item>
                      <text:list-item>
                        <text:p text:style-name="P19">Quick Cork</text:p>
                      </text:list-item>
                      <text:list-item>
                        <text:p text:style-name="P19">Recycler I</text:p>
                      </text:list-item>
                      <text:list-item>
                        <text:p text:style-name="P19">Strong Arm II</text:p>
                      </text:list-item>
                    </text:list>
                    <text:p text:style-name="P10"/>
                    <text:p text:style-name="P4"/>
                  </table:table-cell>
                  <table:table-cell table:style-name="Table23.A1" office:value-type="string">
                    <text:list xml:id="list29643296" text:continue-numbering="true" text:style-name="WWNum2">
                      <text:list-item>
                        <text:p text:style-name="P19">Field Work II</text:p>
                      </text:list-item>
                      <text:list-item>
                        <text:p text:style-name="P19">Gatherer II</text:p>
                      </text:list-item>
                      <text:list-item>
                        <text:p text:style-name="P19">Recycler II</text:p>
                      </text:list-item>
                      <text:list-item>
                        <text:p text:style-name="P19">Self-Immunity II</text:p>
                      </text:list-item>
                      <text:list-item>
                        <text:p text:style-name="P19">Tenacious Alchemy(2)</text:p>
                      </text:list-item>
                    </text:list>
                  </table:table-cell>
                </table:table-row>
              </table:table>
              <text:p text:style-name="P1"/>
            </table:table-cell>
          </table:table-row>
          <table:table-row table:style-name="Table24.1">
            <table:table-cell table:style-name="Table24.A1" office:value-type="string">
              <text:p text:style-name="P8">Notes:</text:p>
              <text:p text:style-name="P8"/>
            </table:table-cell>
          </table:table-row>
        </table:table>
        <text:p text:style-name="Standard"/>
        <table:table table:name="Table26" table:style-name="Table26">
          <table:table-column table:style-name="Table26.A"/>
          <table:table-row table:style-name="Table26.1">
            <table:table-cell table:style-name="Table26.A1" office:value-type="string">
              <text:p text:style-name="P8">Mauler</text:p>
            </table:table-cell>
          </table:table-row>
          <table:table-row table:style-name="Table26.1">
            <table:table-cell table:style-name="Table26.A1" office:value-type="string">
              <text:p text:style-name="P3"><text:span text:style-name="T3">Requirements:</text:span><text:span text:style-name="T1"> 2h Maul or Hammer+Shield or Staff</text:span></text:p>
            </table:table-cell>
          </table:table-row>
          <table:table-row table:style-name="Table26.1">
            <table:table-cell table:style-name="Table26.A1" office:value-type="string">
              <text:p text:style-name="P2">Talents:</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8">Level 1</text:p>
                  </table:table-cell>
                  <table:table-cell table:style-name="Table25.A1" office:value-type="string">
                    <text:p text:style-name="P8">Level 5</text:p>
                  </table:table-cell>
                  <table:table-cell table:style-name="Table25.A1" office:value-type="string">
                    <text:p text:style-name="P8">Level 9</text:p>
                  </table:table-cell>
                </table:table-row>
                <table:table-row table:style-name="Table25.1">
                  <table:table-cell table:style-name="Table25.A1" office:value-type="string">
                    <text:list xml:id="list29645333" text:continue-numbering="true" text:style-name="WWNum2">
                      <text:list-item>
                        <text:p text:style-name="P19">Armsman I</text:p>
                      </text:list-item>
                      <text:list-item>
                        <text:p text:style-name="P19">Hit Points +2</text:p>
                      </text:list-item>
                      <text:list-item>
                        <text:p text:style-name="P19">Improved Charge I</text:p>
                      </text:list-item>
                      <text:list-item>
                        <text:p text:style-name="P19">Improved Press</text:p>
                      </text:list-item>
                      <text:list-item>
                        <text:p text:style-name="P19">Knockdown Blow(3)</text:p>
                      </text:list-item>
                      <text:list-item>
                        <text:p text:style-name="P19">Offensive Stance</text:p>
                      </text:list-item>
                      <text:list-item>
                        <text:p text:style-name="P19">Wade In</text:p>
                      </text:list-item>
                    </text:list>
                  </table:table-cell>
                  <table:table-cell table:style-name="Table25.A1" office:value-type="string">
                    <text:list xml:id="list29645513" text:continue-numbering="true" text:style-name="WWNum2">
                      <text:list-item>
                        <text:p text:style-name="P19">Armsman II</text:p>
                      </text:list-item>
                      <text:list-item>
                        <text:p text:style-name="P19">Hammer Down</text:p>
                      </text:list-item>
                      <text:list-item>
                        <text:p text:style-name="P19">Hit Points +2</text:p>
                      </text:list-item>
                      <text:list-item>
                        <text:p text:style-name="P19">Improved Charge II</text:p>
                      </text:list-item>
                      <text:list-item>
                        <text:p text:style-name="P19">Knockdown Blow(5)</text:p>
                      </text:list-item>
                      <text:list-item>
                        <text:p text:style-name="P19">Reinforced</text:p>
                      </text:list-item>
                      <text:list-item>
                        <text:p text:style-name="P19">Stunning Blow(2)</text:p>
                      </text:list-item>
                    </text:list>
                    <text:p text:style-name="P10"/>
                    <text:p text:style-name="P4"/>
                  </table:table-cell>
                  <table:table-cell table:style-name="Table25.A1" office:value-type="string">
                    <text:list xml:id="list29651879" text:continue-numbering="true" text:style-name="WWNum2">
                      <text:list-item>
                        <text:p text:style-name="P19">Hit Points +2</text:p>
                      </text:list-item>
                      <text:list-item>
                        <text:p text:style-name="P19">Knockdown Blow(7)</text:p>
                      </text:list-item>
                      <text:list-item>
                        <text:p text:style-name="P19">Overhand Swing</text:p>
                      </text:list-item>
                      <text:list-item>
                        <text:p text:style-name="P19">Stunning Blow(3)</text:p>
                      </text:list-item>
                      <text:list-item>
                        <text:p text:style-name="P19">Wide Arc</text:p>
                      </text:list-item>
                    </text:list>
                  </table:table-cell>
                </table:table-row>
              </table:table>
              <text:p text:style-name="P1"/>
            </table:table-cell>
          </table:table-row>
          <table:table-row table:style-name="Table26.1">
            <table:table-cell table:style-name="Table26.A1" office:value-type="string">
              <text:p text:style-name="P8">Notes:</text:p>
              <text:p text:style-name="P8"/>
            </table:table-cell>
          </table:table-row>
        </table:table>
        <text:p text:style-name="Standard"/>
        <table:table table:name="Table28" table:style-name="Table28">
          <table:table-column table:style-name="Table28.A"/>
          <table:table-row table:style-name="Table28.1">
            <table:table-cell table:style-name="Table28.A1" office:value-type="string">
              <text:p text:style-name="P8">Phalanx</text:p>
            </table:table-cell>
          </table:table-row>
          <table:table-row table:style-name="Table28.1">
            <table:table-cell table:style-name="Table28.A1" office:value-type="string">
              <text:p text:style-name="P3"><text:span text:style-name="T3">Requirements:</text:span><text:span text:style-name="T1"> One Hand+Shield</text:span></text:p>
            </table:table-cell>
          </table:table-row>
          <table:table-row table:style-name="Table28.1">
            <table:table-cell table:style-name="Table28.A1" office:value-type="string">
              <text:p text:style-name="P2">Talents:</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8">Level 1</text:p>
                  </table:table-cell>
                  <table:table-cell table:style-name="Table27.A1" office:value-type="string">
                    <text:p text:style-name="P8">Level 5</text:p>
                  </table:table-cell>
                  <table:table-cell table:style-name="Table27.A1" office:value-type="string">
                    <text:p text:style-name="P8">Level 9</text:p>
                  </table:table-cell>
                </table:table-row>
                <table:table-row table:style-name="Table27.1">
                  <table:table-cell table:style-name="Table27.A1" office:value-type="string">
                    <text:list xml:id="list29649420" text:continue-numbering="true" text:style-name="WWNum2">
                      <text:list-item>
                        <text:p text:style-name="P19">Bonus Block(1)</text:p>
                      </text:list-item>
                      <text:list-item>
                        <text:p text:style-name="P19">Defensive Stance</text:p>
                      </text:list-item>
                      <text:list-item>
                        <text:p text:style-name="P19">Improved Charge</text:p>
                      </text:list-item>
                      <text:list-item>
                        <text:p text:style-name="P19">Improved Give Ground I</text:p>
                      </text:list-item>
                      <text:list-item>
                        <text:p text:style-name="P19">Offensive Stance</text:p>
                      </text:list-item>
                      <text:list-item>
                        <text:p text:style-name="P19">Pack Fighter</text:p>
                      </text:list-item>
                      <text:list-item>
                        <text:p text:style-name="P19">Phalanx</text:p>
                      </text:list-item>
                    </text:list>
                    <text:p text:style-name="P4"/>
                  </table:table-cell>
                  <table:table-cell table:style-name="Table27.A1" office:value-type="string">
                    <text:list xml:id="list29642266" text:continue-numbering="true" text:style-name="WWNum2">
                      <text:list-item>
                        <text:p text:style-name="P19">Bonus Block(2)</text:p>
                      </text:list-item>
                      <text:list-item>
                        <text:p text:style-name="P19">Hold the Line</text:p>
                      </text:list-item>
                      <text:list-item>
                        <text:p text:style-name="P19">Improved Give Ground II</text:p>
                      </text:list-item>
                      <text:list-item>
                        <text:p text:style-name="P19">Into The Breach I</text:p>
                      </text:list-item>
                      <text:list-item>
                        <text:p text:style-name="P19">Keep Fighting</text:p>
                      </text:list-item>
                      <text:list-item>
                        <text:p text:style-name="P19">Shift The Line</text:p>
                      </text:list-item>
                      <text:list-item>
                        <text:p text:style-name="P19">Zone of Control I</text:p>
                      </text:list-item>
                    </text:list>
                    <text:p text:style-name="P10"/>
                    <text:p text:style-name="P4"/>
                  </table:table-cell>
                  <table:table-cell table:style-name="Table27.A1" office:value-type="string">
                    <text:list xml:id="list29650355" text:continue-numbering="true" text:style-name="WWNum2">
                      <text:list-item>
                        <text:p text:style-name="P19">Into The Breach II</text:p>
                      </text:list-item>
                      <text:list-item>
                        <text:p text:style-name="P19">Volley Fire</text:p>
                      </text:list-item>
                      <text:list-item>
                        <text:p text:style-name="P19">Zone of Control II</text:p>
                      </text:list-item>
                    </text:list>
                  </table:table-cell>
                </table:table-row>
              </table:table>
              <text:p text:style-name="P1"/>
            </table:table-cell>
          </table:table-row>
          <table:table-row table:style-name="Table28.1">
            <table:table-cell table:style-name="Table28.A1" office:value-type="string">
              <text:p text:style-name="P8">Notes:</text:p>
              <text:p text:style-name="P8"/>
            </table:table-cell>
          </table:table-row>
        </table:table>
        <text:p text:style-name="Standard"/>
        <table:table table:name="Table38" table:style-name="Table38">
          <table:table-column table:style-name="Table38.A"/>
          <table:table-row table:style-name="Table38.1">
            <table:table-cell table:style-name="Table38.A1" office:value-type="string">
              <text:p text:style-name="P8">Pugilist</text:p>
            </table:table-cell>
          </table:table-row>
          <table:table-row table:style-name="Table38.1">
            <table:table-cell table:style-name="Table38.A1" office:value-type="string">
              <text:p text:style-name="P3"><text:span text:style-name="T3">Requirements:</text:span><text:span text:style-name="T1"> Brawling</text:span></text:p>
            </table:table-cell>
          </table:table-row>
          <text:soft-page-break/>
          <table:table-row table:style-name="Table38.1">
            <table:table-cell table:style-name="Table38.A1" office:value-type="string">
              <text:p text:style-name="P2">Talents:f</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8">Level 1</text:p>
                  </table:table-cell>
                  <table:table-cell table:style-name="Table39.A1" office:value-type="string">
                    <text:p text:style-name="P8">Level 5</text:p>
                  </table:table-cell>
                  <table:table-cell table:style-name="Table39.A1" office:value-type="string">
                    <text:p text:style-name="P8">Level 9</text:p>
                  </table:table-cell>
                </table:table-row>
                <table:table-row table:style-name="Table39.1">
                  <table:table-cell table:style-name="Table39.A1" office:value-type="string">
                    <text:list xml:id="list29656909" text:continue-numbering="true" text:style-name="WWNum2">
                      <text:list-item>
                        <text:p text:style-name="P19">Defensive Stance</text:p>
                      </text:list-item>
                      <text:list-item>
                        <text:p text:style-name="P19">Dodge(1)</text:p>
                      </text:list-item>
                      <text:list-item>
                        <text:p text:style-name="P19">Fast Fists(12)</text:p>
                      </text:list-item>
                      <text:list-item>
                        <text:p text:style-name="P19">Fist To A Sword Fight</text:p>
                      </text:list-item>
                      <text:list-item>
                        <text:p text:style-name="P19">Get Inside</text:p>
                      </text:list-item>
                      <text:list-item>
                        <text:p text:style-name="P19">Offensive Stance</text:p>
                      </text:list-item>
                      <text:list-item>
                        <text:p text:style-name="P19">Pugilist I</text:p>
                      </text:list-item>
                      <text:list-item>
                        <text:p text:style-name="P19">Stand Ground</text:p>
                      </text:list-item>
                      <text:list-item>
                        <text:p text:style-name="P19">Wade In</text:p>
                      </text:list-item>
                    </text:list>
                  </table:table-cell>
                  <table:table-cell table:style-name="Table39.A1" office:value-type="string">
                    <text:list xml:id="list29654588" text:continue-numbering="true" text:style-name="WWNum2">
                      <text:list-item>
                        <text:p text:style-name="P19">Dodge(2)</text:p>
                      </text:list-item>
                      <text:list-item>
                        <text:p text:style-name="P19">Fast Fists(10)</text:p>
                      </text:list-item>
                      <text:list-item>
                        <text:p text:style-name="P19">Fearsome Display</text:p>
                      </text:list-item>
                      <text:list-item>
                        <text:p text:style-name="P19">Improved Disarm I ???</text:p>
                      </text:list-item>
                      <text:list-item>
                        <text:p text:style-name="P19">Hit Points +2</text:p>
                      </text:list-item>
                      <text:list-item>
                        <text:p text:style-name="P19">Pugilist II</text:p>
                      </text:list-item>
                      <text:list-item>
                        <text:p text:style-name="P19">Resist Daze/Stun(2)</text:p>
                      </text:list-item>
                      <text:list-item>
                        <text:p text:style-name="P19">Striker(1)</text:p>
                      </text:list-item>
                      <text:list-item>
                        <text:p text:style-name="P19">Stunning Blow(2)</text:p>
                        <text:p text:style-name="P62"/>
                      </text:list-item>
                    </text:list>
                    <text:p text:style-name="P10"/>
                    <text:p text:style-name="P4"/>
                  </table:table-cell>
                  <table:table-cell table:style-name="Table39.A1" office:value-type="string">
                    <text:list xml:id="list29656938" text:continue-numbering="true" text:style-name="WWNum2">
                      <text:list-item>
                        <text:p text:style-name="P19">Bonus Dodge(1)</text:p>
                      </text:list-item>
                      <text:list-item>
                        <text:p text:style-name="P19">Fast Fists(9)</text:p>
                      </text:list-item>
                      <text:list-item>
                        <text:p text:style-name="P19">Improved Disarm II ???</text:p>
                      </text:list-item>
                      <text:list-item>
                        <text:p text:style-name="P19">Hit Points +2</text:p>
                      </text:list-item>
                      <text:list-item>
                        <text:p text:style-name="P19">Pugilist III</text:p>
                      </text:list-item>
                      <text:list-item>
                        <text:p text:style-name="P19">Resist Daze/Stun(4)</text:p>
                      </text:list-item>
                      <text:list-item>
                        <text:p text:style-name="P19">Striker(2)</text:p>
                      </text:list-item>
                      <text:list-item>
                        <text:p text:style-name="P19">Stunning Blow(3)</text:p>
                      </text:list-item>
                    </text:list>
                  </table:table-cell>
                </table:table-row>
              </table:table>
              <text:p text:style-name="P1"/>
            </table:table-cell>
          </table:table-row>
          <table:table-row table:style-name="Table38.1">
            <table:table-cell table:style-name="Table38.A1" office:value-type="string">
              <text:p text:style-name="P8">Notes:</text:p>
              <text:p text:style-name="P8"/>
            </table:table-cell>
          </table:table-row>
        </table:table>
        <text:p text:style-name="Standard"/>
        <table:table table:name="Table29" table:style-name="Table29">
          <table:table-column table:style-name="Table29.A"/>
          <table:table-column table:style-name="Table29.B"/>
          <table:table-row table:style-name="Table29.1">
            <table:table-cell table:style-name="Table29.A1" office:value-type="string">
              <text:p text:style-name="P8">Talent</text:p>
            </table:table-cell>
            <table:table-cell table:style-name="Table29.A1" office:value-type="string">
              <text:p text:style-name="P8">Description</text:p>
            </table:table-cell>
          </table:table-row>
          <table:table-row table:style-name="Table29.1">
            <table:table-cell table:style-name="Table29.A1" office:value-type="string">
              <text:p text:style-name="P4">+x Hit Points</text:p>
            </table:table-cell>
            <table:table-cell table:style-name="Table29.A1" office:value-type="string">
              <text:p text:style-name="P4">You gain x hit points</text:p>
            </table:table-cell>
          </table:table-row>
          <table:table-row table:style-name="Table29.1">
            <table:table-cell table:style-name="Table29.A1" office:value-type="string">
              <text:p text:style-name="P4">Accurate Fighter</text:p>
            </table:table-cell>
            <table:table-cell table:style-name="Table29.A1" office:value-type="string">
              <text:p text:style-name="P4">You get +1 to hit</text:p>
            </table:table-cell>
          </table:table-row>
          <table:table-row table:style-name="Table29.1">
            <table:table-cell table:style-name="Table29.A4" office:value-type="string">
              <text:p text:style-name="P4">Acrobatic Feats</text:p>
            </table:table-cell>
            <table:table-cell table:style-name="Table29.A4" office:value-type="string">
              <text:p text:style-name="P4">Allows you to perform basic acrobatic feats using your athletics skill</text:p>
              <text:list xml:id="list1061964264389853061" text:style-name="L1">
                <text:list-item>
                  <text:p text:style-name="P16">Leap over low obstacles as a free action (DL 8-12)</text:p>
                </text:list-item>
                <text:list-item>
                  <text:p text:style-name="P16">Vault high obstacles using a pole (DL 12-16)</text:p>
                </text:list-item>
                <text:list-item>
                  <text:p text:style-name="P16">Walk a tightrope at a speed of 2 hexes/round (DL 12)</text:p>
                </text:list-item>
                <text:list-item>
                  <text:p text:style-name="P16">Wall run/leap up a single story wall (DL 10)</text:p>
                </text:list-item>
              </text:list>
            </table:table-cell>
          </table:table-row>
          <table:table-row table:style-name="Table29.1">
            <table:table-cell table:style-name="Table29.A4" office:value-type="string">
              <text:p text:style-name="P4">Acrobatic Save (…)</text:p>
            </table:table-cell>
            <table:table-cell table:style-name="Table29.A4" office:value-type="string">
              <text:p text:style-name="P12">You may substitute your acrobatic skill for attribute saves. This talent may be taken multiple times and each time covers an additional attribute</text:p>
            </table:table-cell>
          </table:table-row>
          <table:table-row table:style-name="Table29.1">
            <table:table-cell table:style-name="Table29.A1" office:value-type="string">
              <text:p text:style-name="P4">Additional Move</text:p>
            </table:table-cell>
            <table:table-cell table:style-name="Table29.A1" office:value-type="string">
              <text:list xml:id="list4799980801511001219" text:style-name="WWNum21">
                <text:list-header>
                  <text:p text:style-name="P63">You can take an additional wrestling move from the list</text:p>
                </text:list-header>
              </text:list>
            </table:table-cell>
          </table:table-row>
          <table:table-row table:style-name="Table29.1">
            <table:table-cell table:style-name="Table29.A4" office:value-type="string">
              <text:p text:style-name="P4">Anatomic Precision</text:p>
            </table:table-cell>
            <table:table-cell table:style-name="Table29.A4" office:value-type="string">
              <text:list xml:id="list29636196" text:continue-numbering="true" text:style-name="WWNum21">
                <text:list-item>
                  <text:p text:style-name="P21">Your attacks with light weapons do +1 damage</text:p>
                </text:list-item>
                <text:list-item>
                  <text:p text:style-name="P21">Your attacks with light weapons get +1 to wound rolls</text:p>
                </text:list-item>
              </text:list>
            </table:table-cell>
          </table:table-row>
          <table:table-row table:style-name="Table29.1">
            <table:table-cell table:style-name="Table29.A1" office:value-type="string">
              <text:p text:style-name="P4">Animal Accuracy</text:p>
            </table:table-cell>
            <table:table-cell table:style-name="Table29.A1" office:value-type="string">
              <text:list xml:id="list3287061115276923325" text:style-name="WWNum23">
                <text:list-item>
                  <text:p text:style-name="P22">Your animal companion gets +1 to hit</text:p>
                </text:list-item>
                <text:list-item>
                  <text:p text:style-name="P22">Your animal companion gets an additional +1 to hit</text:p>
                </text:list-item>
                <text:list-item>
                  <text:p text:style-name="P22">Your animal companion gets an additional +1 to hit and Auto Hit(12)</text:p>
                </text:list-item>
              </text:list>
            </table:table-cell>
          </table:table-row>
          <table:table-row table:style-name="Table29.1">
            <table:table-cell table:style-name="Table29.A1" office:value-type="string">
              <text:p text:style-name="P4">Animal Armor</text:p>
            </table:table-cell>
            <table:table-cell table:style-name="Table29.A1" office:value-type="string">
              <text:list xml:id="list29641891" text:continue-numbering="true" text:style-name="WWNum23">
                <text:list-item>
                  <text:p text:style-name="P22">Your animal companion gets +1 AV, or 2 AV, whichever is better</text:p>
                </text:list-item>
                <text:list-item>
                  <text:p text:style-name="P22">Your animal companion gets an additional +1 AV</text:p>
                </text:list-item>
                <text:list-item>
                  <text:p text:style-name="P22">Your animal companion gets an additional +1 AV</text:p>
                </text:list-item>
              </text:list>
            </table:table-cell>
          </table:table-row>
          <table:table-row table:style-name="Table29.1">
            <table:table-cell table:style-name="Table29.A1" office:value-type="string">
              <text:p text:style-name="P4">Animal Command</text:p>
            </table:table-cell>
            <table:table-cell table:style-name="Table29.A1" office:value-type="string">
              <text:p text:style-name="P4">By spending an inspiration, you may give your action to your animal companion, allowing him to take an immediate actio</text:p>
            </table:table-cell>
          </table:table-row>
          <table:table-row table:style-name="Table29.1">
            <table:table-cell table:style-name="Table29.A1" office:value-type="string">
              <text:p text:style-name="P4">Animal Companion</text:p>
            </table:table-cell>
            <table:table-cell table:style-name="Table29.A1" office:value-type="string">
              <text:p text:style-name="P4">You gain an animal companion chosen from the categories (other pets are possible)</text:p>
              <text:list xml:id="list2113457045503028742" text:style-name="WWNum22">
                <text:list-item>
                  <text:p text:style-name="P23">Combat</text:p>
                  <text:list>
                    <text:list-item>
                      <text:p text:style-name="P57"><text:span text:style-name="T1">Bear </text:span><text:span text:style-name="T10">–</text:span><text:span text:style-name="T1"> Slightly higher damage and hits</text:span></text:p>
                    </text:list-item>
                    <text:list-item>
                      <text:p text:style-name="P57"><text:span text:style-name="T1">Lion </text:span><text:span text:style-name="T10">–</text:span><text:span text:style-name="T1"> Slightly higher attack and defense</text:span></text:p>
                    </text:list-item>
                    <text:list-item>
                      <text:p text:style-name="P57"><text:span text:style-name="T1">Wolf </text:span><text:span text:style-name="T10">–</text:span><text:span text:style-name="T1"> Better support </text:span></text:p>
                    </text:list-item>
                  </text:list>
                </text:list-item>
                <text:list-item>
                  <text:p text:style-name="P23">Scout</text:p>
                  <text:list>
                    <text:list-item>
                      <text:p text:style-name="P57"><text:span text:style-name="T1">Crow </text:span><text:span text:style-name="T10">–</text:span><text:span text:style-name="T1"> Flies and great perception</text:span></text:p>
                    </text:list-item>
                    <text:list-item>
                      <text:p text:style-name="P57"><text:span text:style-name="T1">Ferret </text:span><text:span text:style-name="T10">–</text:span><text:span text:style-name="T1"> Sneaky and can steal</text:span></text:p>
                    </text:list-item>
                    <text:list-item>
                      <text:p text:style-name="P57"><text:span text:style-name="T1">Housecat </text:span><text:span text:style-name="T10">–</text:span><text:span text:style-name="T1"> Good perception, dark vision, support for magic and lore</text:span></text:p>
                    </text:list-item>
                  </text:list>
                </text:list-item>
                <text:list-item>
                  <text:p text:style-name="P23">Tanky</text:p>
                  <text:list>
                    <text:list-item>
                      <text:p text:style-name="P57"><text:span text:style-name="T1">Ape </text:span><text:span text:style-name="T10">–</text:span><text:span text:style-name="T1"> Slightly better damage and hits</text:span></text:p>
                    </text:list-item>
                    <text:list-item>
                      <text:p text:style-name="P57"><text:span text:style-name="T1">Boar </text:span><text:span text:style-name="T10">–</text:span><text:span text:style-name="T1"> Charge, knockdown, good armor</text:span></text:p>
                    </text:list-item>
                    <text:list-item>
                      <text:p text:style-name="P57"><text:span text:style-name="T1">Lizard </text:span><text:span text:style-name="T10">–</text:span><text:span text:style-name="T1"> Best armor</text:span></text:p>
                    </text:list-item>
                  </text:list>
                </text:list-item>
              </text:list>
              <text:p text:style-name="P4"/>
              <text:p text:style-name="P4">The animal companion starts as a juvenile and has level 1 combat stats. It listens to you and can follow basic commands. You can understand your companion and it can “speak” to you as long as it is within 10 meters</text:p>
            </table:table-cell>
          </table:table-row>
          <text:soft-page-break/>
          <table:table-row table:style-name="Table29.1">
            <table:table-cell table:style-name="Table29.A1" office:value-type="string">
              <text:p text:style-name="P4">Animal Defense</text:p>
            </table:table-cell>
            <table:table-cell table:style-name="Table29.A1" office:value-type="string">
              <text:list xml:id="list6628483408154933873" text:style-name="WWNum24">
                <text:list-item>
                  <text:p text:style-name="P24">Your animal companion gets +1 to all his defense skills</text:p>
                </text:list-item>
                <text:list-item>
                  <text:p text:style-name="P24">Your animal companion gets an additional +1 to all his defense skills</text:p>
                </text:list-item>
                <text:list-item>
                  <text:p text:style-name="P24">Your animal companion gets an additional +1 to all his defense skills and Auto Defend(12)</text:p>
                </text:list-item>
              </text:list>
            </table:table-cell>
          </table:table-row>
          <table:table-row table:style-name="Table29.1">
            <table:table-cell table:style-name="Table29.A1" office:value-type="string">
              <text:p text:style-name="P4">Animal Fury</text:p>
            </table:table-cell>
            <table:table-cell table:style-name="Table29.A1" office:value-type="string">
              <text:p text:style-name="P4">Your companion gets +2 damage</text:p>
            </table:table-cell>
          </table:table-row>
          <table:table-row table:style-name="Table29.1">
            <table:table-cell table:style-name="Table29.A1" office:value-type="string">
              <text:p text:style-name="P4">Arm Bar</text:p>
            </table:table-cell>
            <table:table-cell table:style-name="Table29.A1" office:value-type="string">
              <text:p text:style-name="P4">When you have an arm pinned, you may do 1d4 penetrating damage each round, and the defender gets a wound to that arm for the remainder of the fight</text:p>
            </table:table-cell>
          </table:table-row>
          <table:table-row table:style-name="Table29.1">
            <table:table-cell table:style-name="Table29.A4" office:value-type="string">
              <text:p text:style-name="P4">Armored Athlete</text:p>
            </table:table-cell>
            <table:table-cell table:style-name="Table29.A4" office:value-type="string">
              <text:p text:style-name="P4">You take no penalty to athletics or climb checks due to encumbrance</text:p>
            </table:table-cell>
          </table:table-row>
          <table:table-row table:style-name="Table29.1">
            <table:table-cell table:style-name="Table29.A1" office:value-type="string">
              <text:p text:style-name="P4">Armored Caster</text:p>
            </table:table-cell>
            <table:table-cell table:style-name="Table29.A1" office:value-type="string">
              <text:p text:style-name="P4">You take no penalty to spell casting checks due to encumbrance</text:p>
            </table:table-cell>
          </table:table-row>
          <table:table-row table:style-name="Table29.1">
            <table:table-cell table:style-name="Table29.A1" office:value-type="string">
              <text:p text:style-name="P4">Armored Sneak</text:p>
            </table:table-cell>
            <table:table-cell table:style-name="Table29.A1" office:value-type="string">
              <text:p text:style-name="P4">You take no penalty to sneak due to encumbrance</text:p>
            </table:table-cell>
          </table:table-row>
          <table:table-row table:style-name="Table29.1">
            <table:table-cell table:style-name="Table29.A1" office:value-type="string">
              <text:p text:style-name="P4">Armsman</text:p>
            </table:table-cell>
            <table:table-cell table:style-name="Table29.A1" office:value-type="string">
              <text:list xml:id="list60494676608527473" text:style-name="WWNum14">
                <text:list-item>
                  <text:p text:style-name="P25">You can wield, and do full damage with, a weapon with a leverage die 1 step higher than your Muscle die</text:p>
                </text:list-item>
                <text:list-item>
                  <text:p text:style-name="P25">You can wield, and do full damage with, a weapon with a leverage die 2 steps higher than your Muscle die</text:p>
                </text:list-item>
              </text:list>
            </table:table-cell>
          </table:table-row>
          <table:table-row table:style-name="Table29.1">
            <table:table-cell table:style-name="Table29.A1" office:value-type="string">
              <text:p text:style-name="P4">Auto Success (x)</text:p>
            </table:table-cell>
            <table:table-cell table:style-name="Table29.A1" office:value-type="string">
              <text:p text:style-name="P4">If you roll an x or above on your d12, you may spend an inspiration to automatically succeed in your task</text:p>
            </table:table-cell>
          </table:table-row>
          <table:table-row table:style-name="Table29.1">
            <table:table-cell table:style-name="Table29.A1" office:value-type="string">
              <text:p text:style-name="P4">Avoid Death Blow (x)</text:p>
            </table:table-cell>
            <table:table-cell table:style-name="Table29.A1" office:value-type="string">
              <text:p text:style-name="P4">You can spend an inspiration to have an x/12 chance to dodge an attack that would kill you, or knock you unconscious</text:p>
            </table:table-cell>
          </table:table-row>
          <table:table-row table:style-name="Table29.1">
            <table:table-cell table:style-name="Table29.A1" office:value-type="string">
              <text:p text:style-name="P4">Blaster</text:p>
            </table:table-cell>
            <table:table-cell table:style-name="Table29.A1" office:value-type="string">
              <text:p text:style-name="P4">Blast and cloud area of effect is increased by 50%</text:p>
            </table:table-cell>
          </table:table-row>
          <table:table-row table:style-name="Table29.1">
            <table:table-cell table:style-name="Table29.A1" office:value-type="string">
              <text:p text:style-name="P4">Blood Thirsty</text:p>
            </table:table-cell>
            <table:table-cell table:style-name="Table29.A1" office:value-type="string">
              <text:p text:style-name="P4">Your animal companion’s attacks all get Bleed(2)</text:p>
            </table:table-cell>
          </table:table-row>
          <table:table-row table:style-name="Table29.1">
            <table:table-cell table:style-name="Table29.A1" office:value-type="string">
              <text:p text:style-name="P4">Bodyguard Stance</text:p>
            </table:table-cell>
            <table:table-cell table:style-name="Table29.A1" office:value-type="string">
              <text:p text:style-name="P4">You give an adjacent ally +2 defense if you take a -1 penalty to your own defenses</text:p>
            </table:table-cell>
          </table:table-row>
          <table:table-row table:style-name="Table29.1">
            <table:table-cell table:style-name="Table29.A1" office:value-type="string">
              <text:p text:style-name="P4">Bonus ... (x)</text:p>
            </table:table-cell>
            <table:table-cell table:style-name="Table29.A1" office:value-type="string">
              <text:p text:style-name="P4">You get x additional … defenses before your defense degrades</text:p>
            </table:table-cell>
          </table:table-row>
          <table:table-row table:style-name="Table29.1">
            <table:table-cell table:style-name="Table29.A1" office:value-type="string">
              <text:p text:style-name="P4">Break Fall</text:p>
            </table:table-cell>
            <table:table-cell table:style-name="Table29.A1" office:value-type="string">
              <text:list xml:id="list29644879" text:continue-list="list6628483408154933873" text:style-name="WWNum24">
                <text:list-item>
                  <text:p text:style-name="P24">You take ½ damage from falls and throws</text:p>
                </text:list-item>
                <text:list-item>
                  <text:p text:style-name="P58"><text:span text:style-name="T1">You can make an athletics check (DL based on height) to take no damage from </text:span><text:span text:style-name="T1">falls</text:span></text:p>
                  <text:p text:style-name="P64"/>
                </text:list-item>
              </text:list>
            </table:table-cell>
          </table:table-row>
          <table:table-row table:style-name="Table29.1">
            <table:table-cell table:style-name="Table29.A1" office:value-type="string">
              <text:p text:style-name="P4">Cautious Fighter</text:p>
            </table:table-cell>
            <table:table-cell table:style-name="Table29.A1" office:value-type="string">
              <text:p text:style-name="P4">You get +1 to your defenses</text:p>
            </table:table-cell>
          </table:table-row>
          <table:table-row table:style-name="Table29.1">
            <table:table-cell table:style-name="Table29.A4" office:value-type="string">
              <text:p text:style-name="P4">Cleave</text:p>
            </table:table-cell>
            <table:table-cell table:style-name="Table29.A4" office:value-type="string">
              <text:p text:style-name="P4">When you down a foe, you may spend an inspiration to make a 1 hex move and attack a second time</text:p>
            </table:table-cell>
          </table:table-row>
          <table:table-row table:style-name="Table29.1">
            <table:table-cell table:style-name="Table29.A1" office:value-type="string">
              <text:p text:style-name="P4">Close The Gap</text:p>
            </table:table-cell>
            <table:table-cell table:style-name="Table29.A1" office:value-type="string">
              <text:p text:style-name="P4">You can close the distance on an opponent with a longer weapon without losing the initiative. Once you do so, you have +1 defense</text:p>
            </table:table-cell>
          </table:table-row>
          <table:table-row table:style-name="Table29.1">
            <table:table-cell table:style-name="Table29.A1" office:value-type="string">
              <text:p text:style-name="P4">Combat Medic</text:p>
            </table:table-cell>
            <table:table-cell table:style-name="Table29.A1" office:value-type="string">
              <text:p text:style-name="P4">Your 1d4 medic checks can be done in 1 combat round instead of 5 minutes</text:p>
            </table:table-cell>
          </table:table-row>
          <table:table-row table:style-name="Table29.1">
            <table:table-cell table:style-name="Table29.A1" office:value-type="string">
              <text:p text:style-name="P4">Combat Reflexes</text:p>
            </table:table-cell>
            <table:table-cell table:style-name="Table29.A1" office:value-type="string">
              <text:p text:style-name="P4">+1 Initiative and you cannot be surprised to start a combat</text:p>
            </table:table-cell>
          </table:table-row>
          <table:table-row table:style-name="Table29.1">
            <table:table-cell table:style-name="Table29.A1" office:value-type="string">
              <text:p text:style-name="P4">Companion Return</text:p>
            </table:table-cell>
            <table:table-cell table:style-name="Table29.A1" office:value-type="string">
              <text:p text:style-name="P4">If your companion dies, you can gain another the next day, as opposed to waiting a week, at the cost of 1 inspiration</text:p>
            </table:table-cell>
          </table:table-row>
          <table:table-row table:style-name="Table29.1">
            <table:table-cell table:style-name="Table29.A1" office:value-type="string">
              <text:p text:style-name="P4">Companion Sacrifice</text:p>
            </table:table-cell>
            <table:table-cell table:style-name="Table29.A1" office:value-type="string">
              <text:p text:style-name="P3"><text:span text:style-name="T1">If your companion is within </text:span><text:span text:style-name="T12">½</text:span><text:span text:style-name="T1"> move when you take a blow that would knock you unconscious, your companion can take that blow instead at the cost of 1 inspiration</text:span></text:p>
            </table:table-cell>
          </table:table-row>
          <table:table-row table:style-name="Table29.1">
            <table:table-cell table:style-name="Table29.A1" office:value-type="string">
              <text:p text:style-name="P4">Companion Unlock(x)</text:p>
            </table:table-cell>
            <table:table-cell table:style-name="Table29.A1" office:value-type="string">
              <text:p text:style-name="P3"><text:span text:style-name="T1">You unlock </text:span><text:span text:style-name="T6">one</text:span><text:span text:style-name="T1"> X tier talent from your companion’s list. You can take this talent multiple times to unlock more of your companion’s talents</text:span></text:p>
            </table:table-cell>
          </table:table-row>
          <table:table-row table:style-name="Table29.1">
            <table:table-cell table:style-name="Table29.A1" office:value-type="string">
              <text:p text:style-name="P4">Conduit</text:p>
            </table:table-cell>
            <table:table-cell table:style-name="Table29.A1" office:value-type="string">
              <text:p text:style-name="P4">By spending an inspiration, you may cast spells as though you were standing at your familiar’s location for 10 combat rounds</text:p>
            </table:table-cell>
          </table:table-row>
          <table:table-row table:style-name="Table29.1">
            <table:table-cell table:style-name="Table29.A4" office:value-type="string">
              <text:p text:style-name="P4">Contortionist</text:p>
            </table:table-cell>
            <table:table-cell table:style-name="Table29.A4" office:value-type="string">
              <text:p text:style-name="P4">You can make an athletics check (dl 12-16) to hide yourself in an incredibly small space</text:p>
            </table:table-cell>
          </table:table-row>
          <table:table-row table:style-name="Table29.1">
            <table:table-cell table:style-name="Table29.A1" office:value-type="string">
              <text:p text:style-name="P4">Crowd Favorite</text:p>
            </table:table-cell>
            <table:table-cell table:style-name="Table29.A1" office:value-type="string">
              <text:p text:style-name="P4">You get a +2 to any social checks where your celebrity is a factor</text:p>
            </table:table-cell>
          </table:table-row>
          <table:table-row table:style-name="Table29.1">
            <table:table-cell table:style-name="Table29.A1" office:value-type="string">
              <text:p text:style-name="P4">Custom Spell Slot</text:p>
            </table:table-cell>
            <table:table-cell table:style-name="Table29.A1" office:value-type="string">
              <text:p text:style-name="P4">You create a spell with the appropriate power level and GM’s approval</text:p>
            </table:table-cell>
          </table:table-row>
          <table:table-row table:style-name="Table29.1">
            <table:table-cell table:style-name="Table29.A1" office:value-type="string">
              <text:p text:style-name="P4">Cutter</text:p>
            </table:table-cell>
            <table:table-cell table:style-name="Table29.A1" office:value-type="string">
              <text:p text:style-name="P4">If using a light weapon, you can substitute skill for Muscle <text:s/>when determining melee damage (Muscle is still used to determine the maximum leverage damage you can deal)</text:p>
            </table:table-cell>
          </table:table-row>
          <table:table-row table:style-name="Table29.1">
            <table:table-cell table:style-name="Table29.A1" office:value-type="string">
              <text:p text:style-name="P4">Deadly Anatomy</text:p>
            </table:table-cell>
            <table:table-cell table:style-name="Table29.A1" office:value-type="string">
              <text:p text:style-name="P4">You can spend an inspiration to get a +1 to a wound roll</text:p>
            </table:table-cell>
          </table:table-row>
          <table:table-row table:style-name="Table29.1">
            <table:table-cell table:style-name="Table29.A1" office:value-type="string">
              <text:p text:style-name="P4">Defensive Stance</text:p>
            </table:table-cell>
            <table:table-cell table:style-name="Table29.A1" office:value-type="string">
              <text:p text:style-name="P4">You gain +2 to your defenses, but -1 to all attacks</text:p>
            </table:table-cell>
          </table:table-row>
          <table:table-row table:style-name="Table29.1">
            <table:table-cell table:style-name="Table29.A1" office:value-type="string">
              <text:p text:style-name="P4">Disease Sniffer</text:p>
            </table:table-cell>
            <table:table-cell table:style-name="Table29.A1" office:value-type="string">
              <text:p text:style-name="P4">With a medic check (DL based on disease rarity) you can detect diseases within 10 meters</text:p>
            </table:table-cell>
          </table:table-row>
          <table:table-row table:style-name="Table29.1">
            <table:table-cell table:style-name="Table29.A1" office:value-type="string">
              <text:p text:style-name="P4">Dodge (x)</text:p>
            </table:table-cell>
            <table:table-cell table:style-name="Table29.A1" office:value-type="string">
              <text:p text:style-name="P4">+1 Dodge per level</text:p>
            </table:table-cell>
          </table:table-row>
          <table:table-row table:style-name="Table29.1">
            <table:table-cell table:style-name="Table29.A1" office:value-type="string">
              <text:p text:style-name="P4">Don’t You Die On Me</text:p>
            </table:table-cell>
            <table:table-cell table:style-name="Table29.A1" office:value-type="string">
              <text:p text:style-name="P4">By spending a round over a fallen ally’s body, you can spend 2 inspiration to revive him with 1d6 hit points. Any wounds suffered still apply, but mortal wounds are <text:soft-page-break/>turned serious instead</text:p>
            </table:table-cell>
          </table:table-row>
          <table:table-row table:style-name="Table29.1">
            <table:table-cell table:style-name="Table29.A1" office:value-type="string">
              <text:p text:style-name="P4">Entangler(x)</text:p>
            </table:table-cell>
            <table:table-cell table:style-name="Table29.A1" office:value-type="string">
              <text:p text:style-name="P4">If you block a melee attack with a roll of x or higher, you can entangle the weapon by spending 1 inspiration and making a muscle check(+4) vs. the attacker</text:p>
            </table:table-cell>
          </table:table-row>
          <table:table-row table:style-name="Table29.1">
            <table:table-cell table:style-name="Table29.A1" office:value-type="string">
              <text:p text:style-name="P4">Extended Block</text:p>
            </table:table-cell>
            <table:table-cell table:style-name="Table29.A1" office:value-type="string">
              <text:p text:style-name="P4">Spend inspiration to block for an adjacent ally</text:p>
            </table:table-cell>
          </table:table-row>
          <table:table-row table:style-name="Table29.1">
            <table:table-cell table:style-name="Table29.A1" office:value-type="string">
              <text:p text:style-name="P4">Familiar</text:p>
            </table:table-cell>
            <table:table-cell table:style-name="Table29.A1" office:value-type="string">
              <text:p text:style-name="P4">Similar to an animal companion, but only small creatures can be chosen</text:p>
            </table:table-cell>
          </table:table-row>
          <table:table-row table:style-name="Table29.1">
            <table:table-cell table:style-name="Table29.A1" office:value-type="string">
              <text:p text:style-name="P4">Familiar Adviser</text:p>
            </table:table-cell>
            <table:table-cell table:style-name="Table29.A1" office:value-type="string">
              <text:p text:style-name="P4">Your familiar gives you a bonus of +1 to all spell casting, spell lore and item lore checks</text:p>
            </table:table-cell>
          </table:table-row>
          <table:table-row table:style-name="Table29.1">
            <table:table-cell table:style-name="Table29.A1" office:value-type="string">
              <text:p text:style-name="P4">Familiar Blood</text:p>
            </table:table-cell>
            <table:table-cell table:style-name="Table29.A1" office:value-type="string">
              <text:p text:style-name="P4">By spending an inspiration, you can burn your familiar’s hit points to return blood from your spent pool. You gain 1 blood for each 1d6 spent</text:p>
            </table:table-cell>
          </table:table-row>
          <table:table-row table:style-name="Table29.1">
            <table:table-cell table:style-name="Table29.A1" office:value-type="string">
              <text:p text:style-name="P4">Familiar Cast</text:p>
            </table:table-cell>
            <table:table-cell table:style-name="Table29.A1" office:value-type="string">
              <text:p text:style-name="P4">By spending an inspiration, your familiar can cast a spell separately from you using your magic skill</text:p>
            </table:table-cell>
          </table:table-row>
          <table:table-row table:style-name="Table29.1">
            <table:table-cell table:style-name="Table29.A1" office:value-type="string">
              <text:p text:style-name="P4">Familiar Defender</text:p>
            </table:table-cell>
            <table:table-cell table:style-name="Table29.A1" office:value-type="string">
              <text:p text:style-name="P4">Your familiar harasses foes attacking you, giving you +1 defense if your familiar is within 5 hexes</text:p>
            </table:table-cell>
          </table:table-row>
          <table:table-row table:style-name="Table29.1">
            <table:table-cell table:style-name="Table29.A1" office:value-type="string">
              <text:p text:style-name="P4">Familiar Telepathy</text:p>
            </table:table-cell>
            <table:table-cell table:style-name="Table29.A1" office:value-type="string">
              <text:p text:style-name="P4">You and your familiar can mentally communicate if within 100 meters</text:p>
            </table:table-cell>
          </table:table-row>
          <table:table-row table:style-name="Table29.1">
            <table:table-cell table:style-name="Table29.A1" office:value-type="string">
              <text:p text:style-name="P4">Familiar Weaponry</text:p>
            </table:table-cell>
            <table:table-cell table:style-name="Table29.A1" office:value-type="string">
              <text:p text:style-name="P4">Your familiar’s natural weapons get +1 die step, or 1d3, whichever is better</text:p>
            </table:table-cell>
          </table:table-row>
          <table:table-row table:style-name="Table29.1">
            <table:table-cell table:style-name="Table29.A1" office:value-type="string">
              <text:p text:style-name="P4">Fast … (x)</text:p>
            </table:table-cell>
            <table:table-cell table:style-name="Table29.A1" office:value-type="string">
              <text:p text:style-name="P4">When using the proper weapon, you get an additional attack on an initiative roll of X or higher</text:p>
            </table:table-cell>
          </table:table-row>
          <table:table-row table:style-name="Table29.1">
            <table:table-cell table:style-name="Table29.A4" office:value-type="string">
              <text:p text:style-name="P4">Fast Healer</text:p>
            </table:table-cell>
            <table:table-cell table:style-name="Table29.A4" office:value-type="string">
              <text:p text:style-name="P4">When resting, your healing rate is 1.5x normal. Also, any healing done to you is +1 point/die</text:p>
            </table:table-cell>
          </table:table-row>
          <table:table-row table:style-name="Table29.1">
            <table:table-cell table:style-name="Table29.A1" office:value-type="string">
              <text:p text:style-name="P6">Favored Enemy</text:p>
            </table:table-cell>
            <table:table-cell table:style-name="Table29.A1" office:value-type="string">
              <text:p text:style-name="P6">Choose one category of foes (goblins, mages, priests, members of an enemy family, etc.) and you get a +1 to hit and +1 damage. Any time you wound your enemy, you can also spend an inspiration to get a +1 to the wound roll</text:p>
            </table:table-cell>
          </table:table-row>
          <table:table-row table:style-name="Table29.1">
            <table:table-cell table:style-name="Table29.A1" office:value-type="string">
              <text:p text:style-name="P6">Fearless</text:p>
            </table:table-cell>
            <table:table-cell table:style-name="Table29.A1" office:value-type="string">
              <text:p text:style-name="P6">You resist fear</text:p>
            </table:table-cell>
          </table:table-row>
          <table:table-row table:style-name="Table29.1">
            <table:table-cell table:style-name="Table29.A1" office:value-type="string">
              <text:p text:style-name="P6">Fearsome Display</text:p>
            </table:table-cell>
            <table:table-cell table:style-name="Table29.A1" office:value-type="string">
              <text:p text:style-name="P6">If you have time before a battle to stare down your opponent, spending an inspiration to give him a -1 to hit and damage when battling you</text:p>
            </table:table-cell>
          </table:table-row>
          <table:table-row table:style-name="Table29.1">
            <table:table-cell table:style-name="Table29.A1" office:value-type="string">
              <text:p text:style-name="P6">Field Work</text:p>
            </table:table-cell>
            <table:table-cell table:style-name="Table29.A1" office:value-type="string">
              <text:list xml:id="list3690773491434142542" text:style-name="WWNum29">
                <text:list-item>
                  <text:p text:style-name="P38">You can create potions in the field (with a kit) at a -2 casting penalty</text:p>
                </text:list-item>
                <text:list-item>
                  <text:p text:style-name="P38">You can create potions in the field with no penalty</text:p>
                </text:list-item>
              </text:list>
            </table:table-cell>
          </table:table-row>
          <table:table-row table:style-name="Table29.1">
            <table:table-cell table:style-name="Table29.A1" office:value-type="string">
              <text:p text:style-name="P4">Fight With Wild Abandon</text:p>
            </table:table-cell>
            <table:table-cell table:style-name="Table29.A1" office:value-type="string">
              <text:p text:style-name="P3"><text:span text:style-name="T1">You take a </text:span><text:span text:style-name="T10">–</text:span><text:span text:style-name="T1">1 to all your defenses, but do +2 damage</text:span></text:p>
            </table:table-cell>
          </table:table-row>
          <table:table-row table:style-name="Table29.1">
            <table:table-cell table:style-name="Table29.A4" office:value-type="string">
              <text:p text:style-name="P6">Fireman's Carry</text:p>
            </table:table-cell>
            <table:table-cell table:style-name="Table29.A4" office:value-type="string">
              <text:list xml:id="list7118572140811838870" text:style-name="WWNum27">
                <text:list-item>
                  <text:p text:style-name="P39">You can move at ½ speed with a grappled opponent</text:p>
                </text:list-item>
                <text:list-item>
                  <text:p text:style-name="P39">You can move at full speed with a grappled opponent</text:p>
                </text:list-item>
              </text:list>
            </table:table-cell>
          </table:table-row>
          <table:table-row table:style-name="Table29.1">
            <table:table-cell table:style-name="Table29.A4" office:value-type="string">
              <text:p text:style-name="P6">Fists To A Sword Fight</text:p>
            </table:table-cell>
            <table:table-cell table:style-name="Table29.A4" office:value-type="string">
              <text:p text:style-name="P6">You can parry weapon attacks without penalty</text:p>
            </table:table-cell>
          </table:table-row>
          <table:table-row table:style-name="Table29.1">
            <table:table-cell table:style-name="Table29.A1" office:value-type="string">
              <text:p text:style-name="P6">Flanker (x)</text:p>
            </table:table-cell>
            <table:table-cell table:style-name="Table29.A1" office:value-type="string">
              <text:p text:style-name="P6">You get a +x bonus to damage when you attack from the flank/rear</text:p>
            </table:table-cell>
          </table:table-row>
          <table:table-row table:style-name="Table29.1">
            <table:table-cell table:style-name="Table29.A1" office:value-type="string">
              <text:p text:style-name="P6">Follow Me</text:p>
            </table:table-cell>
            <table:table-cell table:style-name="Table29.A1" office:value-type="string">
              <text:list xml:id="list29647431" text:continue-numbering="true" text:style-name="WWNum27">
                <text:list-item>
                  <text:p text:style-name="P39">When you give ground, you can move one adjacent ally with you</text:p>
                </text:list-item>
                <text:list-item>
                  <text:p text:style-name="P39">When you give ground, you can move up to three adjacent allies with you</text:p>
                </text:list-item>
              </text:list>
            </table:table-cell>
          </table:table-row>
          <table:table-row table:style-name="Table29.1">
            <table:table-cell table:style-name="Table29.A1" office:value-type="string">
              <text:p text:style-name="P6">Frugal Alchemist</text:p>
            </table:table-cell>
            <table:table-cell table:style-name="Table29.A1" office:value-type="string">
              <text:p text:style-name="P6">Your potions no longer have expenditure(1) by default</text:p>
            </table:table-cell>
          </table:table-row>
          <table:table-row table:style-name="Table29.1">
            <table:table-cell table:style-name="Table29.A1" office:value-type="string">
              <text:p text:style-name="P3"><text:span text:style-name="T2">Furious </text:span><text:span text:style-name="T11">…</text:span><text:span text:style-name="T2"> (x)</text:span></text:p>
            </table:table-cell>
            <table:table-cell table:style-name="Table29.A1" office:value-type="string">
              <text:p text:style-name="P6">Your spells/potions/whatever do +x damage/die</text:p>
            </table:table-cell>
          </table:table-row>
          <table:table-row table:style-name="Table29.1">
            <table:table-cell table:style-name="Table29.A1" office:value-type="string">
              <text:p text:style-name="P7">Gatherer</text:p>
            </table:table-cell>
            <table:table-cell table:style-name="Table29.A1" office:value-type="string">
              <text:list xml:id="list3818198154090505488" text:style-name="WWNum34">
                <text:list-item>
                  <text:p text:style-name="P49">When gaining exotics, or herbs, you gain 1 more than you normally would</text:p>
                </text:list-item>
                <text:list-item>
                  <text:p text:style-name="P49">You gain 1d3 more items than you normally would</text:p>
                </text:list-item>
              </text:list>
            </table:table-cell>
          </table:table-row>
          <table:table-row table:style-name="Table29.1">
            <table:table-cell table:style-name="Table29.A1" office:value-type="string">
              <text:p text:style-name="P7">Get Inside</text:p>
            </table:table-cell>
            <table:table-cell table:style-name="Table29.A1" office:value-type="string">
              <text:p text:style-name="P7">You can close against an opponent with a longer weapon without losing the initiative</text:p>
            </table:table-cell>
          </table:table-row>
          <table:table-row table:style-name="Table29.1">
            <table:table-cell table:style-name="Table29.A1" office:value-type="string">
              <text:p text:style-name="P6">Glass Master</text:p>
            </table:table-cell>
            <table:table-cell table:style-name="Table29.A1" office:value-type="string">
              <text:list xml:id="list2237116230399429849" text:style-name="WWNum30">
                <text:list-item>
                  <text:p text:style-name="P40">The chance of glass breaking is reduced to 1/12</text:p>
                </text:list-item>
                <text:list-item>
                  <text:p text:style-name="P40">Your glass never breaks</text:p>
                </text:list-item>
              </text:list>
            </table:table-cell>
          </table:table-row>
          <table:table-row table:style-name="Table29.1">
            <table:table-cell table:style-name="Table29.A1" office:value-type="string">
              <text:p text:style-name="P6">Great Throw</text:p>
            </table:table-cell>
            <table:table-cell table:style-name="Table29.A1" office:value-type="string">
              <text:list xml:id="list8843549130880282790" text:style-name="WWNum35">
                <text:list-item>
                  <text:p text:style-name="P41">You may throw great weapons using your regular attack skill. Weapons thrown in this fashion do Dmg(-1) + Mus(-1) damage</text:p>
                </text:list-item>
                <text:list-item>
                  <text:p text:style-name="P41">Thrown great weapons do full damage</text:p>
                </text:list-item>
              </text:list>
            </table:table-cell>
          </table:table-row>
          <table:table-row table:style-name="Table29.1">
            <table:table-cell table:style-name="Table29.A1" office:value-type="string">
              <text:p text:style-name="P6">Greedy</text:p>
            </table:table-cell>
            <table:table-cell table:style-name="Table29.A1" office:value-type="string">
              <text:p text:style-name="P6">When negotiating a reward for completing a quest or mercenery contract, you get a +2 to Trade checks</text:p>
            </table:table-cell>
          </table:table-row>
          <table:table-row table:style-name="Table29.1">
            <table:table-cell table:style-name="Table29.A1" office:value-type="string">
              <text:p text:style-name="P4">Hammer Down</text:p>
            </table:table-cell>
            <table:table-cell table:style-name="Table29.A1" office:value-type="string">
              <text:p text:style-name="P4">You get +2 damage and pierce(3) on prone opponents</text:p>
            </table:table-cell>
          </table:table-row>
          <table:table-row table:style-name="Table29.1">
            <table:table-cell table:style-name="Table29.A1" office:value-type="string">
              <text:p text:style-name="P4">Healing Hands</text:p>
            </table:table-cell>
            <table:table-cell table:style-name="Table29.A1" office:value-type="string">
              <text:p text:style-name="P4">You get a +1/die to all healing effects and spells</text:p>
            </table:table-cell>
          </table:table-row>
          <table:table-row table:style-name="Table29.1">
            <table:table-cell table:style-name="Table29.A1" office:value-type="string">
              <text:p text:style-name="P4">Hold The Line</text:p>
            </table:table-cell>
            <table:table-cell table:style-name="Table29.A1" office:value-type="string">
              <text:p text:style-name="P4">You give your adjacent allies a +2 to any effects that would knock them prone, knock them back, or cause them to flee</text:p>
            </table:table-cell>
          </table:table-row>
          <table:table-row table:style-name="Table29.1">
            <table:table-cell table:style-name="Table29.A1" office:value-type="string">
              <text:p text:style-name="P4">Hit and Run</text:p>
            </table:table-cell>
            <table:table-cell table:style-name="Table29.A1" office:value-type="string">
              <text:p text:style-name="P4">If the first thing you do in a combat round is attack, you make take a half move after attacking by spending an inspiration (You still have to disengage normally)</text:p>
            </table:table-cell>
          </table:table-row>
          <table:table-row table:style-name="Table29.1">
            <table:table-cell table:style-name="Table29.A4" office:value-type="string">
              <text:p text:style-name="P4">Human Shield</text:p>
            </table:table-cell>
            <table:table-cell table:style-name="Table29.A4" office:value-type="string">
              <text:p text:style-name="P4">When you have a grappled opponent, you can spend an inspiration to block attacks using your unarmed combat skill as a defense. Any attacks you blocked in this fashion hit the defender</text:p>
            </table:table-cell>
          </table:table-row>
          <text:soft-page-break/>
          <table:table-row table:style-name="Table29.1">
            <table:table-cell table:style-name="Table29.A1" office:value-type="string">
              <text:p text:style-name="P4">Impale(x)</text:p>
            </table:table-cell>
            <table:table-cell table:style-name="Table29.A1" office:value-type="string">
              <text:p text:style-name="P4">If you hit your target and do damage, you have an x/12 chance to gain an opportunity to leave the weapon in them to impair them. They may pull the weapon out (takes 1 round) to end the impairment, but then they get a bleed status</text:p>
            </table:table-cell>
          </table:table-row>
          <table:table-row table:style-name="Table29.1">
            <table:table-cell table:style-name="Table29.A1" office:value-type="string">
              <text:p text:style-name="P4">Improved Charge</text:p>
            </table:table-cell>
            <table:table-cell table:style-name="Table29.A1" office:value-type="string">
              <text:list xml:id="list2793738740507646038" text:style-name="WWNum10">
                <text:list-item>
                  <text:p text:style-name="P26">When you charge you take no penalty to hit</text:p>
                </text:list-item>
                <text:list-item>
                  <text:p text:style-name="P26">When you charge you get +2 damage</text:p>
                </text:list-item>
              </text:list>
            </table:table-cell>
          </table:table-row>
          <table:table-row table:style-name="Table29.1">
            <table:table-cell table:style-name="Table29.A1" office:value-type="string">
              <text:p text:style-name="P4">Improved Companion (x)</text:p>
            </table:table-cell>
            <table:table-cell table:style-name="Table29.A1" office:value-type="string">
              <text:p text:style-name="P4">Your companion levels up to a slightly improved version (level x)</text:p>
            </table:table-cell>
          </table:table-row>
          <table:table-row table:style-name="Table29.1">
            <table:table-cell table:style-name="Table29.A1" office:value-type="string">
              <text:p text:style-name="P4">Improved Disarm</text:p>
            </table:table-cell>
            <table:table-cell table:style-name="Table29.A1" office:value-type="string">
              <text:list xml:id="list2996944138146957378" text:style-name="WWNum19">
                <text:list-item>
                  <text:p text:style-name="P27">When you disarm, you are only -3 to hit and a +3 to the attribute test</text:p>
                </text:list-item>
                <text:list-item>
                  <text:p text:style-name="P27">When you disarm, you are only -2 to hit and get +4 to the attribute test</text:p>
                </text:list-item>
              </text:list>
            </table:table-cell>
          </table:table-row>
          <table:table-row table:style-name="Table29.1">
            <table:table-cell table:style-name="Table29.A1" office:value-type="string">
              <text:p text:style-name="P4">Improved Disengage</text:p>
            </table:table-cell>
            <table:table-cell table:style-name="Table29.A1" office:value-type="string">
              <text:list xml:id="list3311594905820664876" text:style-name="WWNum9">
                <text:list-item>
                  <text:p text:style-name="P28">When your opponents get a free attack because you disengage from melee, their attacks do not get a +2 bonus to hit</text:p>
                </text:list-item>
                <text:list-item>
                  <text:p text:style-name="P28">When disengaging, you get +2 defense</text:p>
                </text:list-item>
                <text:list-item>
                  <text:p text:style-name="P28">You may disengage without provoking free attacks</text:p>
                </text:list-item>
              </text:list>
            </table:table-cell>
          </table:table-row>
          <table:table-row table:style-name="Table29.1">
            <table:table-cell table:style-name="Table29.A1" office:value-type="string">
              <text:p text:style-name="P4">Improved Give Ground</text:p>
            </table:table-cell>
            <table:table-cell table:style-name="Table29.A1" office:value-type="string">
              <text:list xml:id="list29635826" text:continue-numbering="true" text:style-name="WWNum9">
                <text:list-item>
                  <text:p text:style-name="P28">When you give ground, you may retreat 2 hexes</text:p>
                </text:list-item>
                <text:list-item>
                  <text:p text:style-name="P28">When you give ground, you get +3 to defense</text:p>
                </text:list-item>
              </text:list>
            </table:table-cell>
          </table:table-row>
          <table:table-row table:style-name="Table29.1">
            <table:table-cell table:style-name="Table29.A1" office:value-type="string">
              <text:p text:style-name="P6">Improved Press</text:p>
            </table:table-cell>
            <table:table-cell table:style-name="Table29.A1" office:value-type="string">
              <text:list xml:id="list29639939" text:continue-numbering="true" text:style-name="WWNum9">
                <text:list-item>
                  <text:p text:style-name="P42">Your press attack does full damage and When you press, you take a -1 to hit and can push your enemies back 2 hexes</text:p>
                </text:list-item>
              </text:list>
            </table:table-cell>
          </table:table-row>
          <table:table-row table:style-name="Table29.1">
            <table:table-cell table:style-name="Table29.A1" office:value-type="string">
              <text:p text:style-name="P6">Improved Voice</text:p>
            </table:table-cell>
            <table:table-cell table:style-name="Table29.A1" office:value-type="string">
              <text:list xml:id="list29634449" text:continue-numbering="true" text:style-name="WWNum9">
                <text:list-item>
                  <text:p text:style-name="P42">Your voice score is Power/2</text:p>
                </text:list-item>
                <text:list-item>
                  <text:p text:style-name="P42">Your voice score increases to Power*(3/4)</text:p>
                </text:list-item>
                <text:list-item>
                  <text:p text:style-name="P42">Your voice score is your Power</text:p>
                </text:list-item>
              </text:list>
            </table:table-cell>
          </table:table-row>
          <table:table-row table:style-name="Table29.1">
            <table:table-cell table:style-name="Table29.A1" office:value-type="string">
              <text:p text:style-name="P6">Inscrutable</text:p>
            </table:table-cell>
            <table:table-cell table:style-name="Table29.A1" office:value-type="string">
              <text:p text:style-name="P6">Tactics rolls against you are at a -4 penalty</text:p>
            </table:table-cell>
          </table:table-row>
          <table:table-row table:style-name="Table29.1">
            <table:table-cell table:style-name="Table29.A1" office:value-type="string">
              <text:p text:style-name="P6">Into the Breach</text:p>
            </table:table-cell>
            <table:table-cell table:style-name="Table29.A1" office:value-type="string">
              <text:list xml:id="list29640407" text:continue-numbering="true" text:style-name="WWNum9">
                <text:list-item>
                  <text:p text:style-name="P42">By spending one inspiration, you may move an adjacent ally with you as part of your action (max is your ½ move)</text:p>
                </text:list-item>
                <text:list-item>
                  <text:p text:style-name="P42">You may move 2 adjacent allies with you</text:p>
                </text:list-item>
              </text:list>
            </table:table-cell>
          </table:table-row>
          <table:table-row table:style-name="Table29.1">
            <table:table-cell table:style-name="Table29.A1" office:value-type="string">
              <text:p text:style-name="P6">Iron Grip</text:p>
            </table:table-cell>
            <table:table-cell table:style-name="Table29.A1" office:value-type="string">
              <text:p text:style-name="P6">You can fight while climbing, you resist being disarmed, you resist being knocked down when climbing, you get +4 to all grapple checks</text:p>
            </table:table-cell>
          </table:table-row>
          <table:table-row table:style-name="Table29.1">
            <table:table-cell table:style-name="Table29.A1" office:value-type="string">
              <text:p text:style-name="P6">Keep Away</text:p>
            </table:table-cell>
            <table:table-cell table:style-name="Table29.A1" office:value-type="string">
              <text:p text:style-name="P6">When you interrupt an opponent that approaches you and you hit them, spend an inspiration to cancel the rest of their action</text:p>
            </table:table-cell>
          </table:table-row>
          <table:table-row table:style-name="Table29.1">
            <table:table-cell table:style-name="Table29.A1" office:value-type="string">
              <text:p text:style-name="P6">Keep Fighting</text:p>
            </table:table-cell>
            <table:table-cell table:style-name="Table29.A1" office:value-type="string">
              <text:p text:style-name="P6">If you spend an inspiration, you can heal up to two adjacent allies for 1d6 hits</text:p>
            </table:table-cell>
          </table:table-row>
          <table:table-row table:style-name="Table29.1">
            <table:table-cell table:style-name="Table29.A1" office:value-type="string">
              <text:p text:style-name="P6">Knockdown Blow(x)</text:p>
            </table:table-cell>
            <table:table-cell table:style-name="Table29.A1" office:value-type="string">
              <text:p text:style-name="P6">If you hit your target in the legs, you have an x/12 chance to knock him prone. If you hit your target in the chest, you have x-2/12 chance to knock him down</text:p>
            </table:table-cell>
          </table:table-row>
          <table:table-row table:style-name="Table29.1">
            <table:table-cell table:style-name="Table29.A1" office:value-type="string">
              <text:p text:style-name="P6">Limb Taker</text:p>
            </table:table-cell>
            <table:table-cell table:style-name="Table29.A1" office:value-type="string">
              <text:p text:style-name="P6">You get +1 to the roll when you wound a limb</text:p>
            </table:table-cell>
          </table:table-row>
          <table:table-row table:style-name="Table29.1">
            <table:table-cell table:style-name="Table29.A1" office:value-type="string">
              <text:p text:style-name="P6">Lone Wolf</text:p>
            </table:table-cell>
            <table:table-cell table:style-name="Table29.A1" office:value-type="string">
              <text:p text:style-name="P6">+1 to all rolls when acting alone (does not include NPC companions or familiars)</text:p>
            </table:table-cell>
          </table:table-row>
          <table:table-row table:style-name="Table29.1">
            <table:table-cell table:style-name="Table29.A4" office:value-type="string">
              <text:p text:style-name="P6">Long Jumper (x)</text:p>
            </table:table-cell>
            <table:table-cell table:style-name="Table29.A4" office:value-type="string">
              <text:p text:style-name="P6">Your base long jump distance increases by X hexes</text:p>
            </table:table-cell>
          </table:table-row>
          <table:table-row table:style-name="Table29.1">
            <table:table-cell table:style-name="Table29.A1" office:value-type="string">
              <text:p text:style-name="P6">Loud Chants</text:p>
            </table:table-cell>
            <table:table-cell table:style-name="Table29.A1" office:value-type="string">
              <text:list xml:id="list531803559913711022" text:style-name="WWNum37">
                <text:list-item>
                  <text:p text:style-name="P43">Chants affect all allies or enemies within 15 hexes</text:p>
                </text:list-item>
                <text:list-item>
                  <text:p text:style-name="P43">Chants affect all allies or enemies within 20 hexes</text:p>
                </text:list-item>
                <text:list-item>
                  <text:p text:style-name="P43">Chants affect all allies or enemies within 100 hexes</text:p>
                </text:list-item>
              </text:list>
            </table:table-cell>
          </table:table-row>
          <table:table-row table:style-name="Table29.1">
            <table:table-cell table:style-name="Table29.A1" office:value-type="string">
              <text:p text:style-name="P6">Lucky SOB</text:p>
            </table:table-cell>
            <table:table-cell table:style-name="Table29.A1" office:value-type="string">
              <text:list xml:id="list3229274145953935063" text:style-name="WWNum18">
                <text:list-item>
                  <text:p text:style-name="P44">The first inspiration you spend to reduce incoming damage reduces it by 1d4 (instead of 1 point)</text:p>
                </text:list-item>
                <text:list-item>
                  <text:p text:style-name="P44">The first inspiration you spend to reduce incoming damage reduces it by 1d6 (instead of 1 point)</text:p>
                </text:list-item>
              </text:list>
            </table:table-cell>
          </table:table-row>
          <table:table-row table:style-name="Table29.1">
            <table:table-cell table:style-name="Table29.A1" office:value-type="string">
              <text:p text:style-name="P4">Magic Dampener</text:p>
            </table:table-cell>
            <table:table-cell table:style-name="Table29.A1" office:value-type="string">
              <text:p text:style-name="P4">By spending 1 inspiration, your familiar gives you a +2 to save vs. spell effects for 6 rounds</text:p>
            </table:table-cell>
          </table:table-row>
          <table:table-row table:style-name="Table29.1">
            <table:table-cell table:style-name="Table29.A1" office:value-type="string">
              <text:p text:style-name="P4">Mix Master</text:p>
            </table:table-cell>
            <table:table-cell table:style-name="Table29.A1" office:value-type="string">
              <text:p text:style-name="P4">By spending an inspiration and making an alchemy check equal to the highest DL potion, you may mix two potions whose effects will be combined</text:p>
            </table:table-cell>
          </table:table-row>
          <table:table-row table:style-name="Table29.1">
            <table:table-cell table:style-name="Table29.A1" office:value-type="string">
              <text:p text:style-name="P4">Merge Chants</text:p>
            </table:table-cell>
            <table:table-cell table:style-name="Table29.A1" office:value-type="string">
              <text:p text:style-name="P4">By spending one inspiration, you can cast two chants simultaneously. The DL to do so is the DL of the hardest chant +2</text:p>
            </table:table-cell>
          </table:table-row>
          <table:table-row table:style-name="Table29.1">
            <table:table-cell table:style-name="Table29.A1" office:value-type="string">
              <text:p text:style-name="P4">Mobile Fighter</text:p>
            </table:table-cell>
            <table:table-cell table:style-name="Table29.A1" office:value-type="string">
              <text:p text:style-name="P4">You take no penalty when you move before attacking (Normally, you take a -1 to attack if you moved this round)</text:p>
            </table:table-cell>
          </table:table-row>
          <table:table-row table:style-name="Table29.1">
            <table:table-cell table:style-name="Table29.A1" office:value-type="string">
              <text:p text:style-name="P4">Mobility(x)</text:p>
            </table:table-cell>
            <table:table-cell table:style-name="Table29.A1" office:value-type="string">
              <text:p text:style-name="P4">+x Initiative and +1 Move</text:p>
            </table:table-cell>
          </table:table-row>
          <table:table-row table:style-name="Table29.1">
            <table:table-cell table:style-name="Table29.A1" office:value-type="string">
              <text:p text:style-name="P4">Neck Snap</text:p>
            </table:table-cell>
            <table:table-cell table:style-name="Table29.A1" office:value-type="string">
              <text:p text:style-name="P4">Once you have a choke hold on a wrestling victim, you can choose to lose the hold, but do an immediate head wound</text:p>
            </table:table-cell>
          </table:table-row>
          <table:table-row table:style-name="Table29.1">
            <table:table-cell table:style-name="Table29.A4" office:value-type="string">
              <text:p text:style-name="P4">Nerve Pinch</text:p>
            </table:table-cell>
            <table:table-cell table:style-name="Table29.A4" office:value-type="string">
              <text:list xml:id="list1864578685682500860" text:style-name="WWNum16">
                <text:list-item>
                  <text:p text:style-name="P29">You can use your medical skill in place of your brawling skill to make an unarmed attack. If your attack hits a location with AV 3 or less, you do MUS+1d4 penetrating damage</text:p>
                </text:list-item>
                <text:list-item>
                  <text:p text:style-name="P29">Your nerve pinch attack gains Stun(4)</text:p>
                </text:list-item>
              </text:list>
            </table:table-cell>
          </table:table-row>
          <table:table-row table:style-name="Table29.1">
            <table:table-cell table:style-name="Table29.A4" office:value-type="string">
              <text:p text:style-name="P4">No Hands</text:p>
            </table:table-cell>
            <table:table-cell table:style-name="Table29.A4" office:value-type="string">
              <text:p text:style-name="P4">You can use tools while using climbing, or perched on a precarious ledge, as though you did not need your hands to remain in place</text:p>
            </table:table-cell>
          </table:table-row>
          <table:table-row table:style-name="Table29.1">
            <table:table-cell table:style-name="Table29.A1" office:value-type="string">
              <text:p text:style-name="P4">Offensive Stance</text:p>
            </table:table-cell>
            <table:table-cell table:style-name="Table29.A1" office:value-type="string">
              <text:p text:style-name="P4">You get +1 to attack rolls, but take -1 to defenses</text:p>
            </table:table-cell>
          </table:table-row>
          <table:table-row table:style-name="Table29.1">
            <table:table-cell table:style-name="Table29.A1" office:value-type="string">
              <text:p text:style-name="P4">Oiled Up</text:p>
            </table:table-cell>
            <table:table-cell table:style-name="Table29.A1" office:value-type="string">
              <text:p text:style-name="P4">You resist holds and entangles. You get a +4 to checks to escape grapples</text:p>
            </table:table-cell>
          </table:table-row>
          <text:soft-page-break/>
          <table:table-row table:style-name="Table29.1">
            <table:table-cell table:style-name="Table29.A4" office:value-type="string">
              <text:p text:style-name="P4">One True Science</text:p>
            </table:table-cell>
            <table:table-cell table:style-name="Table29.A4" office:value-type="string">
              <text:p text:style-name="P4">You may substitute your alchemy skill for any lore skill by spending an inspiration</text:p>
            </table:table-cell>
          </table:table-row>
          <table:table-row table:style-name="Table29.1">
            <table:table-cell table:style-name="Table29.A1" office:value-type="string">
              <text:p text:style-name="P6">Overhand Swing</text:p>
            </table:table-cell>
            <table:table-cell table:style-name="Table29.A1" office:value-type="string">
              <text:p text:style-name="P6">You may spend an inspiration to subtract 2 from the hit location</text:p>
            </table:table-cell>
          </table:table-row>
          <table:table-row table:style-name="Table29.1">
            <table:table-cell table:style-name="Table29.A1" office:value-type="string">
              <text:p text:style-name="P6">Overland Traveler</text:p>
            </table:table-cell>
            <table:table-cell table:style-name="Table29.A1" office:value-type="string">
              <text:p text:style-name="P6">You and your group travel 25% faster overland, giving you a +4 bonus in any long-distance chase scenario</text:p>
            </table:table-cell>
          </table:table-row>
          <table:table-row table:style-name="Table29.1">
            <table:table-cell table:style-name="Table29.A1" office:value-type="string">
              <text:p text:style-name="P4">Pack Fighter</text:p>
            </table:table-cell>
            <table:table-cell table:style-name="Table29.A1" office:value-type="string">
              <text:p text:style-name="P4">You and an adjacent ally get a +1 bonus to hit and damage when adjacent to each other</text:p>
            </table:table-cell>
          </table:table-row>
          <table:table-row table:style-name="Table29.1">
            <table:table-cell table:style-name="Table29.A1" office:value-type="string">
              <text:p text:style-name="P4">Phalanx</text:p>
            </table:table-cell>
            <table:table-cell table:style-name="Table29.A1" office:value-type="string">
              <text:p text:style-name="P4">When you are adjacent to an ally, you both get +1 defense</text:p>
            </table:table-cell>
          </table:table-row>
          <table:table-row table:style-name="Table29.1">
            <table:table-cell table:style-name="Table29.A1" office:value-type="string">
              <text:p text:style-name="P4">Physician</text:p>
            </table:table-cell>
            <table:table-cell table:style-name="Table29.A1" office:value-type="string">
              <text:list xml:id="list6956044004639088931" text:style-name="WWNum17">
                <text:list-item>
                  <text:p text:style-name="P30">You can use your medical skill to provide long-term care, taking 1 hour to give 2d4 healing</text:p>
                </text:list-item>
                <text:list-item>
                  <text:p text:style-name="P30">Your healing dice become d6s instead of d4s</text:p>
                </text:list-item>
              </text:list>
            </table:table-cell>
          </table:table-row>
          <table:table-row table:style-name="Table29.1">
            <table:table-cell table:style-name="Table29.A1" office:value-type="string">
              <text:p text:style-name="P4">Piercer(x)</text:p>
            </table:table-cell>
            <table:table-cell table:style-name="Table29.A1" office:value-type="string">
              <text:p text:style-name="P4">Your attacks get x/12 chance to pierce and ignore armor</text:p>
            </table:table-cell>
          </table:table-row>
          <table:table-row table:style-name="Table29.1">
            <table:table-cell table:style-name="Table29.A1" office:value-type="string">
              <text:p text:style-name="P4">Play Dead</text:p>
            </table:table-cell>
            <table:table-cell table:style-name="Table29.A1" office:value-type="string">
              <text:p text:style-name="P4">When you are hit, you can spend an inspiration to drop prone and play dead. As long as you stay down, opponents must make a Search check (dl 20) to attack you</text:p>
            </table:table-cell>
          </table:table-row>
          <table:table-row table:style-name="Table29.1">
            <table:table-cell table:style-name="Table29.A1" office:value-type="string">
              <text:p text:style-name="P4">Poison Sniffer</text:p>
            </table:table-cell>
            <table:table-cell table:style-name="Table29.A1" office:value-type="string">
              <text:p text:style-name="P4">With a medic check (DL based on poison rarity) you can detect poisons within 10 meters</text:p>
            </table:table-cell>
          </table:table-row>
          <table:table-row table:style-name="Table29.1">
            <table:table-cell table:style-name="Table29.A1" office:value-type="string">
              <text:p text:style-name="P4">Poisoner</text:p>
            </table:table-cell>
            <table:table-cell table:style-name="Table29.A1" office:value-type="string">
              <text:list xml:id="list6055293602804549115" text:style-name="WWNum20">
                <text:list-item>
                  <text:p text:style-name="P31">You may apply poison to your weapons</text:p>
                </text:list-item>
                <text:list-item>
                  <text:p text:style-name="P31">Poisons you apply have a -2 penalty to save against, and do +1 effect/die</text:p>
                </text:list-item>
              </text:list>
            </table:table-cell>
          </table:table-row>
          <table:table-row table:style-name="Table29.1">
            <table:table-cell table:style-name="Table29.A1" office:value-type="string">
              <text:p text:style-name="P4">Prone Fighter</text:p>
            </table:table-cell>
            <table:table-cell table:style-name="Table29.A1" office:value-type="string">
              <text:p text:style-name="P4">You take no penalties when fighting from the ground, but you still lose your zone of control</text:p>
            </table:table-cell>
          </table:table-row>
          <table:table-row table:style-name="Table29.1">
            <table:table-cell table:style-name="Table29.A4" office:value-type="string">
              <text:p text:style-name="P4">Pugilist</text:p>
            </table:table-cell>
            <table:table-cell table:style-name="Table29.A4" office:value-type="string">
              <text:list xml:id="list4206607074871936826" text:style-name="WWNum33">
                <text:list-item>
                  <text:p text:style-name="P32">Your fist leverage damage is 1d4+1 or +1 die step</text:p>
                </text:list-item>
                <text:list-item>
                  <text:p text:style-name="P32">Your fist leverage damage is 1d6+1 or +2 die step</text:p>
                </text:list-item>
                <text:list-item>
                  <text:p text:style-name="P32">Your fist leverage damage is 1d8+1 or +3 die step</text:p>
                </text:list-item>
              </text:list>
            </table:table-cell>
          </table:table-row>
          <table:table-row table:style-name="Table29.1">
            <table:table-cell table:style-name="Table29.A1" office:value-type="string">
              <text:p text:style-name="P4">Quick Climber</text:p>
            </table:table-cell>
            <table:table-cell table:style-name="Table29.A1" office:value-type="string">
              <text:p text:style-name="P4">Your climb speed is ½ your move (as opposed to 2 hexes/round)</text:p>
            </table:table-cell>
          </table:table-row>
          <table:table-row table:style-name="Table29.1">
            <table:table-cell table:style-name="Table29.A4" office:value-type="string">
              <text:p text:style-name="P4">Quick Cork</text:p>
            </table:table-cell>
            <table:table-cell table:style-name="Table29.A4" office:value-type="string">
              <text:p text:style-name="P4">By spending one inspiration, you can ready a potion from a belt as a free action</text:p>
            </table:table-cell>
          </table:table-row>
          <table:table-row table:style-name="Table29.1">
            <table:table-cell table:style-name="Table29.A1" office:value-type="string">
              <text:p text:style-name="P4">Reach(x)</text:p>
            </table:table-cell>
            <table:table-cell table:style-name="Table29.A1" office:value-type="string">
              <text:p text:style-name="P4">When using appropriate weapons (typically spears), you gain x additional hexes of reach</text:p>
            </table:table-cell>
          </table:table-row>
          <table:table-row table:style-name="Table29.1">
            <table:table-cell table:style-name="Table29.A1" office:value-type="string">
              <text:p text:style-name="P4">Recycler</text:p>
            </table:table-cell>
            <table:table-cell table:style-name="Table29.A1" office:value-type="string">
              <text:list xml:id="list29640358" text:continue-numbering="true" text:style-name="WWNum33">
                <text:list-item>
                  <text:p text:style-name="P32">You can burn exotics to restore alchemy skill levels, gaining 1 for each exotic consumed</text:p>
                </text:list-item>
                <text:list-item>
                  <text:p text:style-name="P32">You gain 1d3 alchemy levels for each exotic consumed</text:p>
                </text:list-item>
              </text:list>
            </table:table-cell>
          </table:table-row>
          <table:table-row table:style-name="Table29.1">
            <table:table-cell table:style-name="Table29.A1" office:value-type="string">
              <text:p text:style-name="P4">Reinforced</text:p>
            </table:table-cell>
            <table:table-cell table:style-name="Table29.A1" office:value-type="string">
              <text:p text:style-name="P4">You get +1 AV if you are wearing armor</text:p>
            </table:table-cell>
          </table:table-row>
          <table:table-row table:style-name="Table29.1">
            <table:table-cell table:style-name="Table29.A1" office:value-type="string">
              <text:p text:style-name="P3"><text:span text:style-name="T1">Resist </text:span><text:span text:style-name="T10">…</text:span><text:span text:style-name="T1"> (x)</text:span></text:p>
            </table:table-cell>
            <table:table-cell table:style-name="Table29.A1" office:value-type="string">
              <text:p text:style-name="P3"><text:span text:style-name="T1">You get a +2(x) bonus to saves against the resisted element/effect. Proc effects have -1(x) chance to occur. If you are affected by the resisted element/effect, you reduce the effect by </text:span><text:span text:style-name="T10">–</text:span><text:span text:style-name="T1">1(x) point/die</text:span></text:p>
            </table:table-cell>
          </table:table-row>
          <table:table-row table:style-name="Table29.1">
            <table:table-cell table:style-name="Table29.A1" office:value-type="string">
              <text:p text:style-name="P4">Road Warrior</text:p>
            </table:table-cell>
            <table:table-cell table:style-name="Table29.A1" office:value-type="string">
              <text:p text:style-name="P4">You get +2 to Navigate and Survival checks when traveling overland</text:p>
            </table:table-cell>
          </table:table-row>
          <table:table-row table:style-name="Table29.1">
            <table:table-cell table:style-name="Table29.A1" office:value-type="string">
              <text:p text:style-name="P6">Rough Runner</text:p>
            </table:table-cell>
            <table:table-cell table:style-name="Table29.A1" office:value-type="string">
              <text:p text:style-name="P6">You ignore penalties due to moving/Fighting on rough terrain</text:p>
            </table:table-cell>
          </table:table-row>
          <table:table-row table:style-name="Table29.1">
            <table:table-cell table:style-name="Table29.A1" office:value-type="string">
              <text:p text:style-name="P4">Sacrifice Throw</text:p>
            </table:table-cell>
            <table:table-cell table:style-name="Table29.A1" office:value-type="string">
              <text:p text:style-name="P4">You can throw grappled opponents 2 hexes, or you can choose to go prone and throw your victim 3 hexes. A defender that hits a solid object takes an extra 1d6 damage</text:p>
            </table:table-cell>
          </table:table-row>
          <table:table-row table:style-name="Table29.1">
            <table:table-cell table:style-name="Table29.A4" office:value-type="string">
              <text:p text:style-name="P4">Save Blocker</text:p>
            </table:table-cell>
            <table:table-cell table:style-name="Table29.A4" office:value-type="string">
              <text:p text:style-name="P4">When asked to make a skill or reflex save, you can substitute your shield block by spending an inspiration (note that this may allow you to effectively “block” direct spells)</text:p>
            </table:table-cell>
          </table:table-row>
          <table:table-row table:style-name="Table29.1">
            <table:table-cell table:style-name="Table29.A1" office:value-type="string">
              <text:p text:style-name="P4">Second Wind</text:p>
            </table:table-cell>
            <table:table-cell table:style-name="Table29.A1" office:value-type="string">
              <text:list xml:id="list810216768086971010" text:style-name="WWNum12">
                <text:list-item>
                  <text:p text:style-name="P33">Once per fight, spend an inspiration and heal 1d6 hit points</text:p>
                </text:list-item>
                <text:list-item>
                  <text:p text:style-name="P33">Once per fight, spend 2 inspiration and heal 2d6 hit points</text:p>
                </text:list-item>
              </text:list>
            </table:table-cell>
          </table:table-row>
          <table:table-row table:style-name="Table29.1">
            <table:table-cell table:style-name="Table29.A1" office:value-type="string">
              <text:p text:style-name="P4">Self-Immunity</text:p>
            </table:table-cell>
            <table:table-cell table:style-name="Table29.A1" office:value-type="string">
              <text:list xml:id="list5066147654975775646" text:style-name="WWNum31">
                <text:list-item>
                  <text:p text:style-name="P34">You are immune to your own poisons and gasses and get +2 to save against any poison check</text:p>
                </text:list-item>
                <text:list-item>
                  <text:p text:style-name="P34">You are immune to any of your own area of effect potions</text:p>
                </text:list-item>
              </text:list>
            </table:table-cell>
          </table:table-row>
          <table:table-row table:style-name="Table29.1">
            <table:table-cell table:style-name="Table29.A1" office:value-type="string">
              <text:p text:style-name="P4">Self-Surgeon</text:p>
            </table:table-cell>
            <table:table-cell table:style-name="Table29.A1" office:value-type="string">
              <text:p text:style-name="P4">You get no penalty when performing medical checks on yourself</text:p>
            </table:table-cell>
          </table:table-row>
          <table:table-row table:style-name="Table29.1">
            <table:table-cell table:style-name="Table29.A1" office:value-type="string">
              <text:p text:style-name="P4">Set Spear</text:p>
            </table:table-cell>
            <table:table-cell table:style-name="Table29.A1" office:value-type="string">
              <text:list xml:id="list7613471372757483027" text:style-name="WWNum36">
                <text:list-item>
                  <text:p text:style-name="P35">You get a +1 to hit and +2 damage when you interrupt an opponent that charges you</text:p>
                </text:list-item>
                <text:list-item>
                  <text:p text:style-name="P35">Set spear becomes a free attack</text:p>
                </text:list-item>
              </text:list>
            </table:table-cell>
          </table:table-row>
          <table:table-row table:style-name="Table29.1">
            <table:table-cell table:style-name="Table29.A1" office:value-type="string">
              <text:p text:style-name="P4">Shared Sight</text:p>
            </table:table-cell>
            <table:table-cell table:style-name="Table29.A1" office:value-type="string">
              <text:p text:style-name="P4">By spending an inspiration, you can see through the eyes of your familiar for 1 hour</text:p>
            </table:table-cell>
          </table:table-row>
          <table:table-row table:style-name="Table29.1">
            <table:table-cell table:style-name="Table29.A1" office:value-type="string">
              <text:p text:style-name="P4">Shared Spells</text:p>
            </table:table-cell>
            <table:table-cell table:style-name="Table29.A1" office:value-type="string">
              <text:p text:style-name="P4">Beneficial spells you cast on yourself also apply to your familiar if it is within 10 meters</text:p>
            </table:table-cell>
          </table:table-row>
          <table:table-row table:style-name="Table29.1">
            <table:table-cell table:style-name="Table29.A1" office:value-type="string">
              <text:p text:style-name="P4">Shared Talent</text:p>
            </table:table-cell>
            <table:table-cell table:style-name="Table29.A1" office:value-type="string">
              <text:p text:style-name="P4">By spending an inspiration, your animal companion can make use of any talent you have for the next 3 combat rounds</text:p>
            </table:table-cell>
          </table:table-row>
          <table:table-row table:style-name="Table29.1">
            <table:table-cell table:style-name="Table29.A1" office:value-type="string">
              <text:p text:style-name="P4">Shield Bash</text:p>
            </table:table-cell>
            <table:table-cell table:style-name="Table29.A1" office:value-type="string">
              <text:p text:style-name="P4">Spend an inspiration to get a free shield bash attack. A typical shield does 1d4 + mus(-1)</text:p>
            </table:table-cell>
          </table:table-row>
          <table:table-row table:style-name="Table29.1">
            <table:table-cell table:style-name="Table29.A1" office:value-type="string">
              <text:p text:style-name="P4">Shield Breaker(x)</text:p>
            </table:table-cell>
            <table:table-cell table:style-name="Table29.A1" office:value-type="string">
              <text:p text:style-name="P4">If you hit an opponent with an x or higher roll, you may spend inspiration to break his shield instead of doing damage</text:p>
            </table:table-cell>
          </table:table-row>
          <text:soft-page-break/>
          <table:table-row table:style-name="Table29.1">
            <table:table-cell table:style-name="Table29.A1" office:value-type="string">
              <text:p text:style-name="P4">Shift Grip</text:p>
            </table:table-cell>
            <table:table-cell table:style-name="Table29.A1" office:value-type="string">
              <text:p text:style-name="P4">When rolling a hit location for a wrestling move, you can roll twice and take the result you prefer</text:p>
            </table:table-cell>
          </table:table-row>
          <table:table-row table:style-name="Table29.1">
            <table:table-cell table:style-name="Table29.A4" office:value-type="string">
              <text:p text:style-name="P4">Shift The Line</text:p>
            </table:table-cell>
            <table:table-cell table:style-name="Table29.A4" office:value-type="string">
              <text:p text:style-name="P4">By spending an inspiration, you can freely switch places with adjacent allies as part of a normal move. Neither you, nor the shifted allies take disengage penalties</text:p>
            </table:table-cell>
          </table:table-row>
          <table:table-row table:style-name="Table29.1">
            <table:table-cell table:style-name="Table29.A1" office:value-type="string">
              <text:p text:style-name="P4">Shifty</text:p>
            </table:table-cell>
            <table:table-cell table:style-name="Table29.A1" office:value-type="string">
              <text:list xml:id="list7577281348847461772" text:style-name="WWNum11">
                <text:list-item>
                  <text:p text:style-name="P36">Spend 1 inspiration to take a 1” move at any time (may be used once a combat round)</text:p>
                </text:list-item>
                <text:list-item>
                  <text:p text:style-name="P59"><text:span text:style-name="T1">Spend 1 inspiration to take a </text:span><text:span text:style-name="T12">½</text:span><text:span text:style-name="T1"> move at any time (may be used once a combat round)</text:span></text:p>
                </text:list-item>
              </text:list>
            </table:table-cell>
          </table:table-row>
          <table:table-row table:style-name="Table29.1">
            <table:table-cell table:style-name="Table29.A4" office:value-type="string">
              <text:p text:style-name="P4">Signature Move</text:p>
            </table:table-cell>
            <table:table-cell table:style-name="Table29.A4" office:value-type="string">
              <text:p text:style-name="P4">You can spend an inspiration to add your charisma modifier to your damage</text:p>
            </table:table-cell>
          </table:table-row>
          <table:table-row table:style-name="Table29.1">
            <table:table-cell table:style-name="Table29.A1" office:value-type="string">
              <text:p text:style-name="P3"><text:span text:style-name="T10">…</text:span><text:span text:style-name="T1"> Sniffer</text:span></text:p>
            </table:table-cell>
            <table:table-cell table:style-name="Table29.A1" office:value-type="string">
              <text:p text:style-name="P3"><text:span text:style-name="T1">You get a search check to detect </text:span><text:span text:style-name="T10">…</text:span><text:span text:style-name="T1">, and items that cause x effects</text:span></text:p>
            </table:table-cell>
          </table:table-row>
          <table:table-row table:style-name="Table29.1">
            <table:table-cell table:style-name="Table29.A1" office:value-type="string">
              <text:p text:style-name="P6">Spell Blocker</text:p>
            </table:table-cell>
            <table:table-cell table:style-name="Table29.A1" office:value-type="string">
              <text:list xml:id="list5732367535283185455" text:style-name="WWNum28">
                <text:list-item>
                  <text:p text:style-name="P45">You can spend inspiration to block bolt spells with your shield</text:p>
                </text:list-item>
                <text:list-item>
                  <text:p text:style-name="P45">If you can get to the center of an AoE spell, you can block it by spending two inspiration and making a block check against the spell casting DL</text:p>
                </text:list-item>
              </text:list>
            </table:table-cell>
          </table:table-row>
          <table:table-row table:style-name="Table29.1">
            <table:table-cell table:style-name="Table29.A1" office:value-type="string">
              <text:p text:style-name="P6">Staccato</text:p>
            </table:table-cell>
            <table:table-cell table:style-name="Table29.A1" office:value-type="string">
              <text:p text:style-name="P6">By spending one inspiration, you can shout while maintaining a chant</text:p>
            </table:table-cell>
          </table:table-row>
          <table:table-row table:style-name="Table29.1">
            <table:table-cell table:style-name="Table29.A1" office:value-type="string">
              <text:p text:style-name="P6">Stand Ground</text:p>
            </table:table-cell>
            <table:table-cell table:style-name="Table29.A1" office:value-type="string">
              <text:p text:style-name="P6">You resist any effects that knock you back, knock you down, or otherwise alter your position against your will</text:p>
            </table:table-cell>
          </table:table-row>
          <table:table-row table:style-name="Table29.1">
            <table:table-cell table:style-name="Table29.A4" office:value-type="string">
              <text:p text:style-name="P6">Stealth Run</text:p>
            </table:table-cell>
            <table:table-cell table:style-name="Table29.A4" office:value-type="string">
              <text:p text:style-name="P6">You get full speed while stealthed (as opposed to ½ speed)</text:p>
            </table:table-cell>
          </table:table-row>
          <table:table-row table:style-name="Table29.1">
            <table:table-cell table:style-name="Table29.A1" office:value-type="string">
              <text:p text:style-name="P6">Striker(x)</text:p>
            </table:table-cell>
            <table:table-cell table:style-name="Table29.A1" office:value-type="string">
              <text:p text:style-name="P6">You get +x damage</text:p>
            </table:table-cell>
          </table:table-row>
          <table:table-row table:style-name="Table29.1">
            <table:table-cell table:style-name="Table29.A1" office:value-type="string">
              <text:p text:style-name="P6">Strong Arm</text:p>
            </table:table-cell>
            <table:table-cell table:style-name="Table29.A1" office:value-type="string">
              <text:list xml:id="list5825069473343297295" text:style-name="WWNum32">
                <text:list-item>
                  <text:p text:style-name="P46">Your potion throwing range is increased by 50% and you get +1 to throwing skill</text:p>
                </text:list-item>
                <text:list-item>
                  <text:p text:style-name="P46">Your potion throwing range is doubled</text:p>
                </text:list-item>
              </text:list>
            </table:table-cell>
          </table:table-row>
          <table:table-row table:style-name="Table29.1">
            <table:table-cell table:style-name="Table29.A1" office:value-type="string">
              <text:p text:style-name="P6">Stunning Blow(x)</text:p>
            </table:table-cell>
            <table:table-cell table:style-name="Table29.A1" office:value-type="string">
              <text:p text:style-name="P6">Blows to the chest that do 3 or more points of damage have x/12 chance to stun. Blows to the head that do 3 or more points of damage have x+2/12 chance to stun</text:p>
            </table:table-cell>
          </table:table-row>
          <table:table-row table:style-name="Table29.1">
            <table:table-cell table:style-name="Table29.A1" office:value-type="string">
              <text:p text:style-name="P4">Swift Companion</text:p>
            </table:table-cell>
            <table:table-cell table:style-name="Table29.A1" office:value-type="string">
              <text:p text:style-name="P4">Your animal companion gets a +1 initiative and +1 move per level</text:p>
            </table:table-cell>
          </table:table-row>
          <table:table-row table:style-name="Table29.1">
            <table:table-cell table:style-name="Table29.A1" office:value-type="string">
              <text:p text:style-name="P6">Swimmer</text:p>
            </table:table-cell>
            <table:table-cell table:style-name="Table29.A1" office:value-type="string">
              <text:list xml:id="list5111997291768848928" text:style-name="WWNum15">
                <text:list-item>
                  <text:p text:style-name="P47">+1 Swim, you can stay underwater 3x longer, you fight with no penalty underwater, you are resistant to gas attacks</text:p>
                </text:list-item>
                <text:list-item>
                  <text:p text:style-name="P47">+1 Swim, you can stay underwater 6x longer, you can cast and use skills underwater with no penalty</text:p>
                </text:list-item>
              </text:list>
            </table:table-cell>
          </table:table-row>
          <table:table-row table:style-name="Table29.1">
            <table:table-cell table:style-name="Table29.A1" office:value-type="string">
              <text:p text:style-name="P4">Take Initiative</text:p>
            </table:table-cell>
            <table:table-cell table:style-name="Table29.A1" office:value-type="string">
              <text:p text:style-name="P4">You can spend an inspiration to swap initiative scores with any other combatant</text:p>
            </table:table-cell>
          </table:table-row>
          <table:table-row table:style-name="Table29.1">
            <table:table-cell table:style-name="Table29.A1" office:value-type="string">
              <text:p text:style-name="P4">Take the Fall</text:p>
            </table:table-cell>
            <table:table-cell table:style-name="Table29.A1" office:value-type="string">
              <text:p text:style-name="P4">When an adjacent ally is hit by an attack, you may spend an inspiration to take the damage instead of them</text:p>
            </table:table-cell>
          </table:table-row>
          <table:table-row table:style-name="Table29.1">
            <table:table-cell table:style-name="Table29.A1" office:value-type="string">
              <text:p text:style-name="P6">Taunt</text:p>
            </table:table-cell>
            <table:table-cell table:style-name="Table29.A1" office:value-type="string">
              <text:list xml:id="list3362638906995540899" text:style-name="WWNum26">
                <text:list-item>
                  <text:p text:style-name="P60"><text:span text:style-name="T2">You may spend an inspiration to give an opponent the </text:span><text:span text:style-name="T7">Taunted</text:span><text:span text:style-name="T2"> status for 6 </text:span><text:span text:style-name="T2">combat rounds</text:span></text:p>
                </text:list-item>
                <text:list-item>
                  <text:p text:style-name="P60"><text:span text:style-name="T2">You may spend an inspiration to give up to 4 nearby opponents the </text:span><text:span text:style-name="T7">Taunted</text:span><text:span text:style-name="T5"> </text:span><text:span text:style-name="T2">status for 6 rounds</text:span></text:p>
                </text:list-item>
              </text:list>
            </table:table-cell>
          </table:table-row>
          <table:table-row table:style-name="Table29.1">
            <table:table-cell table:style-name="Table29.A1" office:value-type="string">
              <text:p text:style-name="P3"><text:span text:style-name="T2">Tenacious </text:span><text:span text:style-name="T11">…</text:span><text:span text:style-name="T2"> (x)</text:span></text:p>
            </table:table-cell>
            <table:table-cell table:style-name="Table29.A1" office:value-type="string">
              <text:p text:style-name="P6">Your potions have +(x) chance to proc statuses and +2(x) to save DLs</text:p>
            </table:table-cell>
          </table:table-row>
          <table:table-row table:style-name="Table29.1">
            <table:table-cell table:style-name="Table29.A1" office:value-type="string">
              <text:p text:style-name="P6">Terrain Affinity</text:p>
            </table:table-cell>
            <table:table-cell table:style-name="Table29.A1" office:value-type="string">
              <text:p text:style-name="P6">You may choose a terrain and get a +1 to all rolls when acting in that terrain</text:p>
            </table:table-cell>
          </table:table-row>
          <table:table-row table:style-name="Table29.1">
            <table:table-cell table:style-name="Table29.A1" office:value-type="string">
              <text:p text:style-name="P6">Trap Sense</text:p>
            </table:table-cell>
            <table:table-cell table:style-name="Table29.A1" office:value-type="string">
              <text:p text:style-name="P6">You get +2 to search checks to detect traps</text:p>
            </table:table-cell>
          </table:table-row>
          <table:table-row table:style-name="Table29.1">
            <table:table-cell table:style-name="Table29.A4" office:value-type="string">
              <text:p text:style-name="P6">Treacherous Shift</text:p>
            </table:table-cell>
            <table:table-cell table:style-name="Table29.A4" office:value-type="string">
              <text:p text:style-name="P6">You may spend an inspiration and shift places with an enemy who is within range of a full move. They get a Reflexes save (DL 16)</text:p>
            </table:table-cell>
          </table:table-row>
          <table:table-row table:style-name="Table29.1">
            <table:table-cell table:style-name="Table29.A1" office:value-type="string">
              <text:p text:style-name="P6">Tough SOB</text:p>
            </table:table-cell>
            <table:table-cell table:style-name="Table29.A1" office:value-type="string">
              <text:p text:style-name="P6">You can spend 1 inspiration to ignore one wound effect. You still take the damage, but suffer no other effects and do not have to roll to remain conscious. After the battle, the wound takes effect as normal</text:p>
            </table:table-cell>
          </table:table-row>
          <table:table-row table:style-name="Table29.1">
            <table:table-cell table:style-name="Table29.A1" office:value-type="string">
              <text:p text:style-name="P6">Unseen Passage</text:p>
            </table:table-cell>
            <table:table-cell table:style-name="Table29.A1" office:value-type="string">
              <text:p text:style-name="P6">When you use sneak in an attempt to avoid being tracked, you get a +4 to the check</text:p>
            </table:table-cell>
          </table:table-row>
          <table:table-row table:style-name="Table29.1">
            <table:table-cell table:style-name="Table29.A1" office:value-type="string">
              <text:p text:style-name="P4">Unwavering Chant(x)</text:p>
            </table:table-cell>
            <table:table-cell table:style-name="Table29.A1" office:value-type="string">
              <text:p text:style-name="P4">Your chants lose x points of Parch</text:p>
            </table:table-cell>
          </table:table-row>
          <table:table-row table:style-name="Table29.1">
            <table:table-cell table:style-name="Table29.A1" office:value-type="string">
              <text:p text:style-name="P4">Volley Fire</text:p>
            </table:table-cell>
            <table:table-cell table:style-name="Table29.A1" office:value-type="string">
              <text:p text:style-name="P4">By spending an inspiration, up to two adjacent allies can throw/fire a missile weapon with you as part of your action</text:p>
            </table:table-cell>
          </table:table-row>
          <table:table-row table:style-name="Table29.1">
            <table:table-cell table:style-name="Table29.A1" office:value-type="string">
              <text:p text:style-name="P4">Wade In</text:p>
            </table:table-cell>
            <table:table-cell table:style-name="Table29.A1" office:value-type="string">
              <text:p text:style-name="P4">Make a 1 hex move after your attack as long as the move keeps/puts you adjacent to an enemy</text:p>
            </table:table-cell>
          </table:table-row>
          <table:table-row table:style-name="Table29.1">
            <table:table-cell table:style-name="Table29.A1" office:value-type="string">
              <text:p text:style-name="P4">Wide Arc</text:p>
            </table:table-cell>
            <table:table-cell table:style-name="Table29.A1" office:value-type="string">
              <text:p text:style-name="P4">You spend an inspiration and attack 3 targets in your front arc, taking a -2 to hit each</text:p>
            </table:table-cell>
          </table:table-row>
          <table:table-row table:style-name="Table29.1">
            <table:table-cell table:style-name="Table29.A1" office:value-type="string">
              <text:p text:style-name="P4">Wilderness Friends</text:p>
            </table:table-cell>
            <table:table-cell table:style-name="Table29.A1" office:value-type="string">
              <text:list xml:id="list6742194902924544099" text:style-name="WWNum25">
                <text:list-item>
                  <text:p text:style-name="P37">Small animals surround you when in the wilderness. You can talk with these creatures and they will sometimes give you useful information. You get +2 to navigate, track and wilderness lore checks</text:p>
                </text:list-item>
                <text:list-item>
                  <text:p text:style-name="P37">Your wilderness friends can carry messages and small objects to those within 5km</text:p>
                </text:list-item>
                <text:list-item>
                  <text:p text:style-name="P37">Small animals will distract and taunt your enemies in combat. Anyone attacking you takes -1 to hit in the wilderness</text:p>
                </text:list-item>
              </text:list>
            </table:table-cell>
          </table:table-row>
          <text:soft-page-break/>
          <table:table-row table:style-name="Table29.1">
            <table:table-cell table:style-name="Table29.A4" office:value-type="string">
              <text:p text:style-name="P6">Wrestling Moves(x)</text:p>
            </table:table-cell>
            <table:table-cell table:style-name="Table29.A4" office:value-type="string">
              <text:list xml:id="list218009960383552320" text:style-name="WWNum13">
                <text:list-header>
                  <text:p text:style-name="P65">When you hit with a grapple, you may spend an inspiration to perform a special move based on the hit location</text:p>
                </text:list-header>
                <text:list-item>
                  <text:p text:style-name="P66">Head: Choke Hold<text:span text:style-name="T13">: You grapple the target and can do your muscle die as penetrating damage each round until the hold is broken</text:span></text:p>
                </text:list-item>
                <text:list-item>
                  <text:p text:style-name="P66">Arms: Pin<text:span text:style-name="T13">: You grapple the target and pin his arms, rendering him unable to attack or cast spells until the hold is broken</text:span></text:p>
                </text:list-item>
                <text:list-item>
                  <text:p text:style-name="P66">Chest: Throw<text:span text:style-name="T13">: You toss the target into an adjacent hex. He takes your strike damage and is prone</text:span></text:p>
                </text:list-item>
                <text:list-item>
                  <text:p text:style-name="P66">Legs: takedown<text:span text:style-name="T13">: The target is prone and you can choose to go prone and retain the grapple, or remain standing</text:span></text:p>
                </text:list-item>
              </text:list>
              <text:p text:style-name="P67"/>
              <text:p text:style-name="P67">If you roll x or higher on your hit roll, you need not spend an inspiration for your move</text:p>
              <text:list xml:id="list29644557" text:continue-numbering="true" text:style-name="WWNum13">
                <text:list-header>
                  <text:p text:style-name="P48"/>
                </text:list-header>
              </text:list>
            </table:table-cell>
          </table:table-row>
          <table:table-row table:style-name="Table29.1">
            <table:table-cell table:style-name="Table29.A1" office:value-type="string">
              <text:p text:style-name="P6">Zone of Control</text:p>
            </table:table-cell>
            <table:table-cell table:style-name="Table29.A1" office:value-type="string">
              <text:list xml:id="list29660257" text:continue-numbering="true" text:style-name="WWNum13">
                <text:list-item>
                  <text:p text:style-name="P48">As a melee fighter, you count as two combatants for purposes of engaging enemies and locking them in combat</text:p>
                </text:list-item>
                <text:list-item>
                  <text:p text:style-name="P48">You count as three combatants</text:p>
                </text:list-item>
              </text:list>
            </table:table-cell>
          </table:table-row>
        </table:table>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OpenSymbol" svg:font-family="OpenSymbol"/>
    <style:font-face style:name="Arial3" svg:font-family="Arial"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Pericles" svg:font-family="Pericles"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style:font-name-complex="Courier New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topher Magoun</meta:initial-creator>
    <dc:creator>Chris Magoun</dc:creator>
    <meta:editing-cycles>86</meta:editing-cycles>
    <meta:creation-date>2017-06-24T13:18:00</meta:creation-date>
    <dc:date>2017-07-15T09:46:27.08</dc:date>
    <meta:editing-duration>PT4H50M19S</meta:editing-duration>
    <meta:generator>OpenOffice/4.1.3$Win32 OpenOffice.org_project/413m1$Build-9783</meta:generator>
    <meta:document-statistic meta:table-count="39" meta:image-count="0" meta:object-count="0" meta:page-count="13" meta:paragraph-count="894" meta:word-count="5244" meta:character-count="2705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